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alibri" svg:font-family="Calibri, Arial" style:font-family-generic="roman"/>
    <style:font-face style:name="PalatinoTurk" svg:font-family="PalatinoTurk" style:font-pitch="variable"/>
    <style:font-face style:name="SnellRoundhandBold" svg:font-family="SnellRoundhandBold"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801cm" fo:margin-right="0cm" fo:margin-top="0cm" fo:margin-bottom="0cm" loext:contextual-spacing="false" fo:text-indent="0cm" style:auto-text-indent="false"/>
      <style:text-properties fo:color="#000000" style:font-name="DejaVu Sans" fo:font-size="10.5pt" fo:language="en" fo:country="GB" style:font-size-asian="10.5pt" style:font-name-complex="PalatinoTurk"/>
    </style:style>
    <style:style style:name="P2" style:family="paragraph" style:parent-style-name="ALINTI">
      <style:paragraph-properties fo:margin-left="0.801cm" fo:margin-right="0cm" fo:margin-top="0cm" fo:margin-bottom="0cm" loext:contextual-spacing="false" fo:text-indent="0cm" style:auto-text-indent="false"/>
      <style:text-properties fo:color="#000000" style:font-name="DejaVu Sans" fo:font-size="13pt" fo:language="en" fo:country="GB" fo:font-weight="bold" style:font-size-asian="13pt" style:font-weight-asian="bold" style:font-name-complex="PalatinoTurk" style:font-weight-complex="bold"/>
    </style:style>
    <style:style style:name="P3" style:family="paragraph" style:parent-style-name="ALINTI">
      <style:paragraph-properties fo:margin-left="0.801cm" fo:margin-right="0cm" fo:margin-top="0cm" fo:margin-bottom="0cm" loext:contextual-spacing="false" fo:text-indent="0cm" style:auto-text-indent="false"/>
      <style:text-properties style:font-name="DejaVu Sans"/>
    </style:style>
    <style:style style:name="P4" style:family="paragraph" style:parent-style-name="AYET_20_ALT">
      <style:text-properties fo:color="#000000" style:font-name="DejaVu Sans" fo:font-size="10.5pt" fo:language="en" fo:country="GB" style:font-size-asian="10.5pt" style:font-name-complex="PalatinoTurk"/>
    </style:style>
    <style:style style:name="P5" style:family="paragraph" style:parent-style-name="AYET_20_ALT">
      <style:text-properties fo:color="#000000" style:font-name="DejaVu Sans" fo:font-size="10.5pt" fo:language="en" fo:country="GB" fo:font-weight="bold" style:font-size-asian="10.5pt" style:font-weight-asian="bold" style:font-name-complex="PalatinoTurk" style:font-weight-complex="bold"/>
    </style:style>
    <style:style style:name="P6" style:family="paragraph" style:parent-style-name="AYET_20_ALT">
      <style:text-properties fo:color="#000000" style:font-name="DejaVu Sans" fo:font-size="10.5pt" fo:language="en" fo:country="GB" fo:font-weight="bold" style:font-size-asian="10.5pt" style:font-weight-asian="bold" style:font-name-complex="Verdana" style:font-weight-complex="bold"/>
    </style:style>
    <style:style style:name="P7" style:family="paragraph" style:parent-style-name="AYET_20_ALT">
      <style:text-properties style:font-name="DejaVu Sans"/>
    </style:style>
    <style:style style:name="P8" style:family="paragraph" style:parent-style-name="AYET_20_ÜKÜARA">
      <style:text-properties fo:color="#000000" style:font-name="DejaVu Sans" fo:font-size="10.5pt" fo:language="en" fo:country="GB" fo:font-weight="bold" style:font-size-asian="10.5pt" style:font-weight-asian="bold" style:font-name-complex="PalatinoTurk" style:font-weight-complex="bold"/>
    </style:style>
    <style:style style:name="P9" style:family="paragraph" style:parent-style-name="AYET_20_ÜKÜARA">
      <style:text-properties style:font-name="DejaVu Sans" fo:font-weight="bold" style:font-weight-asian="bold"/>
    </style:style>
    <style:style style:name="P10" style:family="paragraph" style:parent-style-name="AYET_20__2020_ST">
      <style:text-properties fo:color="#000000" style:font-name="DejaVu Sans" fo:font-size="10.5pt" fo:language="en" fo:country="GB" fo:font-weight="bold" style:font-size-asian="10.5pt" style:font-weight-asian="bold" style:font-name-complex="PalatinoTurk" style:font-weight-complex="bold"/>
    </style:style>
    <style:style style:name="P11" style:family="paragraph" style:parent-style-name="AYET_20__2020_ST">
      <style:text-properties fo:color="#000000" style:font-name="DejaVu Sans" fo:font-size="10.5pt" fo:language="en" fo:country="GB" style:font-size-asian="10.5pt" style:font-name-complex="PalatinoTurk"/>
    </style:style>
    <style:style style:name="P12" style:family="paragraph" style:parent-style-name="AYET_20__2020_ST">
      <style:text-properties fo:color="#000000" style:font-name="DejaVu Sans" fo:font-size="10.5pt" fo:letter-spacing="-0.009cm" fo:language="en" fo:country="GB" fo:font-weight="bold" style:font-size-asian="10.5pt" style:font-weight-asian="bold" style:font-name-complex="PalatinoTurk" style:font-weight-complex="bold"/>
    </style:style>
    <style:style style:name="P13" style:family="paragraph" style:parent-style-name="Alt_20_alt_20_baslik">
      <style:text-properties fo:color="#000000" style:font-name="DejaVu Sans" fo:font-size="10.5pt" fo:language="en" fo:country="GB" style:font-size-asian="10.5pt" style:font-name-complex="PalatinoTurk"/>
    </style:style>
    <style:style style:name="P14" style:family="paragraph" style:parent-style-name="Alt_20_alt_20_baslik">
      <style:text-properties fo:color="#000000" style:font-name="DejaVu Sans" fo:font-size="13pt" fo:language="en" fo:country="GB" fo:font-style="italic" fo:font-weight="bold" style:font-size-asian="13pt" style:font-style-asian="italic" style:font-weight-asian="bold" style:font-name-complex="PalatinoTurk" style:font-style-complex="italic" style:font-weight-complex="bold"/>
    </style:style>
    <style:style style:name="P15" style:family="paragraph" style:parent-style-name="Alt_20_alt_20_baslik">
      <style:text-properties style:font-name="DejaVu Sans"/>
    </style:style>
    <style:style style:name="P16" style:family="paragraph" style:parent-style-name="BASLIK">
      <style:text-properties style:font-name="DejaVu Sans" fo:font-size="14pt" fo:font-weight="bold" style:font-size-asian="14pt" style:font-weight-asian="bold"/>
    </style:style>
    <style:style style:name="P17" style:family="paragraph" style:parent-style-name="B_2020_Y_2020_K_20_BASLIK">
      <style:text-properties fo:color="#000000" style:font-name="DejaVu Sans" fo:font-size="10.5pt" fo:language="en" fo:country="GB" style:font-size-asian="10.5pt" style:font-name-complex="PalatinoTurk"/>
    </style:style>
    <style:style style:name="P18" style:family="paragraph" style:parent-style-name="B_2020_Y_2020_K_20_BASLIK">
      <style:text-properties fo:color="#000000" style:font-name="DejaVu Sans" fo:font-size="13pt" fo:language="en" fo:country="GB" fo:font-weight="bold" style:font-size-asian="13pt" style:font-weight-asian="bold" style:font-name-complex="PalatinoTurk" style:font-weight-complex="bold"/>
    </style:style>
    <style:style style:name="P19" style:family="paragraph" style:parent-style-name="Heading_20_1">
      <style:text-properties style:font-name="DejaVu Sans"/>
    </style:style>
    <style:style style:name="P20" style:family="paragraph" style:parent-style-name="Heading_20_1">
      <style:paragraph-properties fo:text-align="center" style:justify-single-word="false"/>
      <style:text-properties style:font-name="DejaVu Sans"/>
    </style:style>
    <style:style style:name="P21" style:family="paragraph" style:parent-style-name="Heading_20_1">
      <style:text-properties style:font-name="DejaVu Sans" fo:font-size="10.5pt" fo:language="en" fo:country="GB" style:font-size-asian="10.5pt" style:font-name-complex="PalatinoTurk"/>
    </style:style>
    <style:style style:name="P22" style:family="paragraph" style:parent-style-name="Heading_20_1">
      <style:paragraph-properties fo:break-before="page"/>
      <style:text-properties style:font-name="DejaVu Sans" fo:language="en" fo:country="GB"/>
    </style:style>
    <style:style style:name="P23" style:family="paragraph" style:parent-style-name="Heading_20_1" style:master-page-name="Standard">
      <style:paragraph-properties fo:text-align="center" style:justify-single-word="false" style:page-number="auto"/>
      <style:text-properties style:font-name="DejaVu Sans" fo:language="en" fo:country="GB"/>
    </style:style>
    <style:style style:name="P24" style:family="paragraph" style:parent-style-name="Heading_20_2">
      <style:text-properties style:font-name="DejaVu Sans" fo:language="en" fo:country="GB"/>
    </style:style>
    <style:style style:name="P25" style:family="paragraph" style:parent-style-name="Standard">
      <style:text-properties style:font-name="DejaVu Sans"/>
    </style:style>
    <style:style style:name="P26" style:family="paragraph" style:parent-style-name="Standard">
      <style:text-properties style:font-name="DejaVu Sans" fo:language="en" fo:country="GB"/>
    </style:style>
    <style:style style:name="P27" style:family="paragraph" style:parent-style-name="Standard">
      <style:paragraph-properties fo:line-height="0.582cm" fo:text-align="justify" style:justify-single-word="false"/>
      <style:text-properties style:font-name="DejaVu Sans"/>
    </style:style>
    <style:style style:name="P28" style:family="paragraph" style:parent-style-name="Standard">
      <style:paragraph-properties fo:line-height="0.582cm" fo:text-align="justify" style:justify-single-word="false"/>
      <style:text-properties style:font-name="DejaVu Sans" fo:font-size="10.5pt" fo:language="en" fo:country="GB" style:font-size-asian="10.5pt" style:font-name-complex="PalatinoTurk"/>
    </style:style>
    <style:style style:name="P29" style:family="paragraph" style:parent-style-name="Standard">
      <style:paragraph-properties fo:line-height="0.564cm"/>
      <style:text-properties style:font-name="DejaVu Sans" fo:font-size="13pt" fo:language="en" fo:country="GB" fo:font-style="italic" fo:font-weight="bold" style:font-size-asian="13pt" style:font-style-asian="italic" style:font-weight-asian="bold" style:font-name-complex="PalatinoTurk" style:font-style-complex="italic" style:font-weight-complex="bold"/>
    </style:style>
    <style:style style:name="P30" style:family="paragraph" style:parent-style-name="Standard">
      <style:paragraph-properties fo:line-height="0.564cm"/>
      <style:text-properties style:font-name="DejaVu Sans" fo:font-size="13pt" fo:language="en" fo:country="GB" fo:font-style="italic" style:text-underline-style="solid" style:text-underline-width="auto" style:text-underline-color="font-color" fo:font-weight="bold" style:font-size-asian="13pt" style:font-style-asian="italic" style:font-weight-asian="bold" style:font-name-complex="PalatinoTurk" style:font-style-complex="italic" style:font-weight-complex="bold"/>
    </style:style>
    <style:style style:name="P31" style:family="paragraph" style:parent-style-name="Standard">
      <style:paragraph-properties fo:line-height="0.564cm"/>
      <style:text-properties style:font-name="DejaVu Sans" fo:font-size="13pt" fo:language="en" fo:country="GB" fo:font-weight="bold" style:font-size-asian="13pt" style:font-weight-asian="bold" style:font-name-complex="PalatinoTurk" style:font-weight-complex="bold"/>
    </style:style>
    <style:style style:name="P32" style:family="paragraph" style:parent-style-name="Standard">
      <style:paragraph-properties fo:line-height="0.564cm">
        <style:tab-stops>
          <style:tab-stop style:position="5.466cm"/>
        </style:tab-stops>
      </style:paragraph-properties>
      <style:text-properties style:font-name="DejaVu Sans" fo:font-size="13pt" fo:language="en" fo:country="GB" fo:font-weight="bold" style:font-size-asian="13pt" style:font-weight-asian="bold" style:font-name-complex="PalatinoTurk" style:font-weight-complex="bold"/>
    </style:style>
    <style:style style:name="P33" style:family="paragraph" style:parent-style-name="Standard">
      <style:paragraph-properties fo:line-height="0.847cm"/>
      <style:text-properties style:font-name="DejaVu Sans"/>
    </style:style>
    <style:style style:name="P34" style:family="paragraph" style:parent-style-name="Standard">
      <style:paragraph-properties fo:margin-left="0cm" fo:margin-right="0cm" fo:line-height="0.582cm" fo:text-align="justify" style:justify-single-word="false" fo:text-indent="0.499cm" style:auto-text-indent="false"/>
      <style:text-properties fo:color="#000000" style:font-name="DejaVu Sans" fo:font-size="10.5pt" fo:language="en" fo:country="GB" style:font-size-asian="10.5pt" style:font-name-complex="PalatinoTurk"/>
    </style:style>
    <style:style style:name="P35" style:family="paragraph" style:parent-style-name="Standard">
      <style:paragraph-properties fo:margin-left="0cm" fo:margin-right="0cm" fo:line-height="0.582cm" fo:text-align="justify" style:justify-single-word="false" fo:text-indent="0.499cm" style:auto-text-indent="false"/>
      <style:text-properties fo:color="#000000" style:font-name="DejaVu Sans" fo:font-size="13pt" fo:language="en" fo:country="GB" fo:font-style="italic" fo:font-weight="bold" style:font-size-asian="13pt" style:font-style-asian="italic" style:font-weight-asian="bold" style:font-name-complex="PalatinoTurk" style:font-style-complex="italic" style:font-weight-complex="bold"/>
    </style:style>
    <style:style style:name="P36" style:family="paragraph" style:parent-style-name="Standard">
      <style:paragraph-properties fo:margin-left="0cm" fo:margin-right="0cm" fo:line-height="0.582cm" fo:text-align="justify" style:justify-single-word="false" fo:text-indent="0.499cm" style:auto-text-indent="false"/>
      <style:text-properties style:font-name="DejaVu Sans" fo:font-size="10.5pt" fo:language="en" fo:country="GB" style:font-size-asian="10.5pt" style:font-name-complex="PalatinoTurk"/>
    </style:style>
    <style:style style:name="P37" style:family="paragraph" style:parent-style-name="Standard">
      <style:paragraph-properties fo:margin-left="0cm" fo:margin-right="0cm" fo:line-height="0.582cm" fo:text-align="justify" style:justify-single-word="false" fo:text-indent="0.499cm" style:auto-text-indent="false"/>
      <style:text-properties style:font-name="DejaVu Sans" fo:font-size="10.5pt" fo:language="en" fo:country="GB" style:font-size-asian="10.5pt" style:font-name-complex="Verdana"/>
    </style:style>
    <style:style style:name="P38" style:family="paragraph" style:parent-style-name="Standard">
      <style:paragraph-properties fo:margin-left="0cm" fo:margin-right="0cm" fo:line-height="0.582cm" fo:text-align="justify" style:justify-single-word="false" fo:text-indent="0.499cm" style:auto-text-indent="false"/>
      <style:text-properties style:font-name="DejaVu Sans" fo:font-size="10.5pt" fo:language="en" fo:country="GB" fo:font-weight="bold" style:font-size-asian="10.5pt" style:font-weight-asian="bold" style:font-name-complex="PalatinoTurk" style:font-weight-complex="bold"/>
    </style:style>
    <style:style style:name="P39" style:family="paragraph" style:parent-style-name="Standard">
      <style:paragraph-properties fo:margin-left="0cm" fo:margin-right="0cm" fo:line-height="0.582cm" fo:text-align="justify" style:justify-single-word="false" fo:text-indent="0.499cm" style:auto-text-indent="false"/>
      <style:text-properties style:font-name="DejaVu Sans" fo:font-size="10.5pt" fo:letter-spacing="-0.009cm" fo:language="en" fo:country="GB" fo:font-weight="bold" style:font-size-asian="10.5pt" style:font-weight-asian="bold" style:font-name-complex="PalatinoTurk" style:font-weight-complex="bold"/>
    </style:style>
    <style:style style:name="P40" style:family="paragraph" style:parent-style-name="Standard">
      <style:paragraph-properties fo:margin-left="0cm" fo:margin-right="0cm" fo:line-height="0.582cm" fo:text-align="justify" style:justify-single-word="false" fo:text-indent="0.499cm" style:auto-text-indent="false"/>
      <style:text-properties style:font-name="DejaVu Sans" fo:font-size="10.5pt" fo:letter-spacing="-0.009cm" fo:language="en" fo:country="GB" style:font-size-asian="10.5pt" style:font-name-complex="PalatinoTurk"/>
    </style:style>
    <style:style style:name="P41" style:family="paragraph" style:parent-style-name="Standard">
      <style:paragraph-properties fo:margin-left="0cm" fo:margin-right="0cm" fo:line-height="0.582cm" fo:text-align="justify" style:justify-single-word="false" fo:text-indent="0.499cm" style:auto-text-indent="false"/>
      <style:text-properties style:font-name="DejaVu Sans" fo:font-size="10.5pt" fo:letter-spacing="-0.018cm" fo:language="en" fo:country="GB" style:font-size-asian="10.5pt" style:font-name-complex="PalatinoTurk"/>
    </style:style>
    <style:style style:name="P42" style:family="paragraph" style:parent-style-name="Standard">
      <style:paragraph-properties fo:margin-left="0cm" fo:margin-right="0cm" fo:line-height="0.582cm" fo:text-align="justify" style:justify-single-word="false" fo:text-indent="0.499cm" style:auto-text-indent="false"/>
      <style:text-properties style:font-name="DejaVu Sans" fo:font-size="10.5pt" fo:letter-spacing="-0.018cm" fo:language="en" fo:country="GB" fo:font-weight="bold" style:font-size-asian="10.5pt" style:font-weight-asian="bold" style:font-name-complex="PalatinoTurk" style:font-weight-complex="bold"/>
    </style:style>
    <style:style style:name="P43" style:family="paragraph" style:parent-style-name="Standard">
      <style:paragraph-properties fo:margin-left="0cm" fo:margin-right="0cm" fo:line-height="0.582cm" fo:text-align="justify" style:justify-single-word="false" fo:text-indent="0.499cm" style:auto-text-indent="false"/>
      <style:text-properties style:font-name="DejaVu Sans"/>
    </style:style>
    <style:style style:name="P44" style:family="paragraph" style:parent-style-name="Standard">
      <style:paragraph-properties fo:margin-left="0cm" fo:margin-right="0cm" fo:line-height="0.582cm" fo:text-align="justify" style:justify-single-word="false" fo:text-indent="0.499cm" style:auto-text-indent="false"/>
      <style:text-properties style:font-name="DejaVu Sans" fo:font-size="13pt" fo:language="en" fo:country="GB" fo:font-weight="bold" style:font-size-asian="13pt" style:font-weight-asian="bold" style:font-name-complex="PalatinoTurk" style:font-weight-complex="bold"/>
    </style:style>
    <style:style style:name="P45" style:family="paragraph" style:parent-style-name="Standard">
      <style:paragraph-properties fo:margin-left="0cm" fo:margin-right="0cm" fo:line-height="0.582cm" fo:text-align="justify" style:justify-single-word="false" fo:text-indent="0.499cm" style:auto-text-indent="false"/>
      <style:text-properties style:font-name="DejaVu Sans" fo:font-size="13pt" fo:language="en" fo:country="GB" fo:font-style="italic" fo:font-weight="bold" style:font-size-asian="13pt" style:font-style-asian="italic" style:font-weight-asian="bold" style:font-name-complex="PalatinoTurk" style:font-style-complex="italic" style:font-weight-complex="bold"/>
    </style:style>
    <style:style style:name="P46" style:family="paragraph" style:parent-style-name="Standard">
      <style:paragraph-properties fo:margin-left="0cm" fo:margin-right="0cm" fo:line-height="0.582cm" fo:text-align="justify" style:justify-single-word="false" fo:text-indent="0.499cm" style:auto-text-indent="false"/>
      <style:text-properties style:font-name="DejaVu Sans" fo:language="en" fo:country="GB" style:font-name-complex="Verdana"/>
    </style:style>
    <style:style style:name="P47" style:family="paragraph" style:parent-style-name="Standard">
      <style:paragraph-properties fo:margin-left="0cm" fo:margin-right="0cm" fo:line-height="0.582cm" fo:text-align="justify" style:justify-single-word="false" fo:text-indent="0.499cm" style:auto-text-indent="false"/>
      <style:text-properties style:font-name="DejaVu Sans" fo:language="en" fo:country="GB" style:font-name-asian="Verdana" style:font-name-complex="Verdana"/>
    </style:style>
    <style:style style:name="P48" style:family="paragraph" style:parent-style-name="Standard">
      <style:paragraph-properties fo:margin-top="0.071cm" fo:margin-bottom="0.071cm" loext:contextual-spacing="false" fo:line-height="0.564cm"/>
      <style:text-properties style:font-name="DejaVu Sans" fo:font-size="13pt" fo:language="en" fo:country="GB" fo:font-weight="bold" style:font-size-asian="13pt" style:font-weight-asian="bold" style:font-name-complex="PalatinoTurk" style:font-weight-complex="bold"/>
    </style:style>
    <style:style style:name="P49" style:family="paragraph" style:parent-style-name="Standard">
      <style:paragraph-properties fo:margin-top="0.071cm" fo:margin-bottom="0.071cm" loext:contextual-spacing="false" fo:line-height="0.564cm"/>
      <style:text-properties style:font-name="DejaVu Sans" fo:font-size="13pt" fo:language="en" fo:country="GB" fo:font-style="italic" style:text-underline-style="solid" style:text-underline-width="auto" style:text-underline-color="font-color" fo:font-weight="bold" style:font-size-asian="13pt" style:font-style-asian="italic" style:font-weight-asian="bold" style:font-name-complex="PalatinoTurk" style:font-style-complex="italic" style:font-weight-complex="bold"/>
    </style:style>
    <style:style style:name="P50" style:family="paragraph" style:parent-style-name="Standard">
      <style:paragraph-properties fo:margin-left="0.499cm" fo:margin-right="0cm" fo:margin-top="0.071cm" fo:margin-bottom="0.071cm" loext:contextual-spacing="false" fo:line-height="0.564cm" fo:text-align="justify" style:justify-single-word="false" fo:text-indent="0cm" style:auto-text-indent="false"/>
      <style:text-properties style:font-name="DejaVu Sans" fo:font-size="10.5pt" fo:language="en" fo:country="GB" fo:font-weight="bold" style:font-size-asian="10.5pt" style:font-weight-asian="bold" style:font-name-complex="PalatinoTurk" style:font-weight-complex="bold"/>
    </style:style>
    <style:style style:name="P51" style:family="paragraph" style:parent-style-name="Standard">
      <style:paragraph-properties fo:margin-left="0.499cm" fo:margin-right="0cm" fo:margin-top="0.071cm" fo:margin-bottom="0.071cm" loext:contextual-spacing="false" fo:line-height="0.564cm" fo:text-align="justify" style:justify-single-word="false" fo:text-indent="0cm" style:auto-text-indent="false"/>
      <style:text-properties style:font-name="DejaVu Sans" fo:font-size="10.5pt" fo:language="en" fo:country="GB" fo:font-weight="bold" style:font-size-asian="10.5pt" style:font-weight-asian="bold" style:font-name-complex="Verdana" style:font-weight-complex="bold"/>
    </style:style>
    <style:style style:name="P52" style:family="paragraph" style:parent-style-name="Standard">
      <style:paragraph-properties fo:margin-left="0.499cm" fo:margin-right="0cm" fo:margin-top="0.071cm" fo:margin-bottom="0.071cm" loext:contextual-spacing="false" fo:line-height="0.564cm" fo:text-align="justify" style:justify-single-word="false" fo:text-indent="0cm" style:auto-text-indent="false"/>
      <style:text-properties style:font-name="DejaVu Sans" fo:font-size="10.5pt" fo:language="en" fo:country="GB" style:font-size-asian="10.5pt" style:font-name-complex="PalatinoTurk"/>
    </style:style>
    <style:style style:name="P53" style:family="paragraph" style:parent-style-name="Standard">
      <style:paragraph-properties fo:margin-left="0.499cm" fo:margin-right="0cm" fo:margin-top="0.071cm" fo:margin-bottom="0.071cm" loext:contextual-spacing="false" fo:line-height="0.564cm" fo:text-align="justify" style:justify-single-word="false" fo:text-indent="0cm" style:auto-text-indent="false"/>
      <style:text-properties style:font-name="DejaVu Sans"/>
    </style:style>
    <style:style style:name="P54" style:family="paragraph" style:parent-style-name="Standard">
      <style:paragraph-properties fo:margin-left="0.499cm" fo:margin-right="0cm" fo:margin-top="0.071cm" fo:margin-bottom="0.071cm" loext:contextual-spacing="false" fo:line-height="0.564cm" fo:text-align="justify" style:justify-single-word="false" fo:text-indent="0cm" style:auto-text-indent="false"/>
      <style:text-properties style:font-name="DejaVu Sans" fo:font-size="13pt" fo:language="en" fo:country="GB" fo:font-style="italic" style:text-underline-style="solid" style:text-underline-width="auto" style:text-underline-color="font-color" fo:font-weight="bold" style:font-size-asian="13pt" style:font-style-asian="italic" style:font-weight-asian="bold" style:font-name-complex="PalatinoTurk" style:font-style-complex="italic" style:font-weight-complex="bold"/>
    </style:style>
    <style:style style:name="P55" style:family="paragraph" style:parent-style-name="Standard">
      <style:paragraph-properties fo:margin-left="0.499cm" fo:margin-right="0cm" fo:margin-top="0.071cm" fo:margin-bottom="0.071cm" loext:contextual-spacing="false" fo:line-height="0.564cm" fo:text-align="justify" style:justify-single-word="false" fo:text-indent="0cm" style:auto-text-indent="false"/>
      <style:text-properties style:font-name="DejaVu Sans" fo:font-size="40pt" fo:letter-spacing="0.088cm" fo:language="en" fo:country="GB" fo:font-weight="bold" style:font-size-asian="40pt" style:font-weight-asian="bold" style:font-name-complex="SnellRoundhandBold" style:font-weight-complex="bold"/>
    </style:style>
    <style:style style:name="P56" style:family="paragraph" style:parent-style-name="Standard">
      <style:paragraph-properties fo:margin-left="0.499cm" fo:margin-right="0cm" fo:margin-top="0.071cm" fo:margin-bottom="0.071cm" loext:contextual-spacing="false" fo:line-height="0.564cm" fo:text-align="justify" style:justify-single-word="false" fo:text-indent="0cm" style:auto-text-indent="false" fo:break-before="page"/>
      <style:text-properties style:font-name="DejaVu Sans" fo:font-size="13pt" fo:language="en" fo:country="GB" fo:font-style="italic" fo:font-weight="bold" style:font-size-asian="13pt" style:font-style-asian="italic" style:font-weight-asian="bold" style:font-name-complex="PalatinoTurk" style:font-style-complex="italic" style:font-weight-complex="bold"/>
    </style:style>
    <style:style style:name="P57" style:family="paragraph" style:parent-style-name="Standard">
      <style:paragraph-properties fo:margin-left="0.9cm" fo:margin-right="0.6cm" fo:margin-top="0cm" fo:margin-bottom="0.199cm" loext:contextual-spacing="false" fo:line-height="0.564cm" fo:text-indent="0cm" style:auto-text-indent="false"/>
      <style:text-properties style:font-name="DejaVu Sans" fo:font-size="10.5pt" fo:language="en" fo:country="GB" style:font-size-asian="10.5pt" style:font-name-complex="PalatinoTurk"/>
    </style:style>
    <style:style style:name="P58" style:family="paragraph" style:parent-style-name="Standard">
      <style:paragraph-properties fo:margin-left="0.9cm" fo:margin-right="0.6cm" fo:margin-top="0cm" fo:margin-bottom="0.199cm" loext:contextual-spacing="false" fo:line-height="0.635cm" fo:text-align="center" style:justify-single-word="false" fo:text-indent="0cm" style:auto-text-indent="false"/>
      <style:text-properties style:font-name="DejaVu Sans" fo:font-size="10.5pt" fo:language="en" fo:country="GB" style:font-size-asian="10.5pt" style:font-name-complex="PalatinoTurk"/>
    </style:style>
    <style:style style:name="P59" style:family="paragraph" style:parent-style-name="Standard">
      <style:paragraph-properties fo:margin-left="0.9cm" fo:margin-right="0.6cm" fo:margin-top="0cm" fo:margin-bottom="0.199cm" loext:contextual-spacing="false" fo:line-height="0.564cm" fo:text-indent="0cm" style:auto-text-indent="false"/>
      <style:text-properties style:font-name="DejaVu Sans" fo:font-size="13pt" fo:language="en" fo:country="GB" fo:font-weight="bold" style:font-size-asian="13pt" style:font-weight-asian="bold" style:font-name-complex="PalatinoTurk" style:font-weight-complex="bold"/>
    </style:style>
    <style:style style:name="P60" style:family="paragraph" style:parent-style-name="Standard">
      <style:paragraph-properties fo:margin-left="0cm" fo:margin-right="0cm" fo:line-height="0.582cm" fo:text-align="justify" style:justify-single-word="false" fo:text-indent="0.801cm" style:auto-text-indent="false"/>
      <style:text-properties fo:color="#000000" style:font-name="DejaVu Sans" fo:font-size="10.5pt" fo:language="en" fo:country="GB" style:font-size-asian="10.5pt" style:font-name-complex="PalatinoTurk"/>
    </style:style>
    <style:style style:name="P61" style:family="paragraph" style:parent-style-name="Standard">
      <style:paragraph-properties fo:margin-left="0cm" fo:margin-right="0cm" fo:line-height="0.582cm" fo:text-align="justify" style:justify-single-word="false" fo:text-indent="0.801cm" style:auto-text-indent="false"/>
      <style:text-properties fo:color="#000000" style:font-name="DejaVu Sans" fo:font-size="10.5pt" fo:language="en" fo:country="GB" fo:font-style="italic" style:font-size-asian="10.5pt" style:font-style-asian="italic" style:font-name-complex="PalatinoTurk" style:font-style-complex="italic"/>
    </style:style>
    <style:style style:name="P62" style:family="paragraph" style:parent-style-name="Standard">
      <style:paragraph-properties fo:margin-left="0cm" fo:margin-right="0cm" fo:line-height="0.582cm" fo:text-align="justify" style:justify-single-word="false" fo:text-indent="0.801cm" style:auto-text-indent="false"/>
      <style:text-properties style:font-name="DejaVu Sans" fo:font-size="10.5pt" fo:language="en" fo:country="GB" style:font-size-asian="10.5pt" style:font-name-complex="PalatinoTurk"/>
    </style:style>
    <style:style style:name="P63" style:family="paragraph" style:parent-style-name="Standard">
      <style:paragraph-properties fo:margin-left="0cm" fo:margin-right="0cm" fo:line-height="0.582cm" fo:text-align="justify" style:justify-single-word="false" fo:text-indent="0.801cm" style:auto-text-indent="false"/>
      <style:text-properties style:font-name="DejaVu Sans" fo:font-size="10.5pt" fo:language="en" fo:country="GB" fo:font-style="italic" style:font-size-asian="10.5pt" style:font-style-asian="italic" style:font-name-complex="PalatinoTurk" style:font-style-complex="italic"/>
    </style:style>
    <style:style style:name="P64" style:family="paragraph" style:parent-style-name="Standard">
      <style:paragraph-properties fo:margin-left="0cm" fo:margin-right="0cm" fo:line-height="0.582cm" fo:text-align="justify" style:justify-single-word="false" fo:text-indent="0.801cm" style:auto-text-indent="false"/>
      <style:text-properties style:font-name="DejaVu Sans" fo:font-size="10.5pt" fo:language="en" fo:country="GB" fo:font-weight="bold" style:font-size-asian="10.5pt" style:font-weight-asian="bold" style:font-name-complex="PalatinoTurk" style:font-weight-complex="bold"/>
    </style:style>
    <style:style style:name="P65" style:family="paragraph" style:parent-style-name="Standard">
      <style:paragraph-properties fo:margin-left="0cm" fo:margin-right="0cm" fo:line-height="0.582cm" fo:text-align="justify" style:justify-single-word="false" fo:text-indent="0.801cm" style:auto-text-indent="false"/>
      <style:text-properties style:font-name="DejaVu Sans" fo:font-size="13pt" fo:letter-spacing="-0.018cm" fo:language="en" fo:country="GB" fo:font-weight="bold" style:font-size-asian="13pt" style:font-weight-asian="bold" style:font-name-complex="PalatinoTurk" style:font-weight-complex="bold"/>
    </style:style>
    <style:style style:name="P66" style:family="paragraph" style:parent-style-name="Standard">
      <style:paragraph-properties fo:margin-left="0cm" fo:margin-right="0cm" fo:line-height="0.582cm" fo:text-align="justify" style:justify-single-word="false" fo:text-indent="0.801cm" style:auto-text-indent="false"/>
      <style:text-properties style:font-name="DejaVu Sans" fo:font-size="13pt" fo:language="en" fo:country="GB" fo:font-weight="bold" style:font-size-asian="13pt" style:font-weight-asian="bold" style:font-name-complex="PalatinoTurk" style:font-weight-complex="bold"/>
    </style:style>
    <style:style style:name="P67" style:family="paragraph" style:parent-style-name="Standard">
      <style:paragraph-properties fo:margin-left="0cm" fo:margin-right="0cm" fo:line-height="0.582cm" fo:text-align="justify" style:justify-single-word="false" fo:text-indent="0.801cm" style:auto-text-indent="false"/>
      <style:text-properties style:font-name="DejaVu Sans"/>
    </style:style>
    <style:style style:name="P68" style:family="paragraph" style:parent-style-name="Standard">
      <style:paragraph-properties fo:margin-left="0cm" fo:margin-right="0cm" fo:margin-top="0cm" fo:margin-bottom="0.101cm" loext:contextual-spacing="false" fo:line-height="0.6cm" fo:text-indent="0.801cm" style:auto-text-indent="false"/>
      <style:text-properties style:font-name="DejaVu Sans"/>
    </style:style>
    <style:style style:name="P69" style:family="paragraph" style:parent-style-name="Standard">
      <style:paragraph-properties fo:margin-left="0.801cm" fo:margin-right="0cm" fo:margin-top="0.101cm" fo:margin-bottom="0.101cm" loext:contextual-spacing="false" fo:line-height="0.582cm" fo:text-align="justify" style:justify-single-word="false" fo:text-indent="0cm" style:auto-text-indent="false"/>
      <style:text-properties style:font-name="DejaVu Sans" fo:font-size="10.5pt" fo:language="en" fo:country="GB" fo:font-weight="bold" style:font-size-asian="10.5pt" style:font-weight-asian="bold" style:font-name-complex="PalatinoTurk" style:font-weight-complex="bold"/>
    </style:style>
    <style:style style:name="P70" style:family="paragraph" style:parent-style-name="Standard">
      <style:paragraph-properties fo:margin-left="0.801cm" fo:margin-right="0cm" fo:margin-top="0.101cm" fo:margin-bottom="0.101cm" loext:contextual-spacing="false" fo:line-height="0.582cm" fo:text-align="justify" style:justify-single-word="false" fo:text-indent="0cm" style:auto-text-indent="false"/>
      <style:text-properties style:font-name="DejaVu Sans" fo:font-size="10.5pt" fo:language="en" fo:country="GB" style:font-size-asian="10.5pt" style:font-name-complex="PalatinoTurk"/>
    </style:style>
    <style:style style:name="P71" style:family="paragraph" style:parent-style-name="Standard">
      <style:paragraph-properties fo:margin-left="0.801cm" fo:margin-right="0cm" fo:margin-top="0.101cm" fo:margin-bottom="0.101cm" loext:contextual-spacing="false" fo:line-height="0.582cm" fo:text-align="justify" style:justify-single-word="false" fo:text-indent="0cm" style:auto-text-indent="false"/>
      <style:text-properties style:font-name="DejaVu Sans"/>
    </style:style>
    <style:style style:name="P72" style:family="paragraph" style:parent-style-name="alt_20_baslik">
      <style:text-properties fo:color="#000000" style:font-name="DejaVu Sans" fo:font-size="10.5pt" fo:language="en" fo:country="GB" style:font-size-asian="10.5pt" style:font-name-complex="PalatinoTurk"/>
    </style:style>
    <style:style style:name="P73" style:family="paragraph" style:parent-style-name="alt_20_baslik">
      <style:text-properties fo:color="#000000" style:font-name="DejaVu Sans" fo:font-size="10.5pt" fo:language="en" fo:country="GB" fo:font-weight="bold" style:font-size-asian="10.5pt" style:font-weight-asian="bold" style:font-name-complex="PalatinoTurk" style:font-weight-complex="bold"/>
    </style:style>
    <style:style style:name="P74" style:family="paragraph" style:parent-style-name="alt_20_baslik">
      <style:text-properties fo:color="#000000" style:font-name="DejaVu Sans" fo:font-size="13pt" fo:language="en" fo:country="GB" fo:font-weight="bold" style:font-size-asian="13pt" style:font-weight-asian="bold" style:font-name-complex="PalatinoTurk" style:font-weight-complex="bold"/>
    </style:style>
    <style:style style:name="P75" style:family="paragraph" style:parent-style-name="alt_20_baslik">
      <style:text-properties style:font-name="DejaVu Sans"/>
    </style:style>
    <style:style style:name="P76" style:family="paragraph" style:parent-style-name="alt_20_baslik">
      <style:paragraph-properties fo:margin-top="0.199cm" fo:margin-bottom="0cm" loext:contextual-spacing="false" fo:text-align="start" style:justify-single-word="false"/>
      <style:text-properties fo:color="#000000" style:font-name="DejaVu Sans" fo:font-size="10.5pt" fo:language="en" fo:country="GB" style:font-size-asian="10.5pt" style:font-name-complex="PalatinoTurk"/>
    </style:style>
    <style:style style:name="P77" style:family="paragraph" style:parent-style-name="alt_20_baslik_20_alt">
      <style:text-properties fo:color="#000000" style:font-name="DejaVu Sans" fo:font-size="10.5pt" fo:language="en" fo:country="GB" style:font-size-asian="10.5pt" style:font-name-complex="PalatinoTurk"/>
    </style:style>
    <style:style style:name="P78" style:family="paragraph" style:parent-style-name="alt_20_baslik_20_alt">
      <style:text-properties fo:color="#000000" style:font-name="DejaVu Sans" fo:font-size="10.5pt" fo:language="en" fo:country="GB" fo:font-weight="bold" style:font-size-asian="10.5pt" style:font-weight-asian="bold" style:font-name-complex="PalatinoTurk" style:font-weight-complex="bold"/>
    </style:style>
    <style:style style:name="P79" style:family="paragraph" style:parent-style-name="cizgilialtbaslik">
      <style:text-properties fo:color="#000000" style:font-name="DejaVu Sans" fo:font-size="10.5pt" fo:language="en" fo:country="GB" style:font-size-asian="10.5pt" style:font-name-complex="PalatinoTurk"/>
    </style:style>
    <style:style style:name="P80" style:family="paragraph" style:parent-style-name="cizgilialtbaslik">
      <style:text-properties style:font-name="DejaVu Sans"/>
    </style:style>
    <style:style style:name="P81" style:family="paragraph" style:parent-style-name="metin_20_yazi">
      <style:text-properties style:font-name="DejaVu Sans"/>
    </style:style>
    <style:style style:name="T1" style:family="text">
      <style:text-properties fo:language="en" fo:country="GB"/>
    </style:style>
    <style:style style:name="T2" style:family="text">
      <style:text-properties fo:language="en" fo:country="GB" style:font-name-complex="Verdana"/>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style>
    <style:style style:name="T6" style:family="text">
      <style:text-properties fo:font-size="10.5pt" style:font-size-asian="10.5pt"/>
    </style:style>
    <style:style style:name="T7" style:family="text">
      <style:text-properties fo:font-size="10.5pt" style:font-size-asian="10.5pt" style:font-name-complex="PalatinoTurk"/>
    </style:style>
    <style:style style:name="T8" style:family="text">
      <style:text-properties fo:font-size="10.5pt" fo:font-weight="bold" style:font-size-asian="10.5pt" style:font-weight-asian="bold" style:font-name-complex="PalatinoTurk" style:font-weight-complex="bold"/>
    </style:style>
    <style:style style:name="T9" style:family="text">
      <style:text-properties fo:font-size="10.5pt" fo:letter-spacing="-0.009cm" fo:language="en" fo:country="GB" style:font-size-asian="10.5pt" style:font-name-complex="PalatinoTurk"/>
    </style:style>
    <style:style style:name="T10" style:family="text">
      <style:text-properties fo:font-size="10.5pt" fo:letter-spacing="-0.009cm" fo:language="en" fo:country="GB" fo:font-weight="bold" style:font-size-asian="10.5pt" style:font-weight-asian="bold" style:font-name-complex="PalatinoTurk" style:font-weight-complex="bold"/>
    </style:style>
    <style:style style:name="T11" style:family="text">
      <style:text-properties fo:font-size="10.5pt" fo:language="en" fo:country="GB" style:font-size-asian="10.5pt" style:font-name-complex="PalatinoTurk"/>
    </style:style>
    <style:style style:name="T12" style:family="text">
      <style:text-properties fo:font-size="10.5pt" fo:language="en" fo:country="GB" fo:font-weight="bold" style:font-size-asian="10.5pt" style:font-weight-asian="bold" style:font-name-complex="PalatinoTurk" style:font-weight-complex="bold"/>
    </style:style>
    <style:style style:name="T13" style:family="text">
      <style:text-properties fo:font-size="10.5pt" fo:language="en" fo:country="GB" fo:font-style="italic" style:font-size-asian="10.5pt" style:font-style-asian="italic" style:font-name-complex="PalatinoTurk" style:font-style-complex="italic"/>
    </style:style>
    <style:style style:name="T14" style:family="text">
      <style:text-properties fo:font-size="10.5pt" fo:language="en" fo:country="GB" fo:font-style="italic" fo:font-weight="bold" style:font-size-asian="10.5pt" style:font-style-asian="italic" style:font-weight-asian="bold" style:font-name-complex="PalatinoTurk" style:font-style-complex="italic" style:font-weight-complex="bold"/>
    </style:style>
    <style:style style:name="T15" style:family="text">
      <style:text-properties fo:font-size="10.5pt" fo:language="en" fo:country="GB" style:text-underline-style="solid" style:text-underline-width="auto" style:text-underline-color="font-color" fo:font-weight="bold" style:font-size-asian="10.5pt" style:font-weight-asian="bold" style:font-name-complex="PalatinoTurk" style:font-weight-complex="bold"/>
    </style:style>
    <style:style style:name="T16" style:family="text">
      <style:text-properties style:font-name="PalatinoTurk" fo:font-size="10.5pt" style:font-size-asian="10.5pt" style:font-name-complex="PalatinoTurk"/>
    </style:style>
    <style:style style:name="T17" style:family="text">
      <style:text-properties style:font-name="PalatinoTurk" fo:font-size="10.5pt" fo:language="en" fo:country="GB" style:font-size-asian="10.5pt" style:font-name-complex="PalatinoTurk"/>
    </style:style>
    <style:style style:name="T18" style:family="text">
      <style:text-properties style:font-name="PalatinoTurk" fo:font-size="10.5pt" fo:language="en" fo:country="GB" fo:font-weight="bold" style:font-size-asian="10.5pt" style:font-weight-asian="bold" style:font-name-complex="PalatinoTurk" style:font-weight-complex="bold"/>
    </style:style>
    <style:style style:name="T19" style:family="text">
      <style:text-properties style:font-name="PalatinoTurk" fo:font-size="10.5pt" fo:language="en" fo:country="GB" fo:font-style="italic" style:font-size-asian="10.5pt" style:font-style-asian="italic" style:font-name-complex="PalatinoTurk" style:font-style-complex="italic"/>
    </style:style>
    <style:style style:name="T20" style:family="text">
      <style:text-properties style:font-name="PalatinoTurk" fo:font-size="10.5pt" fo:language="en" fo:country="GB" fo:font-style="italic" fo:font-weight="bold" style:font-size-asian="10.5pt" style:font-style-asian="italic" style:font-weight-asian="bold" style:font-name-complex="PalatinoTurk" style:font-style-complex="italic" style:font-weight-complex="bold"/>
    </style:style>
    <style:style style:name="T21" style:family="text">
      <style:text-properties style:font-name="PalatinoTurk" fo:font-size="10.5pt" fo:language="en" fo:country="GB" style:text-underline-style="solid" style:text-underline-width="auto" style:text-underline-color="font-color" fo:font-weight="bold" style:font-size-asian="10.5pt" style:font-weight-asian="bold" style:font-name-complex="PalatinoTurk" style:font-weight-complex="bold"/>
    </style:style>
    <style:style style:name="T22" style:family="text">
      <style:text-properties style:font-name="PalatinoTurk" fo:font-size="10.5pt" fo:font-weight="bold" style:font-size-asian="10.5pt" style:font-weight-asian="bold" style:font-name-complex="PalatinoTurk" style:font-weight-complex="bold"/>
    </style:style>
    <style:style style:name="T23" style:family="text">
      <style:text-properties style:font-name="PalatinoTurk" fo:font-size="10.5pt" fo:letter-spacing="-0.009cm" fo:language="en" fo:country="GB" fo:font-weight="bold" style:font-size-asian="10.5pt" style:font-weight-asian="bold" style:font-name-complex="PalatinoTurk" style:font-weight-complex="bold"/>
    </style:style>
    <style:style style:name="T24" style:family="text">
      <style:text-properties style:font-name="PalatinoTurk" fo:font-size="10.5pt" fo:letter-spacing="-0.009cm" fo:language="en" fo:country="GB" style:font-size-asian="10.5pt" style:font-name-complex="PalatinoTurk"/>
    </style:style>
    <style:style style:name="T25" style:family="text">
      <style:text-properties style:font-name="PalatinoTurk" fo:font-size="13pt" fo:language="en" fo:country="GB" fo:font-weight="bold" style:font-size-asian="13pt" style:font-weight-asian="bold" style:font-name-complex="PalatinoTurk" style:font-weight-complex="bold"/>
    </style:style>
    <style:style style:name="T26" style:family="text">
      <style:text-properties style:font-name="PalatinoTurk" fo:font-size="13pt" fo:language="en" fo:country="GB" fo:font-style="italic" fo:font-weight="bold" style:font-size-asian="13pt" style:font-style-asian="italic" style:font-weight-asian="bold" style:font-name-complex="PalatinoTurk" style:font-style-complex="italic" style:font-weight-complex="bold"/>
    </style:style>
    <style:style style:name="T27" style:family="text">
      <style:text-properties style:font-name="PalatinoTurk" fo:font-size="13pt" fo:language="en" fo:country="GB" fo:font-style="italic" style:text-underline-style="solid" style:text-underline-width="auto" style:text-underline-color="font-color" fo:font-weight="bold" style:font-size-asian="13pt" style:font-style-asian="italic" style:font-weight-asian="bold" style:font-name-complex="PalatinoTurk" style:font-style-complex="italic" style:font-weight-complex="bold"/>
    </style:style>
    <style:style style:name="T28" style:family="text">
      <style:text-properties style:font-name="PalatinoTurk" fo:font-size="10pt" fo:language="en" fo:country="GB" fo:font-style="italic" style:font-size-asian="10pt" style:font-style-asian="italic" style:font-name-complex="PalatinoTurk" style:font-style-complex="italic"/>
    </style:style>
    <style:style style:name="T29" style:family="text">
      <style:text-properties style:font-name="PalatinoTurk" fo:font-size="10pt" fo:language="en" fo:country="GB" fo:font-style="italic" fo:font-weight="bold" style:font-size-asian="10pt" style:font-style-asian="italic" style:font-weight-asian="bold" style:font-name-complex="PalatinoTurk"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Verdana" fo:language="en" fo:country="GB" style:font-name-complex="Verdana"/>
    </style:style>
    <style:style style:name="T34" style:family="text">
      <style:text-properties fo:font-size="13pt" fo:language="en" fo:country="GB" fo:font-style="italic" fo:font-weight="bold" style:font-size-asian="13pt" style:font-style-asian="italic" style:font-weight-asian="bold" style:font-name-complex="PalatinoTurk" style:font-style-complex="italic" style:font-weight-complex="bold"/>
    </style:style>
    <style:style style:name="T35" style:family="text">
      <style:text-properties fo:font-size="13pt" fo:language="en" fo:country="GB" fo:font-style="italic" style:text-underline-style="solid" style:text-underline-width="auto" style:text-underline-color="font-color" fo:font-weight="bold" style:font-size-asian="13pt" style:font-style-asian="italic" style:font-weight-asian="bold" style:font-name-complex="PalatinoTurk" style:font-style-complex="italic" style:font-weight-complex="bold"/>
    </style:style>
    <style:style style:name="T36" style:family="text">
      <style:text-properties fo:font-size="13pt" fo:language="en" fo:country="GB" fo:font-weight="bold" style:font-size-asian="13pt" style:font-weight-asian="bold" style:font-name-complex="PalatinoTurk" style:font-weight-complex="bold"/>
    </style:style>
    <style:style style:name="T37" style:family="text">
      <style:text-properties style:font-name-asian="PalatinoTurk"/>
    </style:style>
    <style:style style:name="T38" style:family="text">
      <style:text-properties fo:color="#000000"/>
    </style:style>
    <style:style style:name="T39" style:family="text">
      <style:text-properties fo:color="#000000" style:font-name="PalatinoTurk" fo:font-size="10.5pt" fo:language="en" fo:country="GB" fo:font-weight="bold" style:font-size-asian="10.5pt" style:font-weight-asian="bold" style:font-name-complex="PalatinoTurk" style:font-weight-complex="bold"/>
    </style:style>
    <style:style style:name="T40" style:family="text">
      <style:text-properties fo:color="#000000" style:font-name="PalatinoTurk" fo:font-size="10.5pt" fo:language="en" fo:country="GB" style:font-size-asian="10.5pt" style:font-name-complex="PalatinoTurk"/>
    </style:style>
    <style:style style:name="T41" style:family="text">
      <style:text-properties fo:color="#000000" style:font-name="PalatinoTurk" fo:font-size="10.5pt" fo:language="en" fo:country="GB" fo:font-style="italic" style:font-size-asian="10.5pt" style:font-style-asian="italic" style:font-name-complex="PalatinoTurk" style:font-style-complex="italic"/>
    </style:style>
    <style:style style:name="T42" style:family="text">
      <style:text-properties fo:color="#000000" style:font-name="PalatinoTurk" fo:font-size="13pt" fo:language="en" fo:country="GB" fo:font-weight="bold" style:font-size-asian="13pt" style:font-weight-asian="bold" style:font-name-complex="PalatinoTurk" style:font-weight-complex="bold"/>
    </style:style>
    <style:style style:name="T43" style:family="text">
      <style:text-properties fo:color="#000000" style:font-name="PalatinoTurk" fo:font-size="10pt" fo:language="en" fo:country="GB" fo:font-style="italic" style:font-size-asian="10pt" style:font-style-asian="italic" style:font-name-complex="PalatinoTurk" style:font-style-complex="italic"/>
    </style:style>
    <style:style style:name="T44" style:family="text">
      <style:text-properties fo:color="#000000" style:font-name="PalatinoTurk" fo:font-size="10pt" fo:language="en" fo:country="GB" fo:font-style="italic" fo:font-weight="bold" style:font-size-asian="10pt" style:font-style-asian="italic" style:font-weight-asian="bold" style:font-name-complex="PalatinoTurk" style:font-style-complex="italic" style:font-weight-complex="bold"/>
    </style:style>
    <style:style style:name="T45" style:family="text">
      <style:text-properties fo:color="#000000" style:font-name="Verdana" fo:language="en" fo:country="GB" style:font-name-complex="Verdana"/>
    </style:style>
    <style:style style:name="T46" style:family="text">
      <style:text-properties fo:color="#000000" fo:font-weight="bold" style:font-weight-asian="bold" style:font-weight-complex="bold"/>
    </style:style>
    <style:style style:name="T47" style:family="text">
      <style:text-properties fo:color="#000000" style:text-position="super 58%" style:font-name="PalatinoTurk" fo:font-size="7pt" fo:language="en" fo:country="GB" style:font-size-asian="7pt" style:font-name-complex="PalatinoTurk"/>
    </style:style>
    <style:style style:name="T48" style:family="text">
      <style:text-properties fo:color="#000000" style:text-position="super 58%" fo:font-size="7pt" fo:language="en" fo:country="GB" style:font-size-asian="7pt" style:font-name-complex="PalatinoTurk"/>
    </style:style>
    <style:style style:name="T49" style:family="text">
      <style:text-properties fo:color="#000000" fo:font-style="italic" style:font-style-asian="italic" style:font-style-complex="italic"/>
    </style:style>
    <style:style style:name="T50" style:family="text">
      <style:text-properties fo:color="#000000" fo:font-size="10.5pt" fo:language="en" fo:country="GB" style:font-size-asian="10.5pt" style:font-name-complex="PalatinoTurk"/>
    </style:style>
    <style:style style:name="T51" style:family="text">
      <style:text-properties fo:color="#000000" fo:font-size="10.5pt" fo:language="en" fo:country="GB" fo:font-style="italic" style:font-size-asian="10.5pt" style:font-style-asian="italic" style:font-name-complex="PalatinoTurk" style:font-style-complex="italic"/>
    </style:style>
    <style:style style:name="T52" style:family="text">
      <style:text-properties fo:color="#000000" fo:font-size="10.5pt" fo:language="en" fo:country="GB" fo:font-weight="bold" style:font-size-asian="10.5pt" style:font-weight-asian="bold" style:font-name-complex="PalatinoTurk" style:font-weight-complex="bold"/>
    </style:style>
    <style:style style:name="T53" style:family="text">
      <style:text-properties fo:color="#000000" fo:font-size="13pt" fo:language="en" fo:country="GB" fo:font-weight="bold" style:font-size-asian="13pt" style:font-weight-asian="bold" style:font-name-complex="PalatinoTurk" style:font-weight-complex="bold"/>
    </style:style>
    <style:style style:name="T54" style:family="text">
      <style:text-properties fo:color="#000000" fo:font-size="10pt" fo:language="en" fo:country="GB" fo:font-style="italic" style:font-size-asian="10pt" style:font-style-asian="italic" style:font-name-complex="PalatinoTurk" style:font-style-complex="italic"/>
    </style:style>
    <style:style style:name="T55" style:family="text">
      <style:text-properties fo:color="#000000" fo:font-size="10pt" fo:language="en" fo:country="GB" fo:font-style="italic" fo:font-weight="bold" style:font-size-asian="10pt" style:font-style-asian="italic" style:font-weight-asian="bold" style:font-name-complex="PalatinoTurk" style:font-style-complex="italic" style:font-weight-complex="bold"/>
    </style:style>
    <style:style style:name="T56" style:family="text">
      <style:text-properties fo:letter-spacing="-0.009cm"/>
    </style:style>
    <style:style style:name="T57" style:family="text">
      <style:text-properties fo:letter-spacing="-0.009cm" fo:font-weight="bold" style:font-weight-asian="bold" style:font-weight-complex="bold"/>
    </style:style>
    <style:style style:name="T58" style:family="text">
      <style:text-properties fo:letter-spacing="-0.018cm"/>
    </style:style>
    <style:style style:name="T59" style:family="text">
      <style:text-properties fo:letter-spacing="-0.018cm" fo:font-weight="bold" style:font-weight-asian="bold" style:font-weight-complex="bold"/>
    </style:style>
    <style:style style:name="T60" style:family="text">
      <style:text-properties fo:font-size="40pt" fo:letter-spacing="0.088cm" fo:language="en" fo:country="GB" fo:font-weight="bold" style:font-size-asian="40pt" style:font-weight-asian="bold" style:font-name-complex="SnellRoundhandBold" style:font-weight-complex="bold"/>
    </style:style>
    <style:style style:name="T61" style:family="text">
      <style:text-properties style:font-name="SnellRoundhandBold" fo:font-size="40pt" fo:letter-spacing="0.088cm" fo:language="en" fo:country="GB" fo:font-weight="bold" style:font-size-asian="40pt" style:font-weight-asian="bold" style:font-name-complex="SnellRoundhandBold" style:font-weight-complex="bold"/>
    </style:style>
    <style:style style:name="T62" style:family="text">
      <style:text-properties style:text-position="super 58%" fo:font-size="7pt" fo:language="en" fo:country="GB" style:font-size-asian="7pt" style:font-name-complex="PalatinoTurk"/>
    </style:style>
    <style:style style:name="T63" style:family="text">
      <style:text-properties style:text-position="super 58%" style:font-name="PalatinoTurk" fo:font-size="7pt" fo:language="en" fo:country="GB" style:font-size-asian="7pt" style:font-name-complex="PalatinoTurk"/>
    </style:style>
    <style:style style:name="T64" style:family="text">
      <style:text-properties fo:font-size="10pt" fo:language="en" fo:country="GB" fo:font-style="italic" style:font-size-asian="10pt" style:font-style-asian="italic" style:font-name-complex="PalatinoTurk" style:font-style-complex="italic"/>
    </style:style>
    <style:style style:name="T65" style:family="text">
      <style:text-properties fo:font-size="10pt" fo:language="en" fo:country="GB" fo:font-style="italic" fo:font-weight="bold" style:font-size-asian="10pt" style:font-style-asian="italic" style:font-weight-asian="bold" style:font-name-complex="PalatinoTurk"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HE STRUGGLE OF THE MESSENGER</text:h>
      <text:h text:style-name="P24" text:outline-level="2">HARUN YAHYA</text:h>
      <text:h text:style-name="P24" text:outline-level="2">ADNAN OKTAR</text:h>
      <text:p text:style-name="P26"/>
      <text:h text:style-name="P20" text:outline-level="1">ABOUT THE AUTHOR</text:h>
      <text:p text:style-name="P81"/>
      <text:p text:style-name="P8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text:p>
      <text:p text:style-name="P81">Harun Yahya's works, translated into 63 different languages, constitute a collection for a total of more than 55,000 pages with 40,000 illustrations.</text:p>
      <text:p text:style-name="P8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text:p>
      <text:p text:style-name="P81">All of Harun Yahya's works share one single goal: to convey the Qur'an's message, encourage readers to consider basic faith-related issues such as Allah's existence and unity and the Hereafter; and to expose irreligious systems' feeble foundations and perverted ideologies.</text:p>
      <text:p text:style-name="P81">Harun Yahya enjoys a wide readership in many countries, from India to America, England to Indonesia, Poland to Bosnia, Spain to Brazil, Malaysia to Italy, France to Bulgaria and Russia. Some of his books are available in English, French, German, Spanish, Italian, Portuguese, <text:soft-page-break/>Urdu, Arabic, Albanian, Chinese, Swahili, Hausa, Dhivehi (spoken in Maldives), Russian, Serbo-Croat (Bosnian), Polish, Malay, Uygur Turkish, Indonesian, Bengali, Danish and Swedish.</text:p>
      <text:p text:style-name="P81">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text:p>
      <text:p text:style-name="P81">This is no doubt a result of the Qur'an's wisdom and lucidity. The author modestly intends to serve as a means in humanity's search for Allah's right path. No material gain is sought in the publication of these works.</text:p>
      <text:p text:style-name="P81">Those who encourage others to read these books, to open their minds and hearts and guide them to become more devoted servants of Allah, render an invaluable service.</text:p>
      <text:p text:style-name="P81">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text:p>
      <text:p text:style-name="P8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text:p>
      <text:p text:style-name="P81">In this effort, the books of Harun Yahya assume a leading role. By the will of Allah, these books will be a means through which people in <text:soft-page-break/>the twenty-first century will attain the peace, justice, and happiness promised in the Qur'an.</text:p>
      <text:p text:style-name="P81"/>
      <text:h text:style-name="P20" text:outline-level="1">TO THE READER</text:h>
      <text:p text:style-name="P81"/>
      <text:p text:style-name="P81">• 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81">• 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81">• This and all the other books by the author can be read individually, or discussed in a group. Readers eager to profit from the books will find discussion very useful, letting them relate their reflections and experiences to one another. </text:p>
      <text:p text:style-name="P81">• 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81">• We hope the reader will look through the reviews of his other books at the back of this book. His rich source material on faith-related issues is very useful, and a pleasure to read. </text:p>
      <text:p text:style-name="P81">• 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81"/>
      <text:h text:style-name="P20" text:outline-level="1"><text:soft-page-break/>THE STRUGGLE OF THE MESSENGER</text:h>
      <text:p text:style-name="P81"/>
      <text:h text:style-name="P20" text:outline-level="1">Allah has written: "I will be victorious, I and My</text:h>
      <text:h text:style-name="P20" text:outline-level="1">messengers." Allah is Most Strong, Almighty.</text:h>
      <text:h text:style-name="P20" text:outline-level="1">(Surat al-Mujadala, 21)</text:h>
      <text:h text:style-name="P20" text:outline-level="1"/>
      <text:h text:style-name="P20" text:outline-level="1">HARUN YAHYA</text:h>
      <text:p text:style-name="P25"/>
      <text:p text:style-name="P25">By Harun Yahya</text:p>
      <text:p text:style-name="P25"/>
      <text:p text:style-name="P25">Second edition: September, 2010</text:p>
      <text:p text:style-name="P25"/>
      <text:p text:style-name="P25">Published by </text:p>
      <text:p text:style-name="P25"/>
      <text:p text:style-name="P25">FaithWorks Nigeria Limited</text:p>
      <text:p text:style-name="P25">1. Kareem Bankole Street</text:p>
      <text:p text:style-name="P25">Baruwa, Ipaja,</text:p>
      <text:p text:style-name="P25">Lagos, Nigeria. </text:p>
      <text:p text:style-name="P25"/>
      <text:p text:style-name="P25">Mobile: +2348033948080</text:p>
      <text:p text:style-name="P25"/>
      <text:p text:style-name="P25">e-mail; faithworks.com@gmail.com</text:p>
      <text:p text:style-name="P25">www.faithworksnigeria.com</text:p>
      <text:p text:style-name="P25"/>
      <text:p text:style-name="P25"/>
      <text:p text:style-name="P25">All translations from the Qur'an are from The Noble Qur'an: a New Rendering of Its Meaning in English by Hajj Abdalhaqq and Aisha Bewley, published by Bookwork, Norwich, UK. 1420 CE/1999 AH.</text:p>
      <text:p text:style-name="P25"/>
      <text:p text:style-name="P25">Abbreviations used:</text:p>
      <text:p text:style-name="P25">(saas-sall-Allahu 'alyahi wa sallam): May Allah bless him and </text:p>
      <text:p text:style-name="P25">grant him peace (following a reference to Prophet Muhammad)</text:p>
      <text:p text:style-name="P25">(as-'alayhi's-salam): Peace be upon him (following a reference </text:p>
      <text:p text:style-name="P25">to the prophets)</text:p>
      <text:p text:style-name="P25"/>
      <text:p text:style-name="P25"/>
      <text:p text:style-name="P25">www.harunyahya.com</text:p>
      <text:p text:style-name="P25">http://en.harunyahya.tv</text:p>
      <text:p text:style-name="P25"><text:soft-page-break/></text:p>
      <text:p text:style-name="P25"/>
      <text:h text:style-name="P19" text:outline-level="1">CONTENTS</text:h>
      <text:p text:style-name="P25"/>
      <text:p text:style-name="P81">FOREWORD <text:tab/>10</text:p>
      <text:p text:style-name="P81">THE MESSENGERS' STRUGGLE <text:tab/>12</text:p>
      <text:p text:style-name="P81">SELECTING A MESSENGER <text:tab/>16</text:p>
      <text:p text:style-name="P81">Those Who Believe in the Messenger <text:tab/>19</text:p>
      <text:p text:style-name="P81">The Leaders of Ignorant Society <text:tab/>21</text:p>
      <text:p text:style-name="P81">WHAT MESSENGERS PREACH: FAITH AND</text:p>
      <text:p text:style-name="P81">OBEDIENCE TO ALLAH <text:tab/>23</text:p>
      <text:p text:style-name="P81">WHY THE MESSENGERS ARE OPPOSED <text:tab/>26</text:p>
      <text:p text:style-name="P81">These Leaders Cannot Appreciate What Messengers Are <text:tab/>28</text:p>
      <text:p text:style-name="P81">The Prophet Moses (as) and Pharaoh <text:tab/>30</text:p>
      <text:p text:style-name="P81">TRAPS SET FOR THE MESSENGERS <text:tab/>33</text:p>
      <text:p text:style-name="P81">Slanders against Messengers <text:tab/>38</text:p>
      <text:p text:style-name="P81">Actual Assaults against Messengers <text:tab/>48</text:p>
      <text:p text:style-name="P81">The Unbelievers' Traps Are Doomed to Fail from the Beginning <text:tab/>54</text:p>
      <text:p text:style-name="P81">Allah Knows All of Their Traps <text:tab/>56</text:p>
      <text:p text:style-name="P81">THE MESSENGERS' AND BELIEVERS' REACTIONS <text:tab/>59</text:p>
      <text:p text:style-name="P81">How the Messengers Struggle against the Unbelievers <text:tab/>62</text:p>
      <text:p text:style-name="P81">The Struggle between a Messenger and Representatives of the Religion of the Ancestors <text:tab/>68</text:p>
      <text:p text:style-name="P81">The Messengers' Struggle against the Hypocrites <text:tab/>72</text:p>
      <text:p text:style-name="P81">The Messengers' Struggle against Immorality <text:tab/>80</text:p>
      <text:p text:style-name="P81">CONCLUSION <text:tab/>82</text:p>
      <text:p text:style-name="P81">THE DECEPTION OF EVOLUTION <text:tab/>85</text:p>
      <text:p text:style-name="P16">Foreword <text:s/></text:p>
      <text:p text:style-name="P27">T<text:span text:style-name="T11">hroughout history, Allah has sent messengers to every society to tell them of much vital information, such as the moral values that will be pleasing to Him, about what is lawful and unlawful and how true peace and happiness can be attained in the Hereafter. As we see in the Qur'an, the behavior and moral quality of these special people have been the best examples to the believers. For this reason, it is important for every believer to learn what they experienced during their lives. </text:span></text:p>
      <text:p text:style-name="P36">What is revealed in the Qur'an about the struggles of the Messengers is certainly enlightening and instructive for believers. Our Prophet Muhammad (saas) is the last Messenger. As it is revealed in the Qur'an: </text:p>
      <text:p text:style-name="P50">Muhammad is not the father of any of your men, but the Messenger <text:soft-page-break/>of Allah and the Final Seal of the prophets. Allah has knowledge of all things. (Surat al-Ahzab, 40)</text:p>
      <text:p text:style-name="P43"><text:span text:style-name="T11">But as revealed in another verse, </text:span><text:span text:style-name="T12">"Or did you suppose that you would enter the Garden without facing the same as those who came before you? Poverty and illness afflicted them, and they were shaken to the point that the messenger and those who believed with him asked: 'When is Allah's help coming?...'"</text:span><text:span text:style-name="T11"> (Surat al-Baqara, 214), future generations will experience similar things to what His Messengers have undergone.</text:span></text:p>
      <text:p text:style-name="P43"><text:span text:style-name="T11">Those who are foolishly hostile to our Prophet (saas) and other Messengers and so try to prevent the spread of the true religion they communicated will harass the believing community following their path. As it is revealed in the Qur'an: </text:span><text:span text:style-name="T12">"Allah desires to make things clear to you, to guide you to the correct practices of those before you, and to turn toward you. Allah is All-Knowing, All-Wise"</text:span><text:span text:style-name="T11"> (Surat an-Nisa', 26). All Muslims will witness this. And so it is very important for them to examine carefully what is revealed in the Qur'an about the Messengers' struggles. </text:span></text:p>
      <text:h text:style-name="P21" text:outline-level="1">The examples given in this book serve to remind believers of the Messengers' good moral character and sincere efforts. The Qur'an contains many stories about these people, for: "There is instruction in their stories for people of intelligence. This is not a narration that has been invented, but a confirmation of all that came before, a clarification of everything, and a guidance and a mercy for people who believe" (Surah Yusuf, 111).</text:h>
      <text:h text:style-name="P22" text:outline-level="1">The Messengers' Struggle</text:h>
      <text:p text:style-name="P81">People choose various teachers to guide them through life. For many, the most important teachers are their family, friends, and the communities they live in. They form their value judgments and general impressions of what is right and wrong according to the general opinions of that society. Some individuals look to ideologies for guidance in the belief that the founder of their personal ideology is a superior person whose teachings can reveal the truth to them. Other individuals profess no ideology, preferring to be guided by their own intuitive intelligence.</text:p>
      <text:p text:style-name="P28">However, all of these ideas rest on a common falsehood. Those who claim society as their teacher and adopt some "superior" individual or their own intelligence as their guide are rejecting or ignoring an essential truth: Human beings are created and therefore are indebted to our Creator, Allah, for everything they possess. Those who consider their own body and surroundings, the sky, and everything else that exists will clearly see that Allah created them. </text:p>
      <text:p text:style-name="P43"><text:span text:style-name="T11">Allah created human beings, and there is certainly a purpose for this creation. Allah reveals this truth in the Qur'an: </text:span><text:span text:style-name="T12">"We did not create heaven and Earth and everything in between them as a game" </text:span><text:span text:style-name="T11">(Surat al-Anbiya', 16). This purpose is also revealed in another verse: </text:span><text:span text:style-name="T12">"I only created jinn and humanity to worship Me" </text:span><text:span text:style-name="T11">(Surat adh-Dhariyat, 56).</text:span></text:p>
      <text:p text:style-name="P43"><text:span text:style-name="T11">Humanity was created solely to serve Allah. But one must be careful not to misunderstand: The fact that man is created to serve Allah alone does not mean that it is enough to perform just some religious observances. Indeed, in a hadith narrated by Abu Huraira (ra) our Prophet (saas) emphasizes the importance of the five daily prayers saying, </text:span><text:span text:style-name="T13">"Five (daily) prayers and from one Friday prayer to the (next) Friday prayer, and from Ramadhan to Ramadhan are expiatious for the (sins) committed in between (their intervals) provided one shuns the major sins." (Sahih Muslim, Book 2, Number 450)" </text:span><text:span text:style-name="T11">The five daily prayers and all other acts of worship such as fasting, giving alms and covering the body are obligations that must be punctiliously performed, and every believer is obliged to do these. But being Allah's servant, which encompasses every aspect of life, primarily means coming to know Allah by being close to Him and living one's life according to His words. People who live such a life, in other words serve Allah alone, enjoy the best, the most content, and the happiest life possible. That is because all of Allah's rules are very easy, for He created humanity in such a way that it is part of human nature to take pleasure from serving Him. This is elucidated as follows in the Qur'an:</text:span></text:p>
      <text:p text:style-name="P38">So set your face firmly towards the Religion as a pure natural <text:soft-page-break/>believer, Allah's natural pattern on which He made humanity. There is no changing Allah's creation. That is the true Religion, but most people do not know it. (Surat ar-Rum, 30)</text:p>
      <text:p text:style-name="P52">The information revealed in this verse is very important, for it reveals that human beings were created only to serve Allah. In other words, serving Him is their nature. Allah "breathed His Spirit" into them and created them out of nothing, and then molded them into human form from "a drop of water" (sperm) and sent them to this world for a short time. Human beings must know that they are Allah's creatures and constantly thank Him for this. Once they understand this truth, they will live in this transient world according to His purpose: to mature and prepare themselves for their real home, the Hereafter. This manner of living accords with human nature. </text:p>
      <text:p text:style-name="P36">It is revealed in Surat ar-Rum 30 that humanity's only purpose is to serve Allah, yet most people are unaware of this great truth. Allah reveals in other verses that a person's self causes him to forget that he is one of Allah's creations and the clear truth that Allah exists. For this reason, most people are unaware of Allah's existence, that they were created, and therefore are responsible to our Creator, Allah. This is described thus in the Qur'an: </text:p>
      <text:p text:style-name="P38">Does not humanity see that We created him from a drop? Yet there he is, an open antagonist! He makes likenesses of Us and forgets his own creation, asking: "Who will give life to bones when they are decayed?" Say: "He Who made them in the first place will bring them back to life. He has total knowledge of each created thing." (Surah Ya Sin, 77-79)</text:p>
      <text:p text:style-name="P53"><text:span text:style-name="T11">A person who lives far removed from the moral values of the Qur'an often forgets that human beings are created by Allah. When people forget this, selfish ambition and passions begin to present them with new false deities to foolishly serve, whether animate or inanimate, besides the Creator Who </text:span><text:span text:style-name="T12">"fashioned [him] into a man" </text:span><text:span text:style-name="T11">(Surat al-Kahf, 37). They seek to please those deities, look to them for assistance, and start to love and fear them. However, these self-made supposed deities are actually weak and powerless "servants," just like themselves. Unable to use their reason to see this truth, they follow them and ignorantly turn their backs on Allah. This total lack of gratitude is described in the Qur'an as follows: </text:span></text:p>
      <text:p text:style-name="P38">Curse humanity for his ingratitude! From what thing did He create him? From a drop of sperm He created him and proportioned him. (Surah 'Abasa, 17-19)</text:p>
      <text:p text:style-name="P53"><text:span text:style-name="T11">Naturally, a society made up of such individuals is totally oblivious of religious moral values and regards Allah as </text:span><text:span text:style-name="T12">"something to cast disdainfully"</text:span><text:span text:style-name="T11"> (Surah </text:span><text:soft-page-break/><text:span text:style-name="T11">Hud, 92). Since all the members of such an ignorant society possess the same moral infirmity and weakness of mind, they develop a "herd psychology" that strengthens most people's already existing rejection of Allah. Since it knows nothing about Allah and the Hereafter, Allah calls it in the Qur'an an "ignorant society." No matter how many brilliant people it has in physics, history, biology, and other similar sciences, the great majority of the members of such a society do not have the conscious intelligence to recognize Allah.</text:span></text:p>
      <text:p text:style-name="P36">Moreover, members of such an ignorant society adopt false guides. Not knowing Allah properly, they follow other paths with the greatest ignorance and gradually become dependent on other powerless servants like themselves, follow their examples, and accept their words and actions as the truth. </text:p>
      <text:p text:style-name="P36">Finally, the society of ignorance adopts a system that gradually blinds it to reality and blocks its intelligence and conscience. As a result, this superstitious system cannot be freed by itself. Its members cannot understand that Allah exists and will hold them accountable on the Day of Judgment. This closed system will last until Allah sends a guide to lead them to the truth: </text:p>
      <text:p text:style-name="P38">The People of the Book who do not believe and the idolaters will not be cut off until the Clear Sign came to them: A messenger from Allah reciting purified texts. (Surat al-Bayyina, 1-2)</text:p>
      <text:p text:style-name="P51"/>
      <text:p text:style-name="P48">SELECTING A MESSENGER</text:p>
      <text:p text:style-name="P57">As we stated earlier, someone whose understanding is embroiled by the false values of the society of ignorance cannot recognize Allah or see the truth unaided. But in His merciful compassion, Allah sends these people envoys to warn them about their mistakes and to teach them the truth about Himself, the Hereafter, and the true meaning of life. In the Qur'an, these envoys are called "Messengers" (sing.: rasul; pl. rusul [one who is sent]). We are told in the Qur'an that every community will be warned by means of a Messenger:</text:p>
      <text:p text:style-name="P38">We sent a messenger to every people, saying: "Worship Allah and keep clear of all false deities." Among them were some whom Allah guided; others received the misguidance they deserved. Travel throughout the land and see the final fate of the unbelievers. (Surat an-Nahl, 36)</text:p>
      <text:p text:style-name="P52">Although Messengers are generally people who live within the society of ignorance, they are people who were known for their moral virtues, upright character, conscientious behavior, honesty and nobility before Allah revealed these sacred responsibilities to them. Our Prophet (saas), for example, was a <text:soft-page-break/>highly virtuous person known and admired by the name of "al-Amin," the faithful and trustworthy one, even before the prophethood was bestowed on him. </text:p>
      <text:p text:style-name="P36"><text:span text:style-name="T37"><text:s/></text:span>At a certain time in his life, a Messenger begins his duty as a Messenger as Allah directs. Sometimes Allah puts it into his heart something that enables him to know of His existence and to realize how depraved his society is and sometimes this fact is revealed to him through revelation. For example, the Prophet Abraham (as) realized the existence of Allah and the perverted nature of his society, which was unaware of this reality, with an understanding that Allah inspired in him. The situation of the Prophet Abraham (as) is described thus in the Qur'an: <text:s/></text:p>
      <text:p text:style-name="P38">Remember when Abraham said to his father Azar: "Do you take idols as deities? I see that you and your people are clearly misguided." Because of that, We showed Abraham the dominions of the heavens and Earth so that he might be one of the people of certainty. When night covered him, he saw a star and said: "This is my Lord." Then when it set, he said: "I do not love what sets." Then when he saw the moon come up, he said: "This is my Lord." Then when it set, he said: "If my Lord does not guide me, I will be one of the misguided people." Then when he saw the sun come up, he said, "This is my Lord. This is greater." Then when it set, he said: "My people, I am free of what you associate with Allah. I have turned my face to Him Who brought the heavens and Earth into being, a pure natural believer. I am not one of the idolaters." His people argued with him. He said: "Are you arguing with me about Allah when He has guided me? I have no fear of any partner you ascribe to Him, unless my Lord should will such a thing to happen. My Lord encompasses all things in His knowledge, so will you not pay heed?" (Surat al-An'am, 74-80)</text:p>
      <text:p text:style-name="P10">This is the argument We gave to Abraham against his people. We raise in rank anyone We will. Your Lord is All-Wise, All-Knowing. (Surat al-An'am, 83)</text:p>
      <text:p text:style-name="P4">It is revealed in the Qur'an that Allah showed the Prophet Abraham (as) all the proofs for His existence. This shows us that Allah's inspiration made the Prophet Abraham (as) aware of his society's depravity and worship of other deities besides Allah (surely Allah is beyond that). He was able to understand Allah's existence clearly only because Allah chose him. </text:p>
      <text:p text:style-name="P36">So, being chosen and instructed by Allah is common to all Messengers. Allah reveals this truth to the Prophet Moses (as): </text:p>
      <text:p text:style-name="P38">Has the story of Moses not reached you? When he saw a fire and said <text:soft-page-break/>to his family, "Wait here. I can make out a fire. Maybe I will bring you a brand from it or will find guidance there." When he reached it, a voice called out: "Moses! I am your Lord. Take off your sandals, for you are in the holy valley of Tuwa. I have chosen you, so listen well to what is revealed. I am Allah. There is no deity but Me, so worship Me and perform prayer in order to remember Me. The Hour is coming, but I have concealed it so that every self can be repaid for its efforts. Do not let those who have no faith in it and follow their whims and desires debar you from it, or you will be destroyed." (Surah Ta Ha, 9-16) </text:p>
      <text:p text:style-name="P52">In short, a Messenger is a most virtuous and holy individual whom Allah has selected, one who is different from his compatriots, and one who has reached an understanding and true appreciation on his own of Allah's existence and that of the Hereafter. But this is only the first stage of his mission. After this, it becomes his responsibility to teach his compatriots about this great truth he has come to understand and to invite them to follow Allah's way. This great task of preaching of the Messenger's is revealed thus in the Qur'an:</text:p>
      <text:p text:style-name="P38">O Messenger, transmit what has been sent down to you from your Lord. If you do not do it, you will not have transmitted His Message... (Surat al-Ma'ida, 67)</text:p>
      <text:p text:style-name="P52">However, as Allah reveals in the Qur'an, often just a few people come to believe in the Messenger; the rest foolishly become hostile to this holy individual. </text:p>
      <text:p text:style-name="P37"/>
      <text:p text:style-name="P29">Those Who Believe in the Messenger</text:p>
      <text:p text:style-name="P15"><text:span text:style-name="T50">When we look at the Qur'an's accounts of the Messengers, we see that very few people in a society that does not know Allah listen to the Messenger and accept what he says. This is because he calls people who live by the values of ignorance to renounce many of their superstitious values, reject their false deities and serve only Allah. Most people in such a society lack the intelligence and awareness to comprehend this. In addition, the great majority of those who could understand see that this excellent and conscientious system clashes with their own interests and so they refuse to accept it. For this reason, only a few of them who have, by Allah's leave, the intelligence to transcend their society's strong allures and the will to practice what they have learned will believe in and follow the Messengers. For this reason, in the Qur'an they are called "believers" </text:span><text:span text:style-name="T51">(mu'minun). </text:span></text:p>
      <text:p text:style-name="P36">Believers are very special individuals. Their attitudes toward the world and their reactions to events are very different from that of their contemporaries. They do not direct their lives according to their society's guidelines; rather, they <text:soft-page-break/>take their cue from Allah's revelation and His Messenger's teachings and behavior. By doing so, they acquire an outstanding moral character that stands in stark contrast to that of the people around them. They are respectful of, as well as loving and loyal to, the Messenger. Their moral qualities, attachment to Allah, and behavior toward the Messengers are related in detail in the Qur'an. </text:p>
      <text:p text:style-name="P36">Another characteristic belonging to this group of people is revealed in the Qur'an in its account of the Prophet Moses (as) and the Companions of the Cave. The following is revealed in the Qur'an about those who believed in the Prophet Moses (as): </text:p>
      <text:p text:style-name="P38">No one believed in Moses except for some scions of his people, out of fear that Pharaoh and the elders would persecute them. Pharaoh was high and mighty in the land. He was one of the profligate. (Surah Yunus, 83)</text:p>
      <text:p text:style-name="P53"><text:span text:style-name="T11">Here, Allah reveals that those who followed the Prophet Moses (as) were </text:span><text:span text:style-name="T13">young.</text:span><text:span text:style-name="T11"> The great majority of the Companions alongside our Prophet (saas) consisted of young people, and these blessed young people followed the Prophet Muhammad (saas) despite all the pressure from their polytheist relatives and families and lived alongside him. The believers mentioned in Surat al-Kahf are also revealed to be young people. Here are the relevant verses:</text:span></text:p>
      <text:p text:style-name="P39">We will relate their story to you with truth. They were young men who believed in their Lord, and We increased them in guidance. We fortified their hearts when they stood up and said: "Our Lord is the Lord of the heavens and Earth, and We will not call on any deity apart from Him. We would, in that case, have uttered an abomination. Our people have taken deities apart from Him. Why do they not produce a clear authority concerning them? Who could do greater wrong than someone who invents a lie against Allah?" (Surat al-Kahf, 13-15)</text:p>
      <text:p text:style-name="P52">But as we explained earlier, those people with such superior moral values, who understand that their society has gone astray and seek to rectify this by putting themselves under the Messenger's guidance, are few in number. </text:p>
      <text:p text:style-name="P40">As we saw above in the verses of Surat al-An'am about the Prophet Abraham (as), many who do not believe in Allah's Messenger respond to him with hostility. Some of the wealthy and powerful are concerned that their own interests will be harmed and are particularly hostile to the Messenger. It is to these arrogant people who persist in their rejection of Him that Allah sends Messengers. We earlier cited the verses concerning Allah's call to the Prophet Moses (as). Allah said to the Prophet Moses (as):</text:p>
      <text:p text:style-name="P38">Go to Pharaoh. He has overstepped the bounds. (Surah Ta Ha, 24)</text:p>
      <text:p text:style-name="P51"><text:soft-page-break/></text:p>
      <text:p text:style-name="P29">The Leaders of Ignorant Society</text:p>
      <text:p text:style-name="P13">In speaking of the society of ignorance in previous pages we emphasized that the main feature of that society is that it fails to recognize or else ignores Allah and His religion. One of the main consequences of this characteristic of the society of ignorance is that it leads to a distorted social order. </text:p>
      <text:p text:style-name="P36">A society that believes in and knows and obeys Allah is completely different to the structure of the society of ignorance. In a society of believers, people do not judge others on the basis of family connections, physical beauty, or wealth, and the citizens are loved and respected because of their superior moral character. This society appreciates, loves, and respects those of its people who have superior moral qualities, such as godliness, honesty, trustworthiness, mercy, respect and love for others, and self-sacrifice. As these can be achieved only by submitting to Allah, those entrusted with power and authority in a believing society possess the moral values of a believer revealed by Allah in the Qur'an. </text:p>
      <text:p text:style-name="P36">However, the situation in a society that does not know Allah is just the reverse: the moral values listed above have little importance, and the people know nothing of the Qur'an's moral teachings and so exaggerate the importance of material things. For example, for a great many people wealth is the highest value, for this is what makes a person important. In other words, money is their greatest idol. For this reason, the people of such a society believe that "everyone has his or her price." </text:p>
      <text:p text:style-name="P36">Therefore, the rich can reach the highest levels by "buying" influential or powerful people. When money is the most valuable thing, people who have it enjoy a strange kind of respect and admiration that gradually helps them to acquire the most power and authority. They form their society's various so-called elites and thus devise its norms and expectations. Most people accept their decisions and admire their lifestyles, behaviors and moral character, no matter how distorted these may be. In other words, they become "fashionable." </text:p>
      <text:p text:style-name="P36">The leaders of such societies are often mentioned in the Qur'an. They are called "the ruling circle of those who did not believe" and "the affluent people." The great majority of these types vigorously oppose the Messenger's message, urge others not to listen to him, and try to incite hostility toward him. In the Qur'an this unchanging rule is revealed as follows: </text:p>
      <text:p text:style-name="P38">We never sent a warner into any city without the affluent people in it saying: "We reject what you have been sent with." They also said: "We have more wealth and children. We are not going to be punished." (Surah Saba', 34-35)</text:p>
      <text:p text:style-name="P52"><text:soft-page-break/>So why do the elite react to Messengers in this way?</text:p>
      <text:p text:style-name="P37"/>
      <text:p text:style-name="P32">WHAT MESSENGERS PREACH: </text:p>
      <text:p text:style-name="P59">FAITH AND OBEDIENCE TO ALLAH</text:p>
      <text:p text:style-name="P57">All Messengers bring the same message from Allah. All the Messengers mentioned in the Qur'an demanded essentially the same two things from the communities they were sent to: The people must believe in Allah as the only Lord and, just as importantly, they must respect, fear, and obey Him. This unchanging message is revealed in Surat ash-Shu'ara': </text:p>
      <text:p text:style-name="P38">Noah's people denied the messengers. When their brother Noah said to them: "Will you not guard against evil? I am a faithful messenger to you, so have respect and fear of Allah, and obey me. I do not ask you for any wage for it. My wage is the responsibility of the Lord of all the worlds." (Surat ash-Shu'ara', 105-109)</text:p>
      <text:p text:style-name="P10">The 'Ad people denied the messengers when their brother Hud said to them: "Will you not guard against evil? I am a faithful messenger to you, so have respect and fear of Allah, and obey me. I do not ask you for any wage for it. My wage is the responsibility of the Lord of all the worlds." (Surat ash-Shu'ara', 123-127)</text:p>
      <text:p text:style-name="P8">The Thamud people denied the messengers, when their brother Saleh said to them: "Will you not guard against evil? I am a faithful messenger to you, so have respect and fear of Allah, and obey me. I do not ask you for any wage for it. My wage is the responsibility of the Lord of all the worlds." (Surat ash-Shu'ara', 141-145)</text:p>
      <text:p text:style-name="P8">Lot's people denied the messengers, when their brother Lot said to them: "Will you not guard against evil? I am a faithful messenger to you. So have respect and fear of Allah, and obey me. I do not ask you for any wage for it. My wage is the responsibility of the Lord of all the worlds." (Surat ash-Shu'ara', 160-164)</text:p>
      <text:p text:style-name="P8">The Companions of the Thicket denied the messengers, when Jethro said to them: "Will you not guard against evil? I am a faithful messenger to you. So have respect and fear of Allah, and obey me. I do not ask you for any wage for it. My wage is the responsibility of the Lord of all the worlds." (Surat ash-Shu'ara', 176-180) </text:p>
      <text:p text:style-name="P4">All other examples of the messages and language of the Messengers found in the Qur'an are similar. Allah reveals in other verses that the Prophet Jesus (as) and the Prophet Aaron (as) said this to their peoples: </text:p>
      <text:p text:style-name="P38">When Jesus came with the clear signs, he said: "I have come to you with Wisdom and to clarify for you some of the things about which you <text:soft-page-break/>have differed. Therefore, have respect and fear of Allah, and obey me. Allah is my Lord and your Lord, so worship Him. This is a straight path." (Surat az-Zukhruf, 63-64)</text:p>
      <text:p text:style-name="P10">Aaron had earlier said to them: "My people, it is just a trial for you. Your Lord is the All-Merciful, so follow me and obey my command." (Surah Ta Ha, 90)</text:p>
      <text:p text:style-name="P4">One of the verses of the Qur'an in which believers are commanded to obey the Prophet Muhammad (saas) reads:</text:p>
      <text:p text:style-name="P38">Say: "Obey Allah and the Messenger (Muhammad). Then if they turn away, he is only responsible for what he is charged with, and you are responsible for what you are charged with. If you obey him, you will be guided. The Messenger is only responsible for the [message's] clear transmission." (Surat an-Nur, 54)</text:p>
      <text:p text:style-name="P53"><text:span text:style-name="T11">As we can see, all of Allah's Messengers invite their people to have faith in Allah and serve Him. They warn them about the Hereafter, inform them that this world is transient, and that they will be rewarded in the Hereafter for what they did here. In addition, they ask for the people's obedience. For this is Allah's commandment revealed in the Qur'an: </text:span><text:span text:style-name="T12">"If you obey him, you will be guided"</text:span><text:span text:style-name="T11"> (Surat an-Nur, 54). They make this request because only His Messengers can lead their people to the truth by calling upon them to live according to Allah's religion. </text:span></text:p>
      <text:p text:style-name="P36">But the Messenger's leading opponents do not accept this, because the majority of the elite have made everyone dependent on them and their material wealth. However, the Messengers proclaim that there is no other Deity and "Lord" (teacher, guide, and judge) besides Allah, and that He has commanded everyone to obey them. When the people accept this, they become believers in Allah and abandon whatever else they had been worshipping. As this signifies the end of the leaders' power and authority, they become the Messengers' greatest opponents. Another reason why the people in question react against Messengers is that according to their own foolishness and inappropriate criteria they are jealous of these holy individuals who are so valuable and superior in the Sight of Allah.</text:p>
      <text:p text:style-name="P36"/>
      <text:p text:style-name="P44">WHY THE MESSENGERS ARE OPPOSED</text:p>
      <text:p text:style-name="P57">The way that leaders foolishly try to set traps for a Messenger is based on the fact that Allah's Messengers and believers who support them spoil the immoral and perverted order established by unbelievers. Messengers summon their people to serve only Allah. When they begin to do so, the Qur'anic understanding of justice and morality begin to take hold in <text:soft-page-break/>society. The resulting honesty, sincerity, self-sacrifice, industriousness, and similar moral qualities will upset those who are corrupt and unjust, as well as those who exploit others to gain rank and position. It will also make those who have adopted a shameless, immoral lifestyle and who transgress the limits that Allah has set uncomfortable. </text:p>
      <text:p text:style-name="P36">Those who control others by making them dependent upon their wealth, rank, and position fear that they will lose the people's obedience, for now they will listen only to the Messenger, submit themselves to Allah, and act according to the Qur'anic teachings and norms. These are the genuine people who follow the Qur'anic teachings of what is lawful and unlawful. In other words, they do not steal or engage in corruption, defend the poor and the orphaned. Therefore, they ignore their unbelieving society's traditional norms. The message of prophets and believers thus impinge on unbelievers' interests.</text:p>
      <text:p text:style-name="P41">Something else that upsets the society's leaders is that, despite their power, respectability, and authority, a person who is not one of them has been accepted and is now exposing their own falsehoods and those of their system by his religious and moral way of life. As we stated earlier, since they evaluate matters very foolishly and think in a very distorted manner these leaders cannot tolerate even the idea that a Messenger could get the better of them. </text:p>
      <text:p text:style-name="P36">Given that Allah's Messengers are the wisest and morally the purest individuals in the world, the leading unbelievers are jealous of them and try to embarrass them in the eyes of society. But it is in fact only themselves who end up embarrassed. For example, the Meccan unbelievers leveled many false accusations against our Prophet (saas), hoping that their mocking words and insults would debase one so high in Allah's Sight in the believers' eyes. But they failed, for such attempts only increased the believers' zeal and strengthened their unity. Allah describes some of the slanders uttered by these people:</text:p>
      <text:p text:style-name="P38">Those who do not believe say: "This is nothing but a lie he has invented, and other people have helped him to do it." They have brought injustice and falsehood. They say: "It is myths of previous peoples that he has had transcribed and that are read out to him in the morning and the evening." Say: "The One Who sent it down is He Who knows all of the hidden secrets in the heavens and Earth. He is Ever-Forgiving, Most Merciful." (Surat al-Furqan, 4-6)</text:p>
      <text:p text:style-name="P52">Another reason why the great majority of leaders react against a Messenger is because according to their own distorted value judgments they are jealous of someone who is not a member of the elite assuming a leadership position and evaluate matters in the light of their own unpleasant logic.</text:p>
      <text:p text:style-name="P46"><text:soft-page-break/></text:p>
      <text:p text:style-name="P29">These Leaders Cannot Appreciate What <text:s text:c="2"/>Messengers Are</text:p>
      <text:p text:style-name="P13">The major characteristic of unbelievers, especially of their leaders, is that they cannot evaluate a situation according to the dictates of their conscience. This is described in detail in the Qur'an. And there is no doubt that this characteristic also applies to the leading unbelievers. One of the clearest indications of this is their inability to understand what a Messenger is: an envoy of Allah sent to direct a society in His way. This is certainly an important responsibility, but the leaders cannot grasp this subtlety and so regard a Messenger as an ordinary individual, the same as themselves. Naturally, they evaluate his message in terms of their own distorted logic and silly traditions and rules, which are not based upon the Qur'an. </text:p>
      <text:p text:style-name="P36">One of the strictest rules and traditions concerns a leader's qualifications. As a general rule, one who wants to lead a society must have certain material qualifications: a good lineage or wealth. In other words, he must be a member of a class that regards itself, in its own eyes, as the elite .</text:p>
      <text:p text:style-name="P36">Unbelievers interpret a Messenger's message according to this distorted logic. In their unintelligent eyes, "if Allah is to have a Messenger," he must be someone from their group: wealthy or well known. They believe that someone who does not come from their social class cannot be Allah's Messenger and, therefore, cannot be a leader. This foolishness inflicts great losses and suffering on them both in this world and in the Hereafter. In the Qur'an this way of thinking is revealed in the account of Talut: </text:p>
      <text:p text:style-name="P38">Their Prophet said to them: "Allah has appointed Talut to be your king." They asked: "How can he have kingship over us when we have much more right to kingship than he does? He does not even have much wealth!" He said: "Allah has chosen him over you and favored him greatly in knowledge and physical strength. Allah gives kingship to anyone He wills. Allah is All-Encompassing, All-Knowing." (Surat al-Baqara, 247)</text:p>
      <text:p text:style-name="P53"><text:span text:style-name="T11">This superficial and flawed way of thinking is quite widespread among leading unbelievers. This explains why the Makkan elite rejected the Prophet Muhammad's (saas) mission. As revealed in the Qur'an, they turned their faces and asked: </text:span><text:span text:style-name="T12">"Has the Reminder been sent down to him out of all of us?"</text:span><text:span text:style-name="T11"> (Surah Sâd, 8). This is an explicit example of unbelievers' lack of rationality, and their psychology is described in other verses as follows:</text:span></text:p>
      <text:p text:style-name="P38">But when the truth came to them, they said: "This is magic and we reject it." They ask: "Why was this Qur'an not sent down to one of the great men of the two cities?" (Surat az-Zukhruf, 30-31)</text:p>
      <text:p text:style-name="P52"><text:soft-page-break/>Allah answers this question in the next verse:</text:p>
      <text:p text:style-name="P38">Is it, then, they who allocate the mercy of your Lord?... (Surat az-Zukhruf, 32) </text:p>
      <text:p text:style-name="P52">According to the unbelievers' twisted way of thinking, the fact that the Messenger is chosen by Allah is not enough. Their only criterion in their distorted logic is material wealth, and they therefore evaluate the Messenger in its light. According to their distorted logic, such a person must have great material wealth so that he will be obeyed. These foolish expectations on the part of unbelievers are revealed thus in the Qur'an: </text:p>
      <text:p text:style-name="P38">We have provided throughout this Qur'an all kinds of examples for people, but most people spurn anything but disbelief. They say: "We will not believe you until you make a spring gush out from the ground for us; or have a garden of dates and grapes through which you make rivers come pouring; or make the sky, as you claim, fall down on us in lumps; or bring Allah and the angels here as a guarantee; or possess a house built out of gleaming gold; or ascend up into heaven – and even then we will not believe in your ascent unless you bring us down a book to read!" Say: "Glory be to my Lord! Am I anything but a human messenger?" (Surat al-Isra', 89-93)</text:p>
      <text:p text:style-name="P52">However, believers attach themselves to a Messenger not because of his wealth but because Allah has chosen him. They obey him because of his faith in and closeness to Allah. Unbelievers cannot appreciate this, for they think that people obey the Messengers because of their wealth. So, this is one of the reasons why they attack a Messenger and believers, and initiate a struggle. A striking example revealed by Allah in the Qur'an of the immoral attitude of the elite toward Messengers, and where that immorality and unintelligence leads them can be seen in the struggle between the Prophet Moses (as) and Pharaoh.</text:p>
      <text:p text:style-name="P37"/>
      <text:p text:style-name="P29">The Prophet Moses (as) and Pharaoh</text:p>
      <text:p text:style-name="P13">As revealed in the Qur'an, Pharaoh was an oppressor who ruled the Egyptians with his material and military might. He especially oppressed and tortured the Israelites, who were forced to work as slaves in Egypt. Pharaoh's regime is described in the Qur'an as follows: </text:p>
      <text:p text:style-name="P38">Pharaoh exalted himself arrogantly in the land and divided its people into camps, oppressing one group of them by slaughtering their sons and letting their women live. He was one of the corrupters. (Surat al-Qasas, 4)</text:p>
      <text:p text:style-name="P52"><text:soft-page-break/>Allah sent the Prophet Moses (as) as a Messenger and Prophet to free the Israelites from Pharaoh's cruelty and to lead them to the right path. The Prophet Moses (as) asked Pharaoh for permission to lead the Israelites out of Egypt, but Pharaoh refused since that would, in his own foolish eyes, cast a shadow on his power. He was irrational enough to insist on his perversion and claim to be the "Lord of all Egypt." (Surely Allah is beyond that) He ruthlessly oppressed the people and made them agree that his distorted ideas were the only right ones: </text:p>
      <text:p text:style-name="P38">... "I only show you what I see myself, and I only guide you to the path of rectitude." (Surah Ghafir, 29)</text:p>
      <text:p text:style-name="P52">For this reason, Pharaoh could not allow the Prophet Moses (as) to become the Israelites' leader. In his foolish mind all of Egypt belonged to him and he could not imagine that the Prophet Moses (as), who had no material wealth, could be their leader. </text:p>
      <text:p text:style-name="P36">Pharaoh was jealous of the Prophet Moses (as) and nursed a deep hatred for him. Displaying his superior wealth, power, and possessions, he foolishly tried to belittle Allah's Messenger with deceptive words. But at the end of the day he was the only one to be humiliated and lost everything in this world and the Hereafter. Pharaoh's words are quoted as follows in the Qur'an:</text:p>
      <text:p text:style-name="P38">Pharaoh called to his people, saying: "My people, does the kingdom of Egypt not belong to me? Do not all these rivers flow under my control? Do you not then see? Am I not better than this man who is contemptible and can scarcely make anything clear? Why have gold bracelets not been put upon his arms, and why is there not a train of angels accompanying him?" In that way, he swayed his people and they succumbed to him. They were a people who had gone astray. (Surat az-Zukhruf, 51-54)</text:p>
      <text:p text:style-name="P53"><text:span text:style-name="T11">As we see, Pharaoh was so irrational and depraved as to present himself as the "Lord of Egypt." (Surely Allah is beyond that) But the Prophet Moses (as) said that Allah was the </text:span><text:span text:style-name="T12">"Lord of everything on Earth, in the heavens and in between," </text:span><text:span text:style-name="T11">which of course included Egypt, and this upset Pharaoh. This conversation is related in the Qur'an as follows: </text:span></text:p>
      <text:p text:style-name="P38">Pharaoh asked: "What is the Lord of all the worlds?" He [Moses] replied: "The Lord of the heavens and Earth and everything between them, if you knew for sure." He [Pharaoh] said to those around him: "Are you listening?" He [Moses] said: "Your Lord and the Lord of your forefathers, the previous peoples." He [Pharaoh] said: "This Messenger, who has been sent to you, is mad." He [Moses] replied: "The Lord of the East and the West and everything between them, if you used your <text:soft-page-break/>intellect." He [Pharaoh] said: "If you take any deity other than me, I will certainly throw you into prison." (Surat ash-Shu'ara', 23-29)</text:p>
      <text:p text:style-name="P52">Pharaoh was hostile to the Prophet Moses (as) because the truths he told threatened his kingdom's twisted order. Pharaoh knew that Allah existed, and said as much: </text:p>
      <text:p text:style-name="P38">... "Council, I do not know of any other deity for you apart from me. Haman, kindle a fire for me over the clay and build me a lofty tower so that, perhaps, I may be able to climb up to Moses' god! I consider him a blatant liar." (Surat al-Qasas, 38)</text:p>
      <text:p text:style-name="P52">This distorted logic of Pharaoh's betrays a general characteristic of those who lead the forces of opposition against Allah's Messengers: their distorted belief in Allah. For this reason, they do not recognize that they owe obedience to His Messengers. When a Messenger tells them that their society's status quo has become corrupt and asks them to give up their dishonest profits and become his followers, these arrogant leaders, who have been spoiled by their blessings, respond with anger and hostility. </text:p>
      <text:p text:style-name="P36">In the Qur'an, Allah informs us of their state and states that He will choose His Messengers: </text:p>
      <text:p text:style-name="P38">And likewise in every city, We set up its greatest wrongdoers to plot in it. They plot against themselves alone, but they are not aware of it. When a sign comes to them, they say: "We will not believe until we have been given the same as the messengers of Allah were given." Allah knows best where to place His message. Debasement in the Sight of Allah and a severe punishment will strike those who did wrong for the plots that they concocted. (Surat al-An'am, 123-124)</text:p>
      <text:p text:style-name="P51"/>
      <text:p text:style-name="P31">TRAPS SET FOR THE MESSENGERS</text:p>
      <text:p text:style-name="P57">Many accounts of the Messengers relate the opposition, assaults, plots, and accusations that the unbelievers launch against them. No Messenger has ever been exempted from such abuse. The struggle between Allah's Messengers and leading unbelievers has been going on ever since Allah sent the Prophet Adam (as) to Earth.</text:p>
      <text:p text:style-name="P36">But there is an interesting aspect to this abuse, which the elite set about opposing the Messengers but which had actually been defeated before they even began it: The leaders generally do not deny Allah's existence and thus reject His ordinances; on the contrary, they claim that they genuinely believe in Allah but lie in saying the Messenger is not Allah's envoy. They even utterly foolishly and immorally slander these holy Messengers of Allah by saying they are solely <text:soft-page-break/>interested in their own worldly advantage. They issue another slander by saying that his followers are "deceived" and "bewitched," and, in their own foolish minds, organize themselves to "save society from him." According to their distorted logic, they think that their own traditional social organization is right and that "someone with no wealth or rank" must be trying to sow confusion and ruin the existing order for his own interests. But it is they who have strayed into perversion. The only true path is that shown by Allah and His Messenger. But those people are suffering the pain and anguish of not living by the moral values revealed by Allah. The Messenger invites them to true salvation from the disasters afflicting them. People who heed that call are acting in their own interests, while those who not are acting against those interests.</text:p>
      <text:p text:style-name="P36">The general spiritual condition of the people who set traps for these superior, intelligent, worthy, and highly moral individuals is certainly in a state of decay. We can understand from the Qur'anic accounts that those who set traps for the Messengers are those who could easily commit murder. For example, in the Qur'an Allah tells us about the Prophet Joseph's (as) brothers, who planned to martyr him out of jealousy: </text:p>
      <text:p text:style-name="P38">[Joseph's brothers said:] "Kill Joseph or expel him to some land so that your father will look to you alone, and then you can be people who do right." (Surah Yusuf, 9)</text:p>
      <text:p text:style-name="P52">Those who set the trap claim to be good people. In fact, this is a major ploy that the unbelievers use to "prove" that they are working for the good of society. Leaders of unbelievers, who have literally become expert at portraying good as evil, and evil as good, strive to spread propaganda against believers by way of lies, slanders and false accusations, and carefully wage a campaign of psychological warfare. Pharaoh tried to justify threatening the Prophet Moses (as) with martyrdom because he lied that he did not want to impugn religion and to unleash disorder. In spite of his cruelty and oppression, he proclaimed himself to be the protector of society's values. The real aim here, of course, was to try to turn society against the Prophet Moses (as) by misusing areas in which people are particularly sensitive. Pharaoh's words are revealed in the Qur'an:</text:p>
      <text:p text:style-name="P38">Pharaoh said: "Let me kill Moses, and let him call upon his Lord. I am afraid that he may change your religion and bring about corruption in the land." (Surah Ghafir, 26)</text:p>
      <text:p text:style-name="P52">In other words, Pharaoh supposedly wanted to save the people from the Prophet Moses (as). But it was actually Pharaoh himself causing corruption on Earth, while society's true savior was the Prophet Moses (as) and the true path he called people to. This disingenuousness is a common characteristic of all <text:soft-page-break/>unbelievers. The following conversation between the Prophet Noah (as) and the leaders of his people is related in the Qur'an:</text:p>
      <text:p text:style-name="P38">The ruling circle of his people – those who did not believe and denied the encounter of the Hereafter and to whom We had given opulence in this world – said: "This is nothing but a human being like yourselves, who eats what you eat and drinks what you drink. If you were to obey a human being like yourselves, you would, in that case, definitely be the losers. Does he promise you that when you have died and become dust and bones you will be brought forth again? What you have been promised is sheer nonsense! What is there but our life in this world? We die and we live, and we will not be raised again. What is he but a man who has invented a lie against Allah? We do not believe in him." (Surat al-Muminun, 33-38)</text:p>
      <text:p text:style-name="P52">Such unbelieving leaders spread amazing propaganda against the Messengers. They deny one of religion's most important foundations: the existence of the Hereafter. They do not admit that they reject Allah, but foolishly portray the Messengers as "inventors of lies in His name and exploiters of religion." This is certainly terribly immoral and a total lie and slander. But some people, who have lost the capacity to distinguish between right and wrong from living far removed from religious moral values, fall under the spell of this propaganda based on lies. But for believers, albeit in few in number, upon whom Allah bestows faith, these slanders, attacks and propaganda are all excellent means whereby they love the Messenger even more, become more genuinely attached to him and increase their religious fervor and excitement. That is because each one of these phenomena takes place as promised by Allah and is created as one of our Lord's wise tests. Another irrational claim that unbelievers make is that the Messengers are just normal people who eat and drink like everyone else. Therefore, there is no advantage in following them. But this is nonsense, because a Messenger is a human being who lives like everyone else – the only difference is that Allah has chosen him, made him superior with blessings from His Presence and led him to the truth. For this reason, those who obey the one true Messenger have chosen to follow a guide to the truth. </text:p>
      <text:p text:style-name="P36">It is revealed in the Qur'an that people with no faith expect a Messenger to be an extraordinary individual, but that this is a mistake. Allah speaks of these people thus:</text:p>
      <text:p text:style-name="P38">Nothing prevents people from believing when guidance comes to them, but the fact that they ask: "Has Allah sent a human being as messenger?" Say: "If there had been angels on Earth going about in <text:soft-page-break/>peace, We would have sent down to them an angel from heaven as a messenger." (Surat al-Isra', 94-95)</text:p>
      <text:p text:style-name="P52">The main reason why unbelievers oppose the Messengers is not, as they untruthfully maintain, because they want to protect the people from the Messenger's ideas. Rather, it is because such people seek only their own advantage and thus are hostile to a Messenger, who is viewed as a threat to these advantages. Therefore, the leading unbelievers think they must stop a Messenger from communicating his message. </text:p>
      <text:p text:style-name="P36">The first thing they do is spread negative propaganda about the Messenger and his message. Some classic accusations are related in the Qur'an. But it is useful here to recall an important matter: No matter what the unbelievers do to disparage a Messenger and his followers, at least in their own foolish eyes, and no matter what accusations they allege, they will fail. Contrary to what they expect, their insults, accusations, and calumnies will have no ill effect on the believers, who are aware that they will be rewarded in this life in the finest manner and the Hereafter for enduring such things patiently, reacting to them properly, and holding fast to His way and religious morality.</text:p>
      <text:p text:style-name="P45">Slanders against Messengers</text:p>
      <text:p text:style-name="P13">Believers know that all such accusations made against them are gossip and slander created by Allah to test them. That is because it is foretold in the Qur'an that all these things will certainly befall believers. It is revealed as follows in one verse:</text:p>
      <text:p text:style-name="P38">You will be tested in your wealth and in yourselves, and you will hear many abusive words from those given the Book before you and from the idolaters. But if you are steadfast and guard against evil, that is the most resolute course to take. (Surah Al 'Imran, 186)</text:p>
      <text:p text:style-name="P52">Allah has promised that these tests will purify those who endure them in this world. For example, the unbelievers tried, in their own eyes, to oppress the Prophet Moses (as) with accusations and insults, but Allah exonerated him: </text:p>
      <text:p text:style-name="P38">O you who believe! Do not be like those who abused Moses. Allah absolved him of what they said, and he was highly honored in Allah's Sight. (Surat al-Ahzab, 69)</text:p>
      <text:p text:style-name="P52">In the same way, they leveled serious accusations against the Prophet Joseph (as) with regard to his chastity. Although everyone knew that he had preserved his chastity, that he had committed no crime, that he was an innocent and immaculate individual, and although everyone realized this and that all the evidence proved the Prophet Joseph's (as) innocence, they nonetheless threw him into prison:</text:p>
      <text:p text:style-name="P38"><text:soft-page-break/>Then, after they had seen the signs, they thought that they should still imprison him for a time. (Surah Yusuf, 35)</text:p>
      <text:p text:style-name="P52">Although the Prophet Joseph (as) has committed no crime, he spent years in prison. Later on, the truth came out and he was cleared. And Allah made this holy individual responsible for the Egyptian Treasury. This is described as follows in verses:</text:p>
      <text:p text:style-name="P38">He [the King] asked [the women]: "What was this past affair of yours when you solicited Joseph?" Then they said: "Allah forbid! We know no bad of him." The governor's wife then said: "The truth has now emerged. Indeed, I tried to seduce him then and he has simply told the honest truth." [Then Joseph said:]"In this way, he [the governor] may know at last that I did not dishonor him behind his back and that Allah most surely does not guide the deviousness of the dishonorable." (Surah Yusuf, 51-52)</text:p>
      <text:p text:style-name="P52">After his innocence became known, the Prophet Joseph (as) came to lead his people and assume power. Allah reveals thus in verses on the subject:</text:p>
      <text:p text:style-name="P42">He [Joseph] said: "Entrust the treasures of the land to me. In truth, I am a knowing guardian." And thus We established Joseph in the land so he could live in any place he pleased. We grant Our grace to anyone We will, and We do not allow to go to waste the wage of any people who do good. (Surah Yusuf, 55-56)</text:p>
      <text:p text:style-name="P52">The Messengers are not concerned with being exonerated in the eyes of others. It is enough for them that All-Knowing Allah knows what they are doing and what is in their hearts. But it is revealed in the Qur'an that the pangs of Hell await those who make false accusations against the Messengers and believers:</text:p>
      <text:p text:style-name="P38">Those who accuse chaste believing women, unaware [of the evil], are cursed both in this world and the Hereafter, and will have a terrible punishment on the Day when their tongues, hands, and feet will testify against them about what they were doing. On that Day, Allah will pay them in full what is due to them, and they will know that Allah is the Clear Truth. (Surat an-Nur, 23-25)</text:p>
      <text:p text:style-name="P52">In another verse it is revealed what will happen to those who accuse believing men and women of committing sins, which they did not:</text:p>
      <text:p text:style-name="P38">And those who abuse believing men and women when they have not merited it, [will] bear the weight of slander and clear wrongdoing. (Surat al-Ahzab, 58)</text:p>
      <text:p text:style-name="P52">Now we will examine the accusations made against the Messengers, as well as <text:soft-page-break/>the methods used to sully their characters.</text:p>
      <text:p text:style-name="P37"/>
      <text:p text:style-name="P30">The accusation that messengers seek their own advantage</text:p>
      <text:p text:style-name="P79">The most frequent accusation made by the unbelievers' leaders is the totally immoral lie that the Messenger does not believe in what he proclaims, but rather is only seeking his own advantage and personal gain. Furthermore, they claim that the Messenger's "thirst for power" underlies his demand to be obeyed. The fact is, however, that Messengers are immaculate people who charge people nothing, who have no worldly expectations, who look for Allah's approval alone and who live in the hope of His mercy, good pleasure and Paradise. Messengers expect nothing in worldly terms, although Allah bestows the world's finest blessings on these sincere and righteous servants of His. For example, Pharaoh and his circle claimed that the Prophet Moses (as) was not interested in calling people to religion; all he wanted was to "gain greatness in the land": </text:p>
      <text:p text:style-name="P38">They said: "Have you come to us to turn us from what we found our fathers doing and to gain greatness in the land? We do not believe you." (Surah Yunus, 78)</text:p>
      <text:p text:style-name="P52">It is revealed in the Qur'an that the same ugly accusation was made about the Prophet Noah (as):</text:p>
      <text:p text:style-name="P38">We sent Noah to his people, and he said: "My people, worship Allah. You have no deity other than Him. So will you not guard against evil?" The ruling circle of his unbelieving people said: "This is nothing but a human being like yourselves who simply wants to gain ascendancy over you. If Allah had wanted, He would have sent down angels. We never heard of anything like this among our ancestors, the earlier peoples." (Surat al-Muminun, 23-24)</text:p>
      <text:p text:style-name="P52">These verses show that one of the unbelievers' foolish errors lies in maintaining that the Messengers are ordinary people like themselves. The fact is that every Messenger is a superior and holy person in the Sight of Allah. The Prophet Moses (as) and all other Messengers, without exception, call their people to obey them – but only for the sake of gaining Allah's approval. Each Messenger and those who believe in and obey him are Allah's servants. Thus, when a Messenger calls people to obey him, he is actually calling them to serve Allah: </text:p>
      <text:p text:style-name="P38">It is not right for any human being that Allah should give him the Book and Judgment and Prophethood, and then that he should say to people: "Worship me rather than Allah." Rather he will say: "Be people <text:soft-page-break/>of the Lord, because of your knowledge of the Book and because you study." He would never command you to take the angels and the prophets as Lords. Would He command you to abandon belief after being Muslim? (Surah Al 'Imran, 79-80)</text:p>
      <text:p text:style-name="P52">However, as we have seen, Pharaoh and other leading unbelievers foolishly and supposedly claimed to be "gods" (surely Allah is beyond that). This is one of the reasons why, unless these unbelievers repent and change their ways, they will be rewarded with great torment. <text:s/></text:p>
      <text:p text:style-name="P47"><text:s/></text:p>
      <text:p text:style-name="P30">The accusation that messengers are crazy</text:p>
      <text:p text:style-name="P79">Another of the slanderous techniques frequently employed by unbelievers is to accuse the Messenger, and sometimes also the believers with him, of "madness." This foolish accusation has been made about nearly all Messengers. This is often referred to in the Qur'an. For example, the Prophet Noah (as) was called a "madman":</text:p>
      <text:p text:style-name="P38">"He is nothing but a man possessed, so wait a while and see what happens to him." (Surat al-Muminun, 25)</text:p>
      <text:p text:style-name="P10">Before them, the people of Noah denied the truth. They denied Our servant, saying: "He is madman," and he was driven away with jeers. (Surat al-Qamar, 9) </text:p>
      <text:p text:style-name="P4">The same accusation was made against our Prophet (saas): </text:p>
      <text:p text:style-name="P38">They say: "You, to whom the Reminder has been sent down, are clearly crazy. Why do you not bring angels to us if you are telling the truth?" (Surat al-Hijr, 6-7) </text:p>
      <text:p text:style-name="P10">Do they not ponder these words? Has anything come to them that did not come to their ancestors, the previous peoples? Or is it that they do not recognize their messenger and, therefore, do not acknowledge him? Or do they say: "He is a man possessed" when he has brought the truth to them? But most of them hate the truth. (Surat al-Muminun, 68-70)</text:p>
      <text:p text:style-name="P4">The same slander was directed against the Prophet Moses (as):</text:p>
      <text:p text:style-name="P38">He [Pharaoh] said: "This messenger, who has been sent to you, is crazy." (Surat ash-Shu'ara', 27)</text:p>
      <text:p text:style-name="P52">Allah tells us that all peoples tend to make false accusations against the Messengers sent to them:</text:p>
      <text:p text:style-name="P38">Those who do not believe ask: "Shall we point out to you a man who will tell you that when you have completely disintegrated you will then be recreated all anew? Has he invented a lie against Allah, or is he <text:soft-page-break/>possessed?" No indeed! Those who do not believe in the Hereafter are in punishment and deeply misguided. (Surah Saba', 7-8)</text:p>
      <text:p text:style-name="P12">How shall they be reminded when a clear messenger has already come to them? But then they turned away from him and said: "He is an instructed madman!" (Surat ad-Dukhan, 13-14)</text:p>
      <text:p text:style-name="P4">Since the leading unbelievers are unable to properly appreciate the might of Allah they are also unable to comprehend the courage of the Messengers, their determination in their struggle and the source of their relevant strength and influence. While personal gain is their first criterion, a Messenger gives up his personal advantage to deliver Allah's message. Personal gain is an unbelievers' sole criterion; they observe only their own interests. In contrast, the Messenger sacrifices all his personal interests in order to preach the word. According to the distorted logic of the unbelievers, such behavior is opposed to worldly gain and is, therefore, a type of madness.</text:p>
      <text:p text:style-name="P36">However, by forgoing this world entirely, a Messenger gains Allah's approval and mercy, as well as the promise of Paradise, which nothing else can equal in value. But unbelievers cannot grasp this.</text:p>
      <text:p text:style-name="P37"/>
      <text:p text:style-name="P30">The accusation that messengers are magicians</text:p>
      <text:p text:style-name="P79">We are also informed in the Qur'an that these leaders of unbelievers cannot understand how anyone obeys the Messenger. Even though the majority of people are opposed to the Messenger, there are still some people – believers – who understand the truths imparted by him and are sincerely devoted to him. Believers know that he is Allah's Messenger and guides them according to His ordinances. As a result, they are loyal to him and feel great love and respect for him. </text:p>
      <text:p text:style-name="P43"><text:span text:style-name="T11">This is difficult for the leading unbelievers to understand, for according to their distorted logic, the Messenger's message is nothing </text:span><text:span text:style-name="T12">"but the myths of previous peoples"</text:span><text:span text:style-name="T11"> (Surat al-Muminun, 83). However, believers are deeply attached to these truths, which the unbelievers call "myths." The unbelievers try to dismiss, in their own eyes at least, the wisdom and striking ability to communicate of the Messenger, which he possesses as a blessing from Allah, as sorcery, brainwashing, and casting spells. According to this lie they so frequently resort to, the Messenger is brainwashing the people around him and supposedly casting a spell over them. The fact is, however, that Messengers are responsible for much that is valuable and worthy, that the unbelievers can never understand, by cleansing believers' brains of every last vestige of immorality and unpleasantness left over from the society of ignorance.</text:span></text:p>
      <text:p text:style-name="P36">These slanders of the unbelievers are again described in the Qur'an: </text:p>
      <text:p text:style-name="P38"><text:soft-page-break/><text:span text:style-name="T37"><text:s/></text:span>Do people find it so surprising that We should reveal to a man among them: "Warn humanity and give good news to those who believe that they are on a sure footing with their Lord?" The unbelievers exclaim: "This is downright magic!" (Surah Yunus, 2) </text:p>
      <text:p text:style-name="P10">They are surprised that a warner should come to them from among themselves. The unbelievers say: "This is a lying magician. Has he turned all the deities into One God? That is truly astonishing!" (Surah Sâd, 4-5)</text:p>
      <text:p text:style-name="P4">They made the same accusation against the Prophet Moses (as): </text:p>
      <text:p text:style-name="P38">And also in Moses, when We sent him to Pharaoh with clear authority. But he turned away with his forces, saying: "A magician or a madman!" (Surat adh-Dhariyat, 38-39) </text:p>
      <text:p text:style-name="P10">The ruling circle of Pharaoh's people said: "This is certainly a skilled magician." (Surat al-A'raf, 109)</text:p>
      <text:p text:style-name="P10">We sent Moses with Our signs and clear authority to Pharaoh, Haman, and Qarun. But they said: "A lying magician." (Surah Ghafir, 23-24)</text:p>
      <text:p text:style-name="P4">It is revealed in the Qur'an that making this accusation of "sorcery" has almost become a tradition among unbelievers: </text:p>
      <text:p text:style-name="P38">Similarly, no messenger came to those before them without them exclaiming: "A magician or a madman!" Did they bequeath this to each other? Indeed, they are an unbridled people. (Surat adh-Dhariyat, 52-53)</text:p>
      <text:p text:style-name="P51"/>
      <text:p text:style-name="P49">The accusation that messengers are liars</text:p>
      <text:p text:style-name="P79">Along with the above accusations, the Qur'an also mentions another: that the Messenger is a liar. One of the unbelieving leaders' main worries is that the people will accept the truth of the Messenger's message and adopt the fine moral system commanded by Allah to which he is calling them. If this happened, their own false systems, as well as their power and authority, would crumble and collapse. </text:p>
      <text:p text:style-name="P36">The accusations mentioned above are designed to show, at least in their own eyes, that the Messenger's message is not true. They seek to camouflage the fact that a Messenger is Allah's Messenger and to convince their people that what he says is his own invention. Otherwise, almost no one would openly show hostility toward a Messenger out of fear of opposing Allah's Messenger. </text:p>
      <text:p text:style-name="P36">In the Qur'an this accusation is revealed as follows: </text:p>
      <text:p text:style-name="P38">The ruling circle of those of his [Hud's] unbelieving people said: "We consider you a fool and think you are a liar." (Surat al-A'raf, 66)</text:p>
      <text:p text:style-name="P10"><text:soft-page-break/>The ruling circle of those of his [Noah's] unbelieving people said: "We see you as no more than a human being like ourselves. We do not see anyone but the lowest of us following you, unthinkingly. We do not see you as superior to us. On the contrary, we consider you to be liars." (Surah Hud, 27)</text:p>
      <text:p text:style-name="P5">The Thamud people denied the warnings. They said: "Are we to follow a human being, one of us? Then we would truly be misguided, quite insane! Has the Reminder been given to him from among all of us? No indeed! He is an impudent liar." (Surat al-Qamar, 23-25)</text:p>
      <text:p text:style-name="P7"><text:span text:style-name="T50">There are other accusations as well, such as ridiculing and belittling the Messengers: </text:span><text:span text:style-name="T52">"We sent messengers before you among the disparate groups of previous peoples. No messenger came to them without their mocking him" </text:span><text:span text:style-name="T50">(Surat al-Hijr, 10-11). They also ignore their own vices and unpleasant life styles and accuse the immaculate Messengers and their followers of "heresy" and even of "unchastity." The Prophet Joseph (as) and Hazrat Maryam (as) were both accused of unchastity. Yet these slanders have in fact been a source of honor for all the Messengers, Prophets and true believers throughout the course of history, and have raised them in the Sight of Allah and the eyes of other believers many times over. </text:span></text:p>
      <text:p text:style-name="P36">But it is absolutely certain that such accusations can never intimidate a Messenger and his followers, for their basic goal is to gain Allah's approval and mercy and to obtain the promise of Paradise. For this reason, obstacles along the way never deter believers or weaken their resolve. In the Qur'an, Allah tells us about the difficulties that believers will face. </text:p>
      <text:p text:style-name="P36">Believers know that they will be abused verbally: </text:p>
      <text:p text:style-name="P38">You will be tested in your wealth and in yourselves, and you will hear many abusive words from those given the Book before you and from those who are idolaters. But if you are steadfast and guard against evil, that is the most resolute course to take. (Surah Al 'Imran, 186) </text:p>
      <text:p text:style-name="P53"><text:span text:style-name="T11">The Messenger and his followers pay no attention to these false accusations and slander, for they are those </text:span><text:span text:style-name="T12">"who strive in the way of Allah and do not fear the blame of any censurer"</text:span><text:span text:style-name="T11"> (Surat al-Ma'ida, 54). </text:span></text:p>
      <text:p text:style-name="P36">In time, the leading unbelievers will certainly notice that the accusations made against the Messenger and his followers have not achieved the desired goal. The classic behavior these leaders will then adopt is to resort to what they imagine to be more "effective" measures: they turn instead toward another piece of unpleasantness that can never bear fruit either. They try, in their own eyes, to put pressure on the Messenger.</text:p>
      <text:p text:style-name="P45">Actual Assaults against Messengers</text:p>
      <text:p text:style-name="P13"><text:soft-page-break/>When a Messenger tells the people about Allah's religion, the unbelievers' leaders react more and more ferociously. When they see the true religion continue to spread despite all of their accusations and calumnies, they resort to what they consider to be more "effective," such as setting traps. </text:p>
      <text:p text:style-name="P36">In the Qur'an one "plot" against the Messenger is revealed as follows:</text:p>
      <text:p text:style-name="P38">When those who do not believe were plotting against you to imprison, kill, or expel you: they were plotting and Allah was plotting, but Allah is the Best of Plotters. (Surat al-Anfal, 30)</text:p>
      <text:p text:style-name="P52">The unbelievers' goal is to have the Messenger arrested, martyred, or expelled. The word "plot" here is thought-provoking: Instead of confronting a Messenger openly, the unbelievers resort to plots in an attempt to achieve the above-mentioned goal. But as the verse says, their plots can never harm a Messenger, for Allah will protect His Messenger until his work is completed. In the Qur'an it is revealed that nearly all of the Messengers were threatened with martyrdom, prison, or torture and that the unbelievers' threats often turned into actual assaults.<text:tab/></text:p>
      <text:p text:style-name="P37"/>
      <text:p text:style-name="P30">Attempts to exile Messengers</text:p>
      <text:p text:style-name="P79">As revealed in the Qur'an, exile is one of the methods unbelievers foolishly think they can use to silence the Messengers. They think scattering a Messenger and his followers by driving them away from their homes will cause them to become powerless and that this will enable them to neutralize them. For example, they tried to exile the Prophet Lot (as) and his family because they lived pure and honest lives among their corrupt people. In the Qur'an Allah relates how they ridiculed the Prophet Lot's (as) message:</text:p>
      <text:p text:style-name="P38">The only response of his people was to exclaim: "Drive Lot's family out of your city! They are people who keep themselves pure!" (Surat an-Naml, 56)</text:p>
      <text:p text:style-name="P52">The Prophet Lot (as) urged his people to avoid immorality, to stay within the limits set by Allah, and to abandon their current immoral and shameful behavior. This is why they wanted to exile him and his family. But at Allah's command, as soon as the Prophet Lot (as) left his city it was destroyed by a catastrophe, and the unbelievers' trap was neutralized: </text:p>
      <text:p text:style-name="P39">When Our command came, We turned their cities upside down and rained down upon them stones of hard baked clay piled on top of one another in layers, each one earmarked by your Lord. And they are never far from the wrongdoers. (Surah Hud, 82-83)</text:p>
      <text:p text:style-name="P52">Our Prophet (saas) and the believers were banished from their towns by their <text:soft-page-break/>own people and forced to migrate elsewhere because they proclaimed Allah's existence and unity, invited people to accept the Qur'an, and prohibited them from doing evil. In one verse, Allah reveals that the Messengers were banished from their lands, but that those who exiled them were eventually destroyed: </text:p>
      <text:p text:style-name="P38">How many cities We have destroyed, greater in strength than your city that has driven you out, and there was no one to help them. (Surah Muhammad, 13)</text:p>
      <text:p text:style-name="P52">This is one of Allah's eternal laws. Those who exile people from their homes because of their religion cannot remain there themselves for long. The unbelievers' traps are always foiled. After our Prophet (saas) was forced to leave Makkah, he returned years later in the company of thousands of believers and established his rule over the unbelievers. To the unbelievers' surprise, the Muslims were neither divided nor scattered; rather, they were stronger and more united and, with Allah's permission, they defeated the unbelievers. This shows that alliances formed against the believers will never succeed. </text:p>
      <text:p text:style-name="P37"/>
      <text:p text:style-name="P30">Attempts to arrest and imprison the Messengers</text:p>
      <text:p text:style-name="P79">One of the methods used by the unbelievers' leaders is to arrest and imprison the Messengers in an attempt to silence them, at least in their own eyes, and prevent them from proclaiming His way. In fact, these leaders want to totally eliminate the Messengers and all other believers. The very existence of such people makes them extremely anxious and uncomfortable. For this reason, they spare no effort or expense to silence the Messengers in order to protect their property and to perpetuate the status quo. </text:p>
      <text:p text:style-name="P36">For example, Pharaoh threatened the Prophet Moses (as) with prison when the latter did not offer his obedience, out of the foolish and mistaken belief that this was the best way to control him. This threat is related in the Qur'an:</text:p>
      <text:p text:style-name="P38">He [Pharaoh] said: "If you take any deity other than me, I will certainly throw you into prison." (Surat ash-Shu'ara', 29)</text:p>
      <text:p text:style-name="P52">When we look at Islamic history, those who strived in His way were constantly subjected to pressure, cruelty, and interference by the unbelievers. And the believers also experienced similar difficulties. Since the unbelievers always feel threatened in such circumstances, those who worked to promote His way have constantly been watched, followed, and imprisoned. </text:p>
      <text:p text:style-name="P36">Such experiences may look extremely oppressive from the outside; however, remember that believers regard them as spiritual training, for they know that such difficulties are a source of joy and contentment, a way of purification that helps them gain Allah's approval and mercy, as well as attain the promise of <text:soft-page-break/>Paradise. Such events allow them to come closer to Allah, to witness the Qur'an's truth and Allah's close interest in what happens to them.</text:p>
      <text:p text:style-name="P36">In the Qur'an the believers' courage is revealed as follows: </text:p>
      <text:p text:style-name="P38">... Say: "Call on your partner-deities. Try all of your wiles against me and grant me no reprieve. My Protector is Allah, Who sent down the Book. He takes care of the righteous." (Surat al-A'raf, 195-196)</text:p>
      <text:p text:style-name="P50"/>
      <text:p text:style-name="P54">Efforts to oppress, wear down, and frighten </text:p>
      <text:p text:style-name="P79">In order to increase their spiritual reward, Allah tests the believers' patience, trust, and determination to remain faithful to Him. He may do this in many different ways, one of which He reveals in the Qur'an: </text:p>
      <text:p text:style-name="P38">When you were few and oppressed in the land, afraid that the people would snatch you away, He gave you refuge, supported you with His help, and provided you with good things so that, hopefully, you would be thankful. (Surat al-Anfal, 26)</text:p>
      <text:p text:style-name="P52">No matter how bereft and helpless believers may appear, Allah's mercy and assistance are always with them. In other verses Allah speaks of the armies He sends to support believers: </text:p>
      <text:p text:style-name="P38">O you who believe! Remember Allah's blessing to you when forces came against you and We sent a wind and other forces that you could not see against them. Allah sees what you do. When they came at you from above and below, when your eyes rolled, your hearts rose to your throats, and you thought unworthy thoughts about Allah, at that point the believers were tested and severely shaken. (Surat al-Ahzab, 9-11) </text:p>
      <text:p text:style-name="P52">In every period of history, unbelievers have always tried, in their own eyes, to intimidate believers. They always direct the brunt of their attacks against the Messengers. But because believers know that all power belongs to Allah, they are not intimidated or discouraged. </text:p>
      <text:p text:style-name="P36">When faced with these moments of difficulty, believers realize that Allah and His Messengers have told them of these things beforehand, and so they do not lose their dignity of their trust; on the contrary, their trust and determination increase. In the Qur'an, Allah reveals the believers' determination when they confronted the Confederates: </text:p>
      <text:p text:style-name="P38">When the believers saw the Confederates, they said: "This is what Allah and His messenger promised us. Allah and His messenger told us the truth." It only increased them in faith and submission. (Surat al-Ahzab, 22)</text:p>
      <text:p text:style-name="P51"/>
      <text:p text:style-name="P30"><text:soft-page-break/>Attempts to Martyr Messengers</text:p>
      <text:p text:style-name="P79">The unbelievers' cruelest assault against these individuals of the best and finest morality known to humanity is attempted martyrdom. Almost every Messenger has been faced with such an attempt. Sometimes these plots were successful; sometimes they were not. These unbelievers thought that martyring the Messengers would destroy Allah's religion and cause the believers to abandon their faith. The people's desire to martyr the Prophet Shoaib (as) to death is an example of the unbelievers' resentment and hostility toward those following Allah's way: </text:p>
      <text:p text:style-name="P38">They said: "Jethro, we do not understand much of what you say, and we see that you are weak among us. Were it not for your clan, we would have stoned you. We do not hold you in high esteem!" (Surah Hud, 91)</text:p>
      <text:p text:style-name="P52">When Pharaoh and his circle were planning to martyr the Prophet Moses (as), Allah informed him: </text:p>
      <text:p text:style-name="P38">A man came running from the furthest part of the city, saying: "Moses, the Council is conspiring to kill you, so leave! I am someone who brings you good advice." (Surat al-Qasas, 20)</text:p>
      <text:p text:style-name="P52">Unbelievers also tried to martyr the Messengers through kidnappings and solitary confinement. Earlier, we gave the example of how the Prophet Joseph (as) was abandoned by his brothers in a well to expose him to hunger and thirst, and thus martyr him. And the Prophet Abraham's (as) people were frenzied enough to burn this blessed Messenger alive after he had broken their idols. But Allah miraculously rescued him from this situation. In one verse Allah says this of the Prophet Abraham (as):</text:p>
      <text:p text:style-name="P38">The only answer of his people was to say: "Kill him or burn him!" But Allah rescued him from the fire. There are certainly signs in that for people who are believers. (Surat al-'Ankabut, 24)</text:p>
      <text:p text:style-name="P52">As revealed in the above verse, the unbelievers' attempt to "burn" the Prophet Abraham (as) ended in failure and Allah rescued him. Allah reveals in the Qur'an that this attempt failed and that Allah protects His Messengers:</text:p>
      <text:p text:style-name="P38">... Allah will protect you from people... (Surat al-Ma'ida, 67)</text:p>
      <text:p text:style-name="P52">Without Allah's permission, unbelievers cannot harm a believer or a Messenger.</text:p>
      <text:p text:style-name="P37"/>
      <text:p text:style-name="P29">The Unbelievers' Traps Are Doomed to Fail from the Beginning</text:p>
      <text:p text:style-name="P13">By taking a few physical measures, unbelievers think that they can silence a Messenger's message. However, they never consider that Allah determines <text:soft-page-break/>the outcome of everything and that He always helps the believers. They do their best to prevent the Messenger's work, but their traps always fail and rebound upon them, no matter how well and intelligently planned they are. </text:p>
      <text:p text:style-name="P36">Some of the verses of the Qur'an that reveal how the plots and stratagems of the unbelievers will be confounded and rebound against them read as follows:</text:p>
      <text:p text:style-name="P38">... Allah always confounds the schemes of the unbelievers. (Surat al-Anfal, 18) </text:p>
      <text:p text:style-name="P10">…<text:span text:style-name="T37"> </text:span>The stratagems of the unbelievers are nothing but errors. (Surah Ghafir, 25) </text:p>
      <text:p text:style-name="P8">They hatched a plot, and We hatched a plot while they were not aware. So look at the end result of all their plotting; We utterly destroyed them and their whole people! (Surat an-Naml, 50-51)</text:p>
      <text:p text:style-name="P8">Or do they desire to dupe you? But the duped ones are the unbelievers. (Surat at-Tur, 42) </text:p>
      <text:p text:style-name="P8">... But then, when a warner came to them it only increased their aversion, shown by their arrogance in the land and evil plotting. But evil plotting envelops only those who do it. Do they expect anything but the pattern of previous peoples? You will not find any changing in the pattern of Allah. You will not find any alteration in the pattern of Allah. (Surah Fatir, 42-43)</text:p>
      <text:p text:style-name="P4">Every sort of trap, wicked ruse, accusation, and plot designed against the Messengers will turn into something good, for apart from Allah there is no power; He creates every trap and ensures that it will come to naught. In fact, He turns all traps to the believers' advantage and thereby harms the unbelievers. This person who prepares a trap for Muslims foolishly imagines he is doing it himself. The fact is, however, that he is also subject to His will. Without the slightest alteration, they set the traps just as Allah commands. In the same way, believers witness the failure of these traps just as Allah wills. Allah reveals in the Qur'an that the traps will only harm the unbelievers: </text:p>
      <text:p text:style-name="P38">Those before them plotted, but all plotting belongs to Allah. He knows what each self earns, and the unbelievers will soon know who has the Ultimate Abode. (Surat ar-Ra'd, 42)</text:p>
      <text:p text:style-name="P10">And likewise in every city We set up its greatest wrongdoers to plot in it. They plot against themselves alone, but they are not aware of it. (Surat al-An'am, 123)</text:p>
      <text:p text:style-name="P4">Allah also reveals in the Qur'an that no matter how damaging the trap may be, it cannot overcome what Allah has willed. To the unbelievers, these plots are seen as proofs of their power. But Allah has prepared a response for these people, and He always keeps His promise. This is one of His unchanging laws. <text:soft-page-break/>This law is set out in several verses of the Qur'an. Some of the verses concerned read:</text:p>
      <text:p text:style-name="P38">Our Word was given before to Our servants, the messengers, that they would certainly be helped. Our army will be victorious. (Surat as-Saffat, 171-173) </text:p>
      <text:p text:style-name="P10">We showed great kindness to Moses and Aaron. We rescued them and their people from their terrible plight. We supported them, and so they were the victors. (Surat as-Saffat, 114-116) </text:p>
      <text:p text:style-name="P8">Allah has written: "I will be victorious, I and My messengers." Allah is Most Strong, Almighty. (Surat al-Mujadala, 21)</text:p>
      <text:p text:style-name="P8">As for those who make Allah their friend, and His messenger and those who believe: It is the party of Allah that is victorious! (Surat al-Ma'ida, 56) </text:p>
      <text:p text:style-name="P4">The lives of Allah's Messengers are full of examples of victories obtained over the unbelievers' plots. For example, Pharaoh killed all male children who had been born during a particular period, foolishly imagined he took precautions, and oppressed believers, but he still could not hinder the Prophet Moses (as). During the Hegira the pagans of Mecca followed our Prophet (saas) and sought to martyr him, but Allah miraculously protected him in a cave .</text:p>
      <text:p text:style-name="P36">The people tried to burn the Prophet Abraham (as) alive, but Allah cooled it for him so that he could survive. The Prophet Joseph's (as) brothers threw him into a well, but Allah rescued him and had an Egyptian king put him in charge of the nation's treasures. They tried to martyr the Prophet Jesus (as), but Allah raised him to heaven. Again and again He foiled their traps in the most unexpected way. Allah creates what and when He wills, and gives victory to His Messengers.</text:p>
      <text:p text:style-name="P37"/>
      <text:p text:style-name="P29">Allah Knows All of Their Traps</text:p>
      <text:p text:style-name="P13">Unbelievers, who have no knowledge of Allah's power, think that no one is aware of their traps for the Messengers. Quietly and behind closed doors, they make their cruel and unjust decisions. But they are mistaken in their assumption that such secrecy hides them, for Allah knows all secrets and is aware of every detail. Allah is everywhere. He hears all words and sees all things. As He reveals in the Qur'an: </text:p>
      <text:p text:style-name="P38">Do you not see that Allah knows what is in the heavens and on Earth? Three men cannot confer together secretly without Him being the fourth, or five without Him being the sixth, or fewer than that or more without Him being with them wherever they are. Then He will inform them on the Day of Resurrection of what they did. Allah has knowledge of all things. (Surat al-Mujadala, 7)</text:p>
      <text:p text:style-name="P52"><text:soft-page-break/>Allah reveals in many verses how futile and useless are the efforts of the unbelievers, who unite their forces and plot evil actions against good people, to conceal their wickedness. </text:p>
      <text:p text:style-name="P38">They try to conceal themselves from people, but they cannot conceal themselves from Allah. He is with them when they spend the night saying things that are not pleasing to Him. Allah encompasses everything they do. (Surat an-Nisa', 108)</text:p>
      <text:p text:style-name="P10">It makes no difference whether you keep secret what you say or voice it out loud, whether you hide in the night or go out in the day. (Surat ar-Ra'd, 10)</text:p>
      <text:p text:style-name="P8">Do not consider Allah to be unaware of what the wrongdoers perpetrate. He is merely deferring them to a Day on which their sight will be transfixed. (Surah Ibrahim, 42)</text:p>
      <text:p text:style-name="P4">Unable to immediately see the reward of their trickery, the plotters deceive themselves. Despite all of Allah's Messengers' warnings, they persist in their wickedness. Allah is aware of each of their plans, but gives them a certain amount of time. So, believers who know of His promise endure their oppression with patient trust. </text:p>
      <text:p text:style-name="P38">I will allow them more time. My device is sure. (Surat al-Qalam, 45) </text:p>
      <text:p text:style-name="P10">They are hatching a plot. I too am hatching a plot. So bear with the unbelievers – bear with them for a while. (Surat at-Tariq, 15-17)</text:p>
      <text:p text:style-name="P8">Do not imagine that the unbelievers have gotten ahead. They are quite powerless. (Surat al-Anfal, 59) </text:p>
      <text:p text:style-name="P8">He [Noah] began to build the Ark, and every time some nobles of his people passed by they ridiculed him. He said: "Though you ridicule us now, we will certainly ridicule you as you do us. You will soon know who will receive a punishment that disgraces him and find unleashed against himself an everlasting punishment." (Surah Hud, 38-39)</text:p>
      <text:p text:style-name="P8">Messengers before you were mocked. I gave those who did not believe a little more time, and then I seized them. How terrible was My retribution! (Surat ar-Ra'd, 32)</text:p>
      <text:p text:style-name="P4">Allah has promised that all such traps set for believers are doomed to fail. Some verses in which Allah imparts this good news read: </text:p>
      <text:p text:style-name="P38">They desired to trap him, but We made them the losers. (Surat al-Anbiya', 70)</text:p>
      <text:p text:style-name="P10">If anyone wants power, all power belongs to Allah. All good words rise to Him, and He raises up all virtuous deeds. But people who plot evil deeds will suffer a harsh punishment. Their plotting is profitless. (Surah Fatir, 10) </text:p>
      <text:p text:style-name="P8"><text:soft-page-break/>Or do they desire to dupe you? But the duped ones are the unbelievers. (Surat at-Tur, 42)</text:p>
      <text:p text:style-name="P6"/>
      <text:p text:style-name="P31">THE MESSENGERS' AND BELIEVERS' REACTIONS </text:p>
      <text:p text:style-name="P57">Certainly, assaults against a Messenger and the believers are serious enough to intimidate those without faith. For example, when some people believed in the Prophet Moses (as) after seeing his miracles worked by Allah's blessing and sided with him, Pharaoh threatened them: </text:p>
      <text:p text:style-name="P38">Pharaoh said: "Do you believe in him before I have authorized you? Surely this must be your leader, the one who taught you magic. I will cut off your hands and feet alternately and have you crucified on palm trunks. Then you will know for certain which of us has the harsher and longer lasting punishment." (Surah Ta Ha, 71)</text:p>
      <text:p text:style-name="P52">This kind of threat would deter most people with no or only weak faith, but the believers were not influenced by it: </text:p>
      <text:p text:style-name="P38">They said: "We will never prefer you to the clear signs that have come to us, nor to Him Who brought us into being. Decide on any judgment you like. Your jurisdiction only covers the life of this world. We have believed in our Lord so that He may forgive us for our mistakes and for the magic that you forced us to perform. Allah is better and longer lasting." (Surah Ta Ha, 72-73)</text:p>
      <text:p text:style-name="P52">Allah also reveals in the Qur'an that the believers are brave and secure when confronted with the unbelievers' threats:</text:p>
      <text:p text:style-name="P38">The ruling circle of those who were arrogant said: "We will drive you out of our city, Jethro, you and those who believe along with you, unless you return to our religion." He exclaimed: "What, even though we detest it? We would be inventing lies against Allah if we returned to your religion after Allah has saved us from it. We could never return to it unless Allah our Lord so willed. Our Lord encompasses everything in His knowledge. We have put our trust in Allah. Our Lord, judge between us and our people with truth. You are the best of judges." (Surat al-A'raf, 88-89) </text:p>
      <text:p text:style-name="P10">Recite to them the story of Noah, when he said to his people: "My people, if my standing here and reminding you of Allah's signs has become too much for you to bear, know that I have put my trust in Allah. So decide, you and your deities, on what you want to do, and be open about it. Do with me whatever you decide, and do not keep me waiting." (Surah Yunus, 71)</text:p>
      <text:p text:style-name="P4"><text:soft-page-break/>Indeed, in the Qur'an the Messengers are told to be determined and secure against the unbelievers: </text:p>
      <text:p text:style-name="P38">Say to those who do not believe: "Do as you think best. That is what we are doing." (Surah Hud, 121) </text:p>
      <text:p text:style-name="P53"><text:span text:style-name="T11">There can be no question of a Messenger fearing or hesitating when confronted by the unbelievers, because they are </text:span><text:span text:style-name="T12">"those who conveyed Allah's message and had fear of Him, fearing no one except Allah"</text:span><text:span text:style-name="T11"> (Surat al-Ahzab, 39).</text:span></text:p>
      <text:p text:style-name="P36">The reason for a Messenger's and the believers' resolute and courageous nature in such cases comes from their ability to understand each event's inner and secret truth: No thing and no person can escape what Allah has willed for them. Unbelievers are totally unaware of this truth and so think that their plans will succeed. However, they always fail to understand that they cannot do anything without Allah's permission, because it is He Who wills all that happens to each thing and person.</text:p>
      <text:p text:style-name="P43"><text:span text:style-name="T11">Therefore, the traps that unbelievers set for believers, their attacks and slanders, cannot take place without Allah's knowledge and permission. And for that reason, the believers do not fear the unbelievers' plots, for: </text:span><text:span text:style-name="T12">"... The misguided cannot harm you as long as you are guided..." </text:span><text:span text:style-name="T11">(Surat al-Ma'ida, 105); </text:span><text:span text:style-name="T12">"... Allah will not give the unbelievers any way against the believers"</text:span><text:span text:style-name="T11"> (Surat an-Nisa', 141); and, </text:span><text:span text:style-name="T12">"... if you are steadfast and guard against evil, their scheming will not harm you in any way. Allah encompasses what they do" </text:span><text:span text:style-name="T11">(Surah Al 'Imran, 120). </text:span></text:p>
      <text:p text:style-name="P43"><text:span text:style-name="T11">But this does not mean that the believers do not experience any trouble. Allah will test them by means of such assaults to bring them to maturity. Allah reveals in the Qur'an that they will have the strength to endure their testing, for </text:span><text:span text:style-name="T12">"Allah does not impose on any self more than it can stand"</text:span><text:span text:style-name="T11"> (Surat al-Baqara, 286).</text:span></text:p>
      <text:p text:style-name="P36">This truth is revealed in the following verse:</text:p>
      <text:p text:style-name="P38">We will test you with a certain amount of fear and hunger, and loss of wealth, life, and fruits. But give good news to the steadfast. (Surat al-Baqara, 155)</text:p>
      <text:p text:style-name="P52">In short, for a Messenger and his followers, all the oppressions, accusations and assaults from unbelievers are a test from Allah. For this reason, they are determined, secure and patient in what they have to endure, they never become stricken with panic or fear. Allah tells in the Qur'an of these qualities evident in believers: </text:p>
      <text:p text:style-name="P38">Those to whom people said: "The people have gathered against you, so fear them." But that merely increased their faith, and they replied: <text:soft-page-break/>"Allah is enough for us and is the Best of Guardians." (Surah Al 'Imran, 173) </text:p>
      <text:p text:style-name="P52">But notice that the Messengers' and the believers' patience does not mean that they endure their difficulties passively. On the contrary, the Messengers are always able to foil the traps set for them and to defeat the unbelievers by turning their traps against them in the most intelligent and finest manner. Allah's Messengers are very intelligent, provident, resourceful, knowledgeable, and able to make effective plans of their own to achieve victory. They have always emerged victorious from their struggles against the unbelievers. In the following pages, we will deal with their wise and auspicious plans and courses of action against denial, as revealed in the Qur'an.</text:p>
      <text:p text:style-name="P37"/>
      <text:p text:style-name="P29">How the Messengers Struggle against the Unbelievers</text:p>
      <text:p text:style-name="P13">Allah assists the Messengers and their followers by giving them strength and support. A Messenger especially receives support from Allah; in the Qur'an it is revealed that He gives them knowledge, wisdom, clarity of expression, maturity, and the ability to make right decisions. Besides this, Allah gives them great possessions (e.g., material wealth, power, and magnificence). </text:p>
      <text:p text:style-name="P36">For example, Hazrat Talut (as), the chosen leader of the Israelites, was given knowledge, physical strength, and kingship:</text:p>
      <text:p text:style-name="P38">Their prophet said to them: "Allah has appointed Talut to be your king." They replied: "How can he have kingship over us when we have much more right to kingship than he does? He does not even have much wealth." He said: "Allah has chosen him over you, and has favored him greatly in knowledge and physical strength. Allah gives kingship to anyone He wills. Allah is All-Encompassing, All-Knowing." (Surat al-Baqara, 247)</text:p>
      <text:p text:style-name="P52">In the Qur'an it is also revealed that Allah supported the Prophet Abraham (as) and his offspring with wisdom and an immense kingdom: </text:p>
      <text:p text:style-name="P38">Or do they, in fact, envy other people for the bounty Allah has granted them? We gave the family of Abraham the Book and Wisdom, and We gave them an immense kingdom. (Surat an-Nisa', 54)</text:p>
      <text:p text:style-name="P52">We are told that the Prophet Joseph (as) received the same support:</text:p>
      <text:p text:style-name="P38">And then when he [Joseph] became a full-grown man, We gave him knowledge and right judgment too. That is how We reward all doers of good. (Surah Yusuf, 22) </text:p>
      <text:p text:style-name="P52">And later, while saying his prayers, the Prophet Joseph (as) said: </text:p>
      <text:p text:style-name="P38">"My Lord, You have granted power to me in the land and taught me <text:soft-page-break/>the true meaning of events..." (Surah Yusuf, 101)</text:p>
      <text:p text:style-name="P50">The Prophet David (as) also was given "kingship and wisdom" (Surat al-Baqara, 251): </text:p>
      <text:p text:style-name="P8">We made his [David's] kingdom strong and gave him wisdom and decisive speech. (Surah Sâd, 20)</text:p>
      <text:p text:style-name="P4">With such support, a Messenger engages in an intellectual struggle against the leading unbelievers. Allah directs this struggle. With his wisdom and insight, a Messenger always shows his superiority in such an intellectual struggle, for the unbelievers can never answer his sound ideas and so are always defeated. Messengers always have the truth on their side and are always victorious over disbelief.</text:p>
      <text:p text:style-name="P34"/>
      <text:p text:style-name="P37"/>
      <text:p text:style-name="P30">A messenger humiliates the unbelievers</text:p>
      <text:p text:style-name="P79">The struggle between a Messenger and the unbelievers is actually a taste of the pain of this world that Allah gives to the latter. For those who are devoted to ostentation and seeking others' approval, humiliation is a very severe punishment. This is described as "disgrace in the life of this world" in the Qur'an:</text:p>
      <text:p text:style-name="P38">Those before them also denied the truth, and the punishment came upon them from where they did not expect. So Allah made them taste disgrace in the life of this world. The punishment of the Hereafter is far worse, if they only knew. (Surat az-Zumar, 25-26) </text:p>
      <text:p text:style-name="P52">Allah manifests this attribute through the believers, and especially by way of His Messengers. This is revealed as follows in Surat at-Tawba:</text:p>
      <text:p text:style-name="P38">Fight them! Allah will punish them at your hands and disgrace them, and [will] help you against them and heal the hearts of the believers. He will remove the rage from their hearts. Allah turns to anyone He wills. Allah is All-Knowing, All-Wise. (Surat at-Tawba, 14-15)</text:p>
      <text:p text:style-name="P4">The Prophet Solomon (as), who was sent as a Messenger to the Israelites, who denied His existence, also humiliated and belittled these unbelievers:</text:p>
      <text:p text:style-name="P38">... "We will come to them with troops that they cannot face, and We will expel them from it abased and humiliated." (Surat an-Naml, 37)</text:p>
      <text:p text:style-name="P52">Therefore, humiliating the unbelievers is an important part of this struggle. So how is that to be done? Most often, such humiliation is enough to get the unbelievers to show their real faces, because most of the elite have reached the apex of denial and corruption. They are degenerate. Throughout history, perversion, dishonesty, and other such corruptions have been among the <text:soft-page-break/>defining characteristics of the great majority. But the people in question have hidden their degenerate lives from the general public. Revealing it is one of ways to make others aware of such people's disgrace and humiliation. </text:p>
      <text:p text:style-name="P36">Unbelievers fear believers, and are shaken by the Messengers' and the believers' strength, intelligence, and determination: </text:p>
      <text:p text:style-name="P38">You are a greater cause of terror in their breasts than Allah! This is because they are people who do not understand. (Surat al-Hashr, 13) </text:p>
      <text:p text:style-name="P52">In another verse, Allah reveals that they will be filled with fear:</text:p>
      <text:p text:style-name="P38">We will cast terror into the hearts of the unbelievers because they have associated others with Allah, [a practice] for which He has sent down no authority. Their shelter will be the Fire. How evil is the abode of the wrongdoers! (Surah Al 'Imran, 151)</text:p>
      <text:p text:style-name="P52">All of the Messengers mentioned in the Qur'an always defeated the unbelievers. Every people that did not listen to their message and heed their warnings finally perished, and every wicked plan they devised was foiled.</text:p>
      <text:p text:style-name="P37"/>
      <text:p text:style-name="P30">How the messengers foil the unbelievers' traps</text:p>
      <text:p text:style-name="P80"><text:span text:style-name="T50">The Qur'an informs us of these traps. But most importantly, it tells us that Allah devises traps (or plots) in return for those who reject His existence. As revealed in the Qur'an: </text:span><text:span text:style-name="T52">"They plotted and Allah plotted. But Allah is the best plotter" </text:span><text:span text:style-name="T50">(Surah Al 'Imran, 54). We are also told that Allah sets traps for those who try to entrap a Messenger:</text:span></text:p>
      <text:p text:style-name="P38">When those who do not believe were plotting to imprison you, kill you, or expel you: they were plotting and Allah was plotting, but Allah is the best plotter. (Surat al-Anfal, 30)</text:p>
      <text:p text:style-name="P53"><text:span text:style-name="T11">One of Allah's titles is </text:span><text:span text:style-name="T13">al-Makir</text:span><text:span text:style-name="T11">, or </text:span><text:span text:style-name="T13">The Plotter</text:span><text:span text:style-name="T11">. In other verses this title is revealed as follows: </text:span></text:p>
      <text:p text:style-name="P38">They concocted their plots, but their plots were with Allah, even if they were such as to make the mountains vanish. (Surah Ibrahim, 46)</text:p>
      <text:p text:style-name="P10">They hatched a plot, and We hatched a plot while they were not aware. (Surat an-Naml, 50)</text:p>
      <text:p text:style-name="P7"><text:span text:style-name="T50">Note that the title </text:span><text:span text:style-name="T51">The Plotter</text:span><text:span text:style-name="T50">, just like the title </text:span><text:span text:style-name="T51">The Humiliator</text:span><text:span text:style-name="T50">, is manifested in the believers and especially in the Messengers. Allah often uses a Messenger to set a trap for the unbelievers. The Prophet Joseph (as) is an example of this. His irreligious brothers threw him in a well when he was a young child. But the Prophet Joseph (as) was rescued by Allah's choosing and set a trap for them in turn when he assumed control over the Egyptian Treasury:</text:span></text:p>
      <text:p text:style-name="P38"><text:soft-page-break/>Then when he [Joseph] had supplied them with their needs, he put the goblet in his brother's bag. A herald called out: "Caravan! You are thieves!" They turned to them and asked: "What are you missing?" They said: "We're missing the king's goblet. The man who brings it will get a camel's load [reward]. Regarding that, I stand as guarantor." They exclaimed: "By Allah, you know we did not come to corrupt the land and that we are not thieves." They asked: "What is the reparation for it if, in fact, it transpires that you are liars?" They answered: "Its reparation shall be the owner of the saddlebags in which it is discovered. Among us, this is how wrongdoers are repaid." He started with their bags before his brother's, and then produced it from his brother's bag. In that way, We devised a cunning scheme for Joseph. He could not have held his brother according to the statutes of the king – only because Allah had willed it so. We raise the rank of anyone We will. Over everyone with knowledge is a Knower. (Surah Yusuf, 70-76)</text:p>
      <text:p text:style-name="P52">Another example of a trap is when the Prophet Abraham (as) broke his people's idols. Verses describing this read:</text:p>
      <text:p text:style-name="P38">We gave Abraham his right guidance early on, and We had complete knowledge of him. When he asked his father and his people: "What are these statues you are clinging to?" They replied: "We found our fathers worshipping them." He said: "You and your fathers are clearly misguided." They asked: "Have you brought us the truth, or are you playing games?" He said: "Far from it! Your Lord is the Lord of the heavens and Earth, He Who brought them into being. I am one of those who bear witness to that. By Allah, I will devise some scheme against your idols when your backs are turned." He broke them into pieces, except for the largest one, so that they would have it to consult. They exclaimed: "Who has done this to our deities? He is definitely one of the wrongdoers!" Some people said: "We heard a young man mentioning them. They call him Abraham." They said: "Bring him before the people's eyes so they can be witnesses." They asked: "Did you do this to our deities, Abraham?" He replied: "No, this one, the largest of them, did it. Ask them, if they are able to speak!" They consulted among themselves and said: "You are wrongdoers." But then they relapsed back into their disbelief: "You know full well that these deities cannot talk." He said: "Do you worship, instead of Allah, that which cannot help or harm you in any way? Shame on you and what you worship besides Allah! Will you not use your intellect?" (Surat al-Anbiya', 51-67)</text:p>
      <text:p text:style-name="P51"/>
      <text:p text:style-name="P29"><text:soft-page-break/>The Struggle between a Messenger and </text:p>
      <text:p text:style-name="P14">Representatives of the Religion of the Ancestors </text:p>
      <text:p text:style-name="P13">So far we have dealt with the struggle between a Messenger and the unbelievers' leaders. But there are other groups who, for various reasons, also oppose a Messenger. In addition, it would be wrong to imagine all the "elite" as one; there are different groups among this section of society. In the pages that follow we shall be looking at these groups as described in the Qur'an.</text:p>
      <text:p text:style-name="P36">Among the most important of these groups are those people who practice the superstitious religion of their ancestors and oppose the true religion as proclaimed by a Messenger. </text:p>
      <text:p text:style-name="P36">Earlier, when we spoke of a society that does not know Allah, we said that this group had separated themselves from the essence of religious moral values and disregarded Allah's manifest existence. But in nearly every ignorant society revealed in the Qur'an there is some religious belief. In some aspects it may resemble Allah's religion, but its essence is quite different. True religion is based on knowing and serving Allah alone, being devoted to Him and to nothing else, and following His Messengers. But these misguided people's concept of religion is based on their devotion to their ancestors and the determination to continue their superstitious traditions. This religion may often invoke Allah's name, but this is deceptive, for there is no real faith, respect, or fear of Allah in it: </text:p>
      <text:p text:style-name="P38">Ask: "To whom does Earth belong, and everyone in it, if you have any knowledge?" They will say: "To Allah." Ask: "So will you not pay heed?" Ask: "Who is the Lord of the seven heavens and the Lord of the Mighty Throne?" They will say: "Allah." Ask: "So will you not fear Allah?" Ask: "In Whose hand is the dominion over everything, He Who gives protection and from Whom no protection can be given, if you have any knowledge?" They will say: "Allah's." Ask: "So how have you been bewitched?" The fact is that We have given them the truth and they are liars. (Surat al-Muminun, 84-90)</text:p>
      <text:p text:style-name="P52">These people's situation is an exceptional deterrent: They answer every question correctly (for example, they affirm that Allah has created everything), but their behavior is not consistent with their affirmation. When they are asked to think carefully about these things and warned to save themselves from the deception in which they live, they clearly do not understand the meaning of their answers. </text:p>
      <text:p text:style-name="P36">The reason for this situation is very clear: These individuals do not believe in the true religion, but rather in a false religion characterized by its not being founded on sincere faith in, respect for, and a genuine fear of Allah, and not <text:soft-page-break/>putting Allah's approval above all else. This absence of a sound foundation is an attempt to preserve a few superstitious traditional beliefs and values passed down from a people's ancestors. The individuals described in the verses above have a belief in Allah, derived from their ancestral religion, but cannot grasp the truth of His existence or conceive of His attributes.</text:p>
      <text:p text:style-name="P43"><text:span text:style-name="T11">Also, this ancestral religion contains several misguided elements. Whereas true religion is based totally on Allah's revelation, this false religion is severed from true religion and based on a few myths. For this reason, it has an incorrect understanding of such matters as faith in Allah and morality. Therefore, a Messenger and his followers oppose the superstitious religion of the forebears and call upon their society to practice the true religion </text:span><text:span text:style-name="T12">"with which He is pleased" </text:span><text:span text:style-name="T11">(Surat an-Nur, 55).</text:span></text:p>
      <text:p text:style-name="P36">Very often, people refuse to abandon their superstitious ancestral religion. Allah reveals in the Qur'an that this is an immutable law:</text:p>
      <text:p text:style-name="P38">When they are told: "Come to what Allah has sent down and to the messenger," they say: "What we found our fathers doing is enough for us." What! Even if their fathers did not know anything and were not guided! (Surat al-Ma'ida, 104)</text:p>
      <text:p text:style-name="P10">Similarly, We never sent any warner before you to any city without the affluent among them saying: "We found our fathers following a religion, and we are simply following in their footsteps." Ask: "What if I have come with a better guidance than that which you found your fathers following?" They say: "We reject what you have been sent with." (Surat az-Zukhruf, 23-24)</text:p>
      <text:p text:style-name="P4">So why is it that the elite and others are so devoted to the false religion of their ancestors? </text:p>
      <text:p text:style-name="P36">The reason for this attachment is clear: This false religion is an important part of the traditional social order. By practicing it, they ensure the social order's legitimacy, and by following its rules they can easily make themselves appear religious and gain the public's confidence.</text:p>
      <text:p text:style-name="P43"><text:span text:style-name="T9">Some individuals remain faithful to their ancestral religion out of conservatism. They are against every kind of change and believe that everything old is good; they are submerged in the conservatism that is a tendency of the human self. Others make material profit from their ancestors' superstitious religion and know that if they abandon it, the existing clerical system will collapse. Allah reveals in the Qur'an: </text:span><text:span text:style-name="T10">"O you who believe! Many of the rabbis and monks devour people's property under false pretences and bar people from access to Allah's way. As for those who hoard gold and silver and do not spend it in His way, give them the news of a painful punishment" </text:span><text:span text:style-name="T9">(Surat at-Tawba, 34).</text:span></text:p>
      <text:p text:style-name="P43"><text:soft-page-break/><text:span text:style-name="T11">For this reason, a significant segment of society begins to defend the ancestral religion against the true religion proclaimed by a Messenger. We can see this when the 'Ad people said to the Prophet Hud (as): </text:span><text:span text:style-name="T12">"Have you come to us to make us worship Allah alone and abandon what our fathers used to worship? Then bring us what you have promised us, if you are telling the truth" </text:span><text:span text:style-name="T11">(Surat al-A'raf, 70); when the Thamud people said to the Prophet Saleh (as): </text:span><text:span text:style-name="T12">"Saleh, we had great hopes in you before this happened. Do you forbid us to worship what our fathers worshipped? We have grave doubts about what you are calling us to"</text:span><text:span text:style-name="T11"> (Surah Hud, 62); and the court of Pharaoh who spoke against the Prophet Moses (as):</text:span><text:span text:style-name="T12"> "This is nothing but trumped-up magic. We never heard anything like this among our forefathers"</text:span><text:span text:style-name="T11"> (Surat al-Qasas, 36).</text:span></text:p>
      <text:p text:style-name="P36">Another major characteristic of these people is that they pretend to be religious when they assault a Messenger and his followers. They invoke the name of Allah and of religion in an attempt to legitimize their assaults and oppression. This is nothing but pretense, because they have no interest in Allah or His religion. Allah reveals in the Qur'an that these people, even if they commit the greatest crime of martyring a Messenger, claim to be acting in Allah's name. The following is revealed in the Qur'an about such people:</text:p>
      <text:p text:style-name="P38">To the Thamud people We sent their brother Saleh, telling them to worship Allah... (Surat an-Naml, 45)</text:p>
      <text:p text:style-name="P10">They said: "We see you, and those with you, as an evil omen." He [Saleh] replied: "No, your evil omen is with Allah; you are merely a people undergoing a trial." A group of nine men in the city was causing corruption in the land and not putting things right. They said: "Let us swear an oath with each other that by Allah we will fall on him and his family in the night and then say to his protector: 'We did not witness the destruction of his family, and we are telling the truth.'" They hatched a plot, and We hatched a plot while they were not aware. So look at the end result of all their plotting; We utterly destroyed them and their whole people! (Surat an-Naml, 47-51)</text:p>
      <text:p text:style-name="P4">There is another group that uses the name of Allah in their hostility against a Messenger. Almost every Messenger has encountered these people who are called "hypocrites" in the Qur'an. </text:p>
      <text:p text:style-name="P35"/>
      <text:p text:style-name="P14">The Messengers' Struggle against the Hypocrites</text:p>
      <text:p text:style-name="P13">Messengers and believers also have to confront the hypocrites who, unlike the groups discussed above, are "secret deniers" who appear to be believers. In the Qur'an such people are described as follows: </text:p>
      <text:p text:style-name="P38"><text:soft-page-break/>Among the people are some who say: "We believe in Allah and the Last Day," when they are not believers. They think they deceive Allah and the believers. They deceive no one but themselves, but they are not aware of it. There is a sickness in their hearts, and Allah has increased their sickness. They will have a painful punishment because of their disbelief. (Surat al-Baqara, 8-10)</text:p>
      <text:p text:style-name="P52">Hypocrites want to appear to be believers because they hope to receive some benefit from the real believers. They are jealous of the believers' material wealth, influence, and glamour and so pretend to be believers in order to benefit from these things. However, as revealed in the Qur'an, they are only deceiving themselves because it is impossible to "imitate" a believer, for they can only imitate some of the external forms of religion. Thus, all believers can immediately detect such insincerity, as can any Messenger. It is revealed in the Qur'an that Allah gives each Messenger a special understanding that enables him to recognize hypocrites:</text:p>
      <text:p text:style-name="P38">Or did those with sickness in their hearts imagine that Allah would not expose their malevolence? If We wished, We would show them to you and you would know them by their mark and ambivalent speech. Allah knows your actions. (Surah Muhammad, 29-30)</text:p>
      <text:p text:style-name="P52">Allah's Messengers may not immediately disclose the hypocrites' true nature, but this will become apparent when they are called upon to sacrifice for the religion, for instance. Since they are interested in the believers and religion only for personal gain, their basic insincerity will become evident when they are asked to do something that will not materially benefit them. </text:p>
      <text:p text:style-name="P43"><text:span text:style-name="T11">This brings us to one of the hypocrite's salient characteristics: When a hypocrite gives up imitating a believer, he does not seek isolation, but rather tries to divert believers from Allah's way. He foolishly tries to destroy their zeal, make them doubt and despair, and weaken their loyalty to the Messenger. He elects to spread corruption. No hypocrite can say that he left the right road out of a sense of personal interest. As we read in the Qur'an, they say: </text:span><text:span text:style-name="T12">"What Allah and His messenger promised us was mere delusion"</text:span><text:span text:style-name="T11"> (Surat al-Ahzab, 12) or </text:span><text:span text:style-name="T12">"These people have been deluded by their religion" </text:span><text:span text:style-name="T11">(Surat al-Anfal, 49). They lie and say that they are aware of truths that believers do not know, as when Samiri explained to the Prophet Moses (as) why he led the people astray to worship the calf: </text:span><text:span text:style-name="T12">"I saw what they did not see" </text:span><text:span text:style-name="T11">(Surah Ta Ha, 96). </text:span></text:p>
      <text:p text:style-name="P43"><text:span text:style-name="T11">In the Qur'an, these acts are defined as "fitnah" (meaning sedition, trial, temptation, dispute, mischief), which is one of the greatest sins: </text:span><text:span text:style-name="T12">"... Fitnah is worse than killing..."</text:span><text:span text:style-name="T11"> (Surat al-Baqara, 217). Samiri is one of the clearest examples of a hypocrite, and the Prophet Moses' (as) behavior toward him shows </text:span><text:soft-page-break/><text:span text:style-name="T11">the Messenger's determination to prevent such strife. How the Prophet Moses (as) responded to the strife that this man had stirred up after he had ascended Mount Tur alone to receive Allah's revelation is related in detail in the Qur'an: </text:span></text:p>
      <text:p text:style-name="P38">[Allah asked:] "Why have you hurried on ahead of your people, Moses?" Moses said: "They are following in my tracks. I have hurried on ahead to you, my Lord, to gain Your good pleasure." He said: "We tried your people after you left, and Samiri has misguided them." Moses returned to his people in anger and great sorrow. He asked: "My people, did not your Lord make you a handsome promise? Did the fulfillment of the contract seem too long to you, or did you want to unleash your Lord's anger upon yourselves so that you broke your promise to me?" They replied: "We did not break our promise to you of our own volition. But we were weighed down with the heavy loads of the people's jewelry and we threw them in, for that is what Samiri did." Then he [Samiri] produced a calf for them, a physical form that made a lowing sound. So they said: "This is your deity – and Moses' deity as well, but he forgot." Could they not see that it did not reply to them and that it had no power to either harm or benefit them? Aaron had earlier said to them: "My people! It is just a trial for you. Your Lord is the All-Merciful, so follow me and obey my command!" They replied: "We will not stop devoting ourselves to it until Moses returns to us." (Surah Ta Ha, 83-91) </text:p>
      <text:p text:style-name="P12">He [Moses] asked: "What did you think you were doing, Samiri?" He answered: "I saw what they did not see. So I gathered up a handful from the messenger's footprints and threw it in. That is what my inner self urged me to do." He [Moses] exclaimed: "Leave! In this world, you will have to say: 'Untouchable!' And you have an appointment that you will not fail to keep. Look at your deity to which you devoted so much time. We will burn it up and then scatter it as dust in the sea. Your deity is Allah alone. There is no deity but Him. He encompasses all things in His knowledge." (Surah Ta Ha, 95-98)</text:p>
      <text:p text:style-name="P4">Clearly, a Messenger responds to hypocrites with determination. Allah tells our Prophet (saas):</text:p>
      <text:p text:style-name="P38">O Prophet! Strive against the unbelievers and the hypocrites, and be harsh with them. Their refuge is Hell. What an evil destination! (Surat at-Tahrim, 9)</text:p>
      <text:p text:style-name="P52">One important element here is that some of the Prophet Moses' (as) people lacked an understanding of the true religion and exhibited an extremely disobedient character. Believers are not influenced by the strife stirred up by hypocrites; their loyalty to the Messenger just continues to grow. In such a <text:soft-page-break/>situation, the hypocrites separate themselves as a body from the believers but, due to their desire for revenge, they do not go away. Rather, they do everything they can to prolong their opposition to the Messenger and his followers. Even in this situation they do not acknowledge their insincerity, but still try to present themselves as true believers. The clearest example of this in the time of our Prophet (saas) was when the hypocrites built a new mosque after they had separated themselves from him. They did this only to express their hostility: </text:p>
      <text:p text:style-name="P38">As for those who have set up a mosque, causing harm and out of disbelief in order to create division among the believers and in readiness for those who previously made war on Allah and His messenger, they will swear: "We only desired the best." But Allah bears witness that they are truly liars. Do not ever stand in it. A mosque founded on performing one's duty from the first day has a greater right upon you to stand [to pray] in it. In it are men who love to purify themselves. Allah loves those who purify themselves. Who is better: someone who founds his building on fear of Allah and His good pleasure, or someone who founds his building on the brink of a crumbling precipice so that it collapses with him into the Fire of Hell? Allah does not love wrongdoers. The buildings they have built will not cease to be a bone of contention in their hearts, until their hearts are cut to shreds. Allah is All-Knowing, All-Wise. (Surat at-Tawba, 107-110)</text:p>
      <text:p text:style-name="P52">The purpose behind the hypocrites' mosque is revealed in these verses: to harm believers and to join forces with those at war against believers. No matter how strongly they may claim that they only wanted to do good in establishing the mosque, their real purpose was to intensify their struggle against the Muslim community. The main difference between the two mosques was that the believers' mosque was based on true godliness - the believers' respect and fear of Allah and the desire to win His approval. The hypocrites' mosque, however, was based on their own whim and hostility against the believers; that is, in the words of the Qur'an, "on the brink of a crumbling precipice so that it collapses with him into the Fire of Hell." In the Hereafter, such people will be sent to the lowest regions of Hell.</text:p>
      <text:h text:style-name="P22" text:outline-level="1">THE HYPOCRITES IN THE TIME OF HAZRAT MAHDI (AS) WILL BE THE MOST EXTREME HYPOCRITES OF ALL </text:h>
      <text:p text:style-name="P26"/>
      <text:p text:style-name="P36">One of the important pieces of information that our Prophet (saas) provides about the community of Hazrat Mahdi (as) concerns the features of the hypocrites that will emerge from it. As revealed in the hadiths, these people will be the most extreme hypocrites in the history of the world and will strive, at least in their own eyes, with all their might against Hazrat Mahdi (as) and his community. However, the law of our Lord will manifest itself again, as it has throughout history, and sly individuals will not be able to impair Hazrat Mahdi's (as) great intellectual struggle in any way. Allah will make good His promise, and, even if unbelievers and hypocrites are unwilling, He will cause the moral values of Islam to rule the world. Some characteristics of the hypocrites in the time of Hazrat Mahdi (as) as revealed in the hadiths are as follows: </text:p>
      <text:p text:style-name="P58"/>
      <text:p text:style-name="P38">THE COMMUNITY OF HAZRAT MAHDI (AS) WILL RESEMBLE "PURE AND FERTILE WHEAT." HYPOCRITES WHO LEAVE THEM, ON THE OTHER HAND, WILL BE LIKE "VILE AND LOATHSOME WEEVILS IN THIS WHEAT."</text:p>
      <text:p text:style-name="P38"/>
      <text:p text:style-name="P53"><text:span text:style-name="T12">Asbag bin Nabata says: Ali, the Commander of the Faithful, said: "... No more will be left of you than kohl on the eye or salt in food. And I shall give you an example: A man had a quantity of wheat. He cleans it out and puts it indoors, but when he returns after a long time he sees it is full of weevils. He again sieves and cleans it and brings it indoors. But when he returns after a long time it is again full of weevils. He cleans it again and repeats the operation. </text:span><text:span text:style-name="T15">EVENTUALLY HE IS LEFT WITH A VERY SMALL AMOUNT OF HEALTHY WHEAT THE WEEVILS HAVE NOT HARMED.</text:span><text:span text:style-name="T12"> That is how you are. ONLY A VERY SMALL GROUP OF YOU WILL REMAIN UNTOUCHED BY FITNAH." (Ahmad bin Muhammad bin Said also relates the same hadith.) </text:span><text:span text:style-name="T14">(Sheikh Muhammad ibn Ibrahim Numani, al-Ghaybah al-Numani, p. 246)<text:tab/></text:span></text:p>
      <text:p text:style-name="P51"/>
      <text:p text:style-name="P53"><text:span text:style-name="T11">The hadith tells us the hypocrites who emerge from the community of Hazrat Mahdi (as) resemble </text:span><text:span text:style-name="T12">"loathsome weevils infesting wheat." The community of Hazrat Mahdi (as) is compared to "a blessing that </text:span><text:soft-page-break/><text:span text:style-name="T12">promised for the future that will be opened out and sowed like wheat, and will grow and flourish, and will bring abundance." Hypocrites are described as "vile and loathsome entities like weevils that try to damage the wheat from the inside."</text:span><text:span text:style-name="T11">  The hadith describes how the wheat will be cleaned but will again be infested by weevils, and that its owner will keep repeating the process until no weevils are left. In the same way that the parasitic and loathsome weevils are removed from the wheat like filth, so the people of Hazrat Mahdi (as) will eventually be rid of the hypocrites and work as an immaculate community. </text:span></text:p>
      <text:p text:style-name="P52"> </text:p>
      <text:p text:style-name="P56">The Messengers' Struggle against Immorality</text:p>
      <text:p text:style-name="P33"><text:span text:style-name="T11">A Messenger's chief duty is to call his people to Allah's way and explain His religion to them. The groups he struggles with respond to his call with hostility and try to stop him from delivering his message. He also tries to intellectually destroy the influence of those groups that want to lead people astray and prevent them from following His way: </text:span><text:span text:style-name="T12">"They keep others from it and avoid it themselves..."</text:span><text:span text:style-name="T11"> (Surat al-An'am, 26). For example, those who work to promote immoral conduct and indecency want to draw others into the same perversions in which they indulge: </text:span></text:p>
      <text:p text:style-name="P38">People who love to see immorality being spread among those who believe will have a painful punishment both in this world and the Hereafter. Allah knows and you do not know. (Surat an-Nur, 19)</text:p>
      <text:p text:style-name="P13">Those who work to spread immorality will experience the pangs of Hell in the Hereafter. They may experience different pangs in this world, and Allah may give them different troubles. The example of the Prophet Lot (as) and his people shows how the Messengers struggle against immorality. It records the Prophet Lot's (as) warning to homosexuals and his immoral people's response to him: </text:p>
      <text:p text:style-name="P38">And Lot, when he said to his people: "Do you commit an obscenity not perpetrated before you by anyone in all the worlds? You come with lust to men instead of women. You are indeed a depraved people." The only answer of his people was to say: "Expel them from your city! They are people who keep themselves pure!" (Surat al-A'raf, 80-82)</text:p>
      <text:p text:style-name="P52">In another verse we are informed of the Prophet Lot's (as) response to his people: </text:p>
      <text:p text:style-name="P38">Lot's people denied the messengers, when their brother Lot said to them: "Will you not guard against evil? I am a faithful messenger to you. So have fear of Allah and obey me. I do not ask you for any wage for it. My wage is the responsibility of no one but the Lord of all the worlds. Of all beings, do you lie with males, leaving the wives Allah has created for you? You are a people who have overstepped the limits." They said: "Lot, if you do not desist you will be expelled." He replied: "I am someone who detests the deed you perpetrate. My Lord, rescue me and my family from what they are doing." Therefore We rescued him and all his family – except for an old woman who remained behind. Then <text:soft-page-break/>We utterly destroyed the rest and made a rain come pouring down upon them. How evil is the rain of those who are warned! There is certainly a sign in that, yet most of them are not believers. Truly your Lord is the Almighty, the Most Merciful. (Surat ash-Shu'ara', 160-175)</text:p>
      <text:h text:style-name="P22" text:outline-level="1">Conclusion</text:h>
      <text:p text:style-name="P55"/>
      <text:p text:style-name="P81">When we look at the Qur'an, we see that all of the Messengers and their faithful followers share a common destiny. The community of believers led by a Messenger always begins its struggle as a small group. This community of believers proclaims Allah's religion and struggles with enemies who appear to be much stronger. However, the Messengers and the believers always emerge victorious, for: <text:span text:style-name="T4">"...How many a small force has triumphed over a much greater one by Allah's permission? Allah is with the steadfast"</text:span> (Surat al-Baqara, 249).</text:p>
      <text:p text:style-name="P52">All of these struggles are conducted according to Allah's will, for He created both the believers and their enemies. It is revealed in the Qur'an that Allah made special enemies for Messengers to struggle against: </text:p>
      <text:p text:style-name="P52"/>
      <text:p text:style-name="P9">In this way, We have appointed as enemies to every prophet, satans from both humanity and the jinn, who inspire each other with delusions by means of specious words – if your Lord had willed, they would not have done it. So abandon them and all they fabricate. (Surat al-An'am, 112) </text:p>
      <text:p text:style-name="P9">In this way, We have assigned to every prophet an enemy from among the evildoers. But your Lord is a sufficient guide and helper. (Surat al-Furqan, 31)</text:p>
      <text:p text:style-name="P9"/>
      <text:p text:style-name="P28">Allah has created both sides of this struggle and determines the outcome. He has written victory in the destiny of the Messengers. As revealed in the Qur'an, there can be no question of a Messenger ever being defeated:</text:p>
      <text:p text:style-name="P38">Allah has written: "I will be victorious, I and My messengers." Allah is Most Strong, Almighty. (Surat al-Mujadala, 21)</text:p>
      <text:p text:style-name="P11">One of the reasons why a community of believers experiences apparent defeats is because they do not obey the Messenger. In Surah Al 'Imran Allah states that some believers did not obey our Prophet's (saas) commands during the Battle of Uhud, and therefore they lost that battle, even though they were apparently going to win. But this temporary defeat was useful for believers as part of a training process created to teach them how to obey. Finally, the Prophet (saas) and his faithful followers were victorious. And those who are hostile to a Messenger always come to the same end: humiliation in this world and the pangs of Hell in the Hereafter: </text:p>
      <text:p text:style-name="P5"><text:soft-page-break/>Those who oppose Allah and His messenger will be subdued and overcome, just as those before them were also subdued and overcome. We have sent down clear signs. The unbelievers will have a humiliating punishment. On the Day Allah raises up all of them together, He will inform them of what they did. Allah has recorded it, while they have forgotten it. Allah is a Witness of all things. (Surat al-Mujadala, 5-6)</text:p>
      <text:p text:style-name="P36">On the other hand, those who submit themselves to a Messenger are rewarded with victory in this world, Paradise in the Hereafter, and, above all, His good pleasure. In the Qur'an, Messengers and their faithful followers are called "the party of Allah," and their reward in the Hereafter is described in these words:</text:p>
      <text:p text:style-name="P50">You will not find people who believe in Allah and the Last Day having love for anyone who opposes Allah and His messenger, although they be their fathers, their sons, their brothers, or their clan. Allah has inscribed faith upon such people's hearts and will reinforce them with a Spirit from Him and admit them into Gardens with rivers flowing under them, remaining in them timelessly, forever. Allah is pleased with them, and they are pleased with Him. Such people are the party of Allah. Truly, it is the party of Allah who is successful. (Surat al-Mujadala, 22)</text:p>
      <text:p text:style-name="P36">In other verses it is revealed that the Messengers and their followers will certainly be victorious: </text:p>
      <text:p text:style-name="P50">Our Word was given before to Our servants, the messengers, that they would certainly be helped. It is Our army that will be victorious. (Surat as-Saffat, 171-173)</text:p>
      <text:p text:style-name="P36">With Allah's permission, the "party of Allah" will prevail. His word is true and will most certainly be fulfilled.</text:p>
      <text:h text:style-name="P22" text:outline-level="1">The Deception of Evolution</text:h>
      <text:p text:style-name="P55"/>
      <text:p text:style-name="P81">Darwinism, in other words the theory of evolution, was put forward with the aim of denying the fact of Creation, but is in truth nothing but failed, unscientific nonsense. <text:span text:style-name="T4">This theory, which claims that life emerged by chance from inanimate matter, was invalidated by the scientific evidence of miraculous order in the universe and in living things, as well as by the discovery of about 300 million fossils revealing that evolution never happened.</text:span> In this way, <text:span text:style-name="T4">science confirmed the fact that Allah created the universe and the living things in it.</text:span> The propaganda carried out today in order to keep the theory of evolution alive is based solely on the distortion of the scientific facts, biased interpretation, and lies and falsehoods disguised as science.</text:p>
      <text:p text:style-name="P53"><text:span text:style-name="T11">Yet this propaganda cannot conceal the truth. The fact that</text:span><text:span text:style-name="T12"> the theory of evolution is the greatest deception in the history of science</text:span><text:span text:style-name="T11">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3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7"/>
      <text:p text:style-name="P18">The Scientific Collapse of Darwinism</text:p>
      <text:p text:style-name="P27"><text:span text:style-name="T11">As </text:span><text:span text:style-name="T12">a pagan doctrine</text:span><text:span text:style-name="T11"> going back as far as ancient Greece, the theory of </text:span><text:soft-page-break/><text:span text:style-name="T11">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12">Darwin's theory was not based on any concrete scientific finding; as he also accepted, it was just an "assumption." </text:span><text:span text:style-name="T11">Moreover, as Darwin confessed in the long </text:span><text:span text:style-name="T12">chapter of his book titled "Difficulties on Theory," the theory failed in the face of many critical questions. </text:span></text:p>
      <text:p text:style-name="P62">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2">1) The theory cannot explain how life originated on Earth. </text:p>
      <text:p text:style-name="P62">2) No scientific finding shows that the "evolutionary mechanisms" proposed by the theory have any evolutionary power at all. </text:p>
      <text:p text:style-name="P72">3) The fossil record proves the exact opposite of what the theory suggests.</text:p>
      <text:p text:style-name="P62">In this section, we will examine these three basic points in general outlines:</text:p>
      <text:p text:style-name="P62"/>
      <text:p text:style-name="P65">The First Insurmountable Step: The Origin of Life</text:p>
      <text:p text:style-name="P67"><text:span text:style-name="T11">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12">How did this "first cell" originate?</text:span></text:p>
      <text:p text:style-name="P67"><text:span text:style-name="T12">Since the theory of evolution ignorantly denies Creation, it maintains that the "first cell" originated as a product of blind coincidences within the laws of nature, without any plan or arrangement. </text:span><text:span text:style-name="T11">According to the theory, inanimate matter must have produced a living cell as a result of coincidences. Such a claim, however, is inconsistent with the most unassailable rules of biology. </text:span></text:p>
      <text:p text:style-name="P62"/>
      <text:p text:style-name="P66">"Life Comes From Life"</text:p>
      <text:p text:style-name="P72">In his book, Darwin never referred to the origin of life. The primitive understanding of science in his time rested on the assumption that living beings had a very simple structure. Since medieval times, spontaneous generation, <text:soft-page-break/>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7"><text:span text:style-name="T11">Similarly, maggots developing in rotting meat was assumed to be evidence of spontaneous generation. However, </text:span><text:span text:style-name="T12">it was later understood that worms did not appear on meat spontaneously, but were carried there by flies in the form of larvae, invisible to the naked eye. </text:span></text:p>
      <text:p text:style-name="P62">Even when Darwin wrote The Origin of Species, the belief that bacteria could come into existence from non-living matter was widely accepted in the world of science. </text:p>
      <text:p text:style-name="P67"><text:span text:style-name="T11">However,</text:span><text:span text:style-name="T12"> five years after the publication of Darwin's book, Louis Pasteur announced his results after long studies and experiments, that disproved spontaneous generation, a cornerstone of Darwin's theory.</text:span><text:span text:style-name="T11"> In his triumphal lecture at the Sorbonne in 1864, Pasteur said: </text:span><text:span text:style-name="T12">"Never will the doctrine of spontaneous generation recover from the mortal blow struck by this simple experiment."</text:span><text:span text:style-name="T62">1</text:span></text:p>
      <text:p text:style-name="P72">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60"/>
      <text:p text:style-name="P66">Inconclusive Efforts of the Twentieth Century</text:p>
      <text:p text:style-name="P62">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67"><text:span text:style-name="T64">Unfortunately, however, the problem of the origin of the cell is perhaps the most obscure point in the whole study of the evolution of organisms.</text:span><text:span text:style-name="T62">2</text:span></text:p>
      <text:p text:style-name="P62">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7"><text:span text:style-name="T11">Barely a few years had passed before it was revealed that </text:span><text:span text:style-name="T12">this experiment, </text:span><text:soft-page-break/><text:span text:style-name="T12">which was then presented as an important step in the name of evolution, was invalid, for the atmosphere used in the experiment was very different from the real Earth conditions.</text:span><text:span text:style-name="T62">3</text:span></text:p>
      <text:p text:style-name="P75"><text:span text:style-name="T50">After a long silence, </text:span><text:span text:style-name="T52">Miller confessed that the atmosphere medium he used was unrealistic.</text:span><text:span text:style-name="T48">4</text:span></text:p>
      <text:p text:style-name="P67"><text:span text:style-name="T12">All the evolutionists' efforts throughout the twentieth century to explain the origin of life ended in failure. </text:span><text:span text:style-name="T11">The geochemist Jeffrey Bada, from the San Diego Scripps Institute accepts this fact in an article published in </text:span><text:span text:style-name="T13">Earth</text:span><text:span text:style-name="T11"> magazine in 1998:</text:span></text:p>
      <text:p text:style-name="P3"><text:span text:style-name="T54">Today as we leave the twentieth century, we still face the biggest unsolved problem that we had when we entered the twentieth century: How did life originate on Earth?</text:span><text:span text:style-name="T48">5</text:span></text:p>
      <text:p text:style-name="P61"/>
      <text:p text:style-name="P66">The Complex Structure of Life </text:p>
      <text:p text:style-name="P67"><text:span text:style-name="T11">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12">Today, even in the most developed laboratories of the world, a living cell cannot be produced by bringing organic chemicals together.</text:span></text:p>
      <text:p text:style-name="P62">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1">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67"><text:span text:style-name="T1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3">Scientific American</text:span><text:span text:style-name="T11"> magazine:</text:span></text:p>
      <text:p text:style-name="P75"><text:span text:style-name="T55">It is extremely improbable that proteins and nucleic acids, both of </text:span><text:soft-page-break/><text:span text:style-name="T55">which are structurally complex, arose spontaneously in the same place at the same time. Yet </text:span><text:span text:style-name="T54">it also seems impossible to have one without the other. And so, at first glance, one might have to conclude that life could never, in fact, have originated by chemical means.</text:span><text:span text:style-name="T48">6</text:span></text:p>
      <text:p text:style-name="P67"><text:span text:style-name="T11">No doubt, if it is impossible for life to have originated spontaneously as a result of blind coincidences, then it has to be accepted that life was </text:span><text:span text:style-name="T12">"created."</text:span><text:span text:style-name="T11"> This fact explicitly invalidates the theory of evolution, whose main purpose is to deny Creation. </text:span></text:p>
      <text:p text:style-name="P62"/>
      <text:p text:style-name="P66">Imaginary Mechanism of Evolution </text:p>
      <text:p text:style-name="P62">The second important point that negates Darwin's theory is that both concepts put forward by the theory as "evolutionary mechanisms" were understood to have, in reality, no evolutionary power. </text:p>
      <text:p text:style-name="P3"><text:span text:style-name="T50">Darwin based his evolution allegation entirely on the mechanism of "natural selection." The importance he placed on this mechanism was evident in the name of his book: </text:span><text:span text:style-name="T51">The Origin of Species, By Means of Natural Selection…</text:span></text:p>
      <text:p text:style-name="P6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7"><text:span text:style-name="T11">Therefore,</text:span><text:span text:style-name="T12"> the mechanism of natural selection has no evolutionary power. Darwin was also aware of this fact</text:span><text:span text:style-name="T11"> and had to state this in his book The Origin of Species:</text:span></text:p>
      <text:p text:style-name="P75"><text:span text:style-name="T54">Natural selection can do nothing until favourable individual differences or variations occur.</text:span><text:span text:style-name="T48">7</text:span></text:p>
      <text:p text:style-name="P61"/>
      <text:p text:style-name="P66">Lamarck's Impact</text:p>
      <text:p text:style-name="P62">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text:soft-page-break/>generation. </text:p>
      <text:p text:style-name="P62">Darwin also gave similar examples. In his book The Origin of Species, for instance, he said that some bears going into water to find food transformed themselves into whales over time.8</text:p>
      <text:p text:style-name="P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60"/>
      <text:p text:style-name="P74">Neo-Darwinism and Mutations</text:p>
      <text:p text:style-name="P62">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7"><text:span text:style-name="T1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12">Mutations do not cause living beings to develop; on the contrary, they are always harmful. </text:span></text:p>
      <text:p text:style-name="P67"><text:span text:style-name="T11">The reason for this is very simple: </text:span><text:span text:style-name="T12">DNA has a very complex structure, and random effects can only harm it.</text:span><text:span text:style-name="T11"> The American geneticist B. G. Ranganathan explains this as follows:</text:span></text:p>
      <text:p text:style-name="P67"><text:span text:style-name="T64">First, genuine mutations are very rare in nature. Secondly, most mutations are harmful since they are random, rather than orderly changes in the structure of genes; any random change in a highly ordered system will be for </text:span><text:span text:style-name="T65">the worse, not for the better. For example, if an earthquake were to shake a highly ordered structure such as a building, there would be a random change in the framework of the building which, in all probability, would not be an improvement.</text:span><text:span text:style-name="T62">9</text:span></text:p>
      <text:p text:style-name="P75"><text:span text:style-name="T50">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text:span><text:soft-page-break/><text:span text:style-name="T50">human beings is cancer.) Of course, a destructive mechanism cannot be an "evolutionary mechanism." Natural selection, on the other hand, "can do nothing by itself," as Darwin also accepted. This fact shows us that </text:span><text:span text:style-name="T52">there is no "evolutionary mechanism" in nature.</text:span><text:span text:style-name="T50"> Since no evolutionary mechanism exists, no such any imaginary process called "evolution" could have taken place. </text:span></text:p>
      <text:p text:style-name="P60"/>
      <text:p text:style-name="P66">The Fossil Record: No Sign of Intermediate <text:s/></text:p>
      <text:p text:style-name="P66">Forms</text:p>
      <text:p text:style-name="P1">The clearest evidence that the scenario suggested by the theory of evolution did not take place is the fossil record. </text:p>
      <text:p text:style-name="P62">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2">Had this been the case, numerous intermediary species should have existed and lived within this long transformation period. </text:p>
      <text:p text:style-name="P7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8"><text:span text:style-name="T12">If such animals ever really existed, there should be millions and even billions of them in number and variety. More importantly, the remains of these strange creatures should be present in the fossil record. </text:span><text:span text:style-name="T11">In </text:span><text:span text:style-name="T13">The Origin of Species</text:span><text:span text:style-name="T11">, Darwin explained:</text:span></text:p>
      <text:p text:style-name="P67"><text:span text:style-name="T64">If my theory be true, numberless intermediate varieties, linking most closely all of the species of the same group together must assuredly have existed... Consequently, evidence of their former existence could be found only amongst fossil remains.</text:span><text:span text:style-name="T62">10</text:span></text:p>
      <text:p text:style-name="P67"><text:span text:style-name="T11">However, </text:span><text:span text:style-name="T12">Darwin was well aware that no fossils of these intermediate forms had yet been found. </text:span><text:span text:style-name="T11">He regarded this as a major difficulty for his theory. In one chapter of his book titled "Difficulties on Theory," he wrote:</text:span></text:p>
      <text:p text:style-name="P67"><text:span text:style-name="T65">Why,</text:span><text:span text:style-name="T64"> if species have descended from other species by insensibly fine gradations, </text:span><text:span text:style-name="T65">do we not everywhere see innumerable transitional forms? Why is not all nature in confusion instead of the species being, as we see them, </text:span><text:soft-page-break/><text:span text:style-name="T65">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64">Geology assuredly does not reveal any such finely graduated organic chain; and this, perhaps, is the most obvious and gravest objection which can be urged against my theory.</text:span><text:span text:style-name="T62">11</text:span></text:p>
      <text:p text:style-name="P63"/>
      <text:p text:style-name="P66">Darwin's Hopes Shattered</text:p>
      <text:p text:style-name="P3"><text:span text:style-name="T50">However, although evolutionists have been making strenuous efforts to find fossils since the middle of the nineteenth century all over the world, </text:span><text:span text:style-name="T52">no transitional forms have yet been uncovered. </text:span><text:span text:style-name="T50">All of the fossils, contrary to the evolutionists' expectations, show that </text:span><text:span text:style-name="T52">life appeared on Earth all of a sudden and fully-formed. </text:span></text:p>
      <text:p text:style-name="P62">One famous British paleontologist, Derek V. Ager, admits this fact, even though he is an evolutionist:</text:p>
      <text:p text:style-name="P3"><text:span text:style-name="T54">The point emerges that if we examine the fossil record in detail, whether at the level of orders or of species, </text:span><text:span text:style-name="T55">we find – over and over again – not gradual evolution, but the sudden explosion of one group at the expense of another.</text:span><text:span text:style-name="T48">12</text:span></text:p>
      <text:p text:style-name="P67"><text:span text:style-name="T11">This means that in </text:span><text:span text:style-name="T12">the fossil record, all living species suddenly emerge as fully formed, without any intermediate forms in between. </text:span><text:span text:style-name="T11">This is just the opposite of Darwin's assumptions. Also, this is very strong evidence that </text:span><text:span text:style-name="T12">all living things are created.</text:span><text:span text:style-name="T11"> The only explanation of a living species emerging suddenly and complete in every detail without any evolutionary ancestor is that it was created. This fact is admitted also by the widely known evolutionist biologist Douglas Futuyma:</text:span></text:p>
      <text:p text:style-name="P75"><text:span text:style-name="T5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48">13</text:span></text:p>
      <text:p text:style-name="P67"><text:span text:style-name="T12">Fossils show that living beings emerged fully developed and in a perfect state on the Earth. </text:span><text:span text:style-name="T11">That means that "the origin of species," contrary to Darwin's supposition, is not evolution, but </text:span><text:span text:style-name="T12">Creation.</text:span></text:p>
      <text:p text:style-name="P62"/>
      <text:p text:style-name="P2">The Tale of Human Evolution</text:p>
      <text:p text:style-name="P62">The subject most often brought up by advocates of the theory of evolution is the subject of the origin of man. The Darwinist claim holds that man evolved <text:soft-page-break/>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1">1. Australopithecus </text:p>
      <text:p text:style-name="P62">2. Homo habilis</text:p>
      <text:p text:style-name="P62">3. Homo erectus</text:p>
      <text:p text:style-name="P72">4. Homo sapiens</text:p>
      <text:p text:style-name="P67"><text:span text:style-name="T1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62">14</text:span></text:p>
      <text:p text:style-name="P67"><text:span text:style-name="T11">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T62">15</text:span></text:p>
      <text:p text:style-name="P67"><text:span text:style-name="T11">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T62">16</text:span></text:p>
      <text:p text:style-name="P67"><text:span text:style-name="T11">Moreover, a certain segment of humans classified as Homo erectus have lived up until very modern times. </text:span><text:span text:style-name="T12">Homo sapiens neandarthalensis and Homo sapiens sapiens (present-day man) co-existed in the same region.</text:span><text:span text:style-name="T62">17</text:span></text:p>
      <text:p text:style-name="P62">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67"><text:soft-page-break/><text:span text:style-name="T6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62">18</text:span></text:p>
      <text:p text:style-name="P67"><text:span text:style-name="T11">Put briefly, the scenario of human evolution, which is "upheld" with the help of various drawings of some "half ape, half human" creatures appearing in the media and course books, that is, frankly, by means of propaganda, is nothing but </text:span><text:span text:style-name="T12">a tale with no scientific foundation. </text:span></text:p>
      <text:p text:style-name="P67"><text:span text:style-name="T11">Lord Solly Zuckerman, one of the most famous and respected scientists in the U.K., who carried out research on this subject for years and studied Australopithecus fossils for 15 years, finally concluded, despite being an evolutionist himself, </text:span><text:span text:style-name="T12">that there is, in fact, no such family tree branching out from ape-like creatures to man. </text:span></text:p>
      <text:p text:style-name="P62">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67"><text:span text:style-name="T6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62">19</text:span></text:p>
      <text:p text:style-name="P3"><text:span text:style-name="T52">The tale of human evolution</text:span><text:span text:style-name="T50"> boils down to nothing but the prejudiced interpretations of some fossils unearthed by certain people, who blindly adhere to their theory.</text:span></text:p>
      <text:p text:style-name="P60"/>
      <text:p text:style-name="P66">Darwinian Formula!</text:p>
      <text:p text:style-name="P62">Besides all the technical evidence we have dealt with so far, let us now for once, examine what kind of a superstition the evolutionists have with an example so simple as to be understood even by children:</text:p>
      <text:p text:style-name="P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text:soft-page-break/>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67"><text:span text:style-name="T1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 text:style-name="T62">950</text:span><text:span text:style-name="T11">—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12">No matter what they do, they cannot produce from these barrels a human, say a professor that examines his cell structure under the electron microscope.</text:span><text:span text:style-name="T11">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67"><text:span text:style-name="T11">Briefly, </text:span><text:span text:style-name="T12">unconscious atoms cannot form the cell </text:span><text:span text:style-name="T11">by coming together. They cannot take a new decision and divide this cell into two, then take other decisions and create the professors who first invent the electron microscope and then examine their own cell structure under that microscope.</text:span><text:span text:style-name="T12"> Matter is an unconscious, lifeless heap, and it comes to life with Allah's superior creation. </text:span></text:p>
      <text:p text:style-name="P72">The theory of evolution, which claims the opposite, is a total fallacy completely contrary to reason. Thinking even a little bit on the claims of evolutionists discloses this reality, just as in the above example.</text:p>
      <text:p text:style-name="P60"/>
      <text:p text:style-name="P66">Technology in the Eye and the Ear</text:p>
      <text:p text:style-name="P62">Another subject that remains unanswered by evolutionary theory is the excellent quality of perception in the eye and the ear. </text:p>
      <text:p text:style-name="P62">Before passing on to the subject of the eye, let us briefly answer the question of how we see. Light rays coming from an object fall oppositely on the <text:soft-page-break/>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7"><text:span text:style-name="T12">The brain is insulated from light.</text:span><text:span text:style-name="T11">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67"><text:span text:style-name="T12">The image formed in the eye is so sharp and distinct that even the technology of the twentieth century has not been able to attain it. </text:span><text:span text:style-name="T11">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72">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2">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67"><text:span text:style-name="T11">If a device producing a more primitive image than </text:span><text:span text:style-name="T12">the eye could not have been formed by chance,</text:span><text:span text:style-name="T11"> then it is very evident that the eye and the image seen by the eye could not have been formed by chance. The same situation </text:span><text:soft-page-break/><text:span text:style-name="T11">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67"><text:span text:style-name="T11">The situation in the eye is also true for the ear. That is, </text:span><text:span text:style-name="T12">the brain is insulated from sound </text:span><text:span text:style-name="T11">just as it is from light. It does not let any sound in. Therefore, no matter how noisy is the outside, the inside of the brain is completely silent. Nevertheless, the sharpest sounds are perceived in the brain. </text:span><text:span text:style-name="T12">In your completely silent brain, you listen to symphonies, and hear all of the noises in a crowded place.</text:span><text:span text:style-name="T11"> However, were the sound level in your brain measured by a precise device at that moment, complete silence would be found to be prevailing there. </text:span></text:p>
      <text:p text:style-name="P67"><text:span text:style-name="T1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text:span><text:span text:style-name="T12"> the creation of man.</text:span></text:p>
      <text:p text:style-name="P62">So far, no man-made visual or recording apparatus has been as sensitive and successful in perceiving sensory data as are the eye and the ear. However, as far as seeing and hearing are concerned, a far greater truth lies beyond all this. </text:p>
      <text:p text:style-name="P62"/>
      <text:p text:style-name="P62"/>
      <text:p text:style-name="P62"/>
      <text:p text:style-name="P66">To Whom Does the Consciousness that Sees and </text:p>
      <text:p text:style-name="P66">Hears within the Brain Belong? </text:p>
      <text:p text:style-name="P62">Who watches an alluring world in the brain, listens to symphonies and the twittering of birds, and smells the rose?</text:p>
      <text:p text:style-name="P67"><text:span text:style-name="T11">The stimulations coming from a person's eyes, ears, and nose travel to the brain as electro-chemical nerve impulses. In biology, physiology, and </text:span><text:soft-page-break/><text:span text:style-name="T11">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12">There is a consciousness in the brain that perceives all this without feeling any need for an eye, an ear, and a nose. </text:span><text:span text:style-name="T11">To whom does this consciousness belong? Of course it does not belong to the nerves, the fat layer, and neurons comprising the brain. This is why Darwinist-materialists, who believe that everything is comprised of matter, cannot answer these questions. </text:span></text:p>
      <text:p text:style-name="P67"><text:span text:style-name="T11">For </text:span><text:span text:style-name="T12">this consciousness is the spirit created by Allah, </text:span><text:span text:style-name="T11">which needs neither the eye to watch the images nor the ear to hear the sounds. Furthermore, it does not need the brain to think. </text:span></text:p>
      <text:p text:style-name="P72">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77"/>
      <text:p text:style-name="P66">A Materialist Faith</text:p>
      <text:p text:style-name="P67"><text:span text:style-name="T11">The information we have presented so far shows us that </text:span><text:span text:style-name="T12">the theory of evolution is incompatible with scientific findings.</text:span><text:span text:style-name="T11"> The theory's claim regarding the origin of life is inconsistent with science, the evolutionary mechanisms it proposes have no evolutionary power, and fossils demonstrate that </text:span><text:span text:style-name="T12">the required intermediate forms have never existed.</text:span><text:span text:style-name="T11"> So, it certainly follows that the theory of evolution should be pushed aside as an unscientific idea. This is how many ideas, such as the Earth-centered universe model, have been taken out of the agenda of science throughout history. </text:span></text:p>
      <text:p text:style-name="P62">However, the theory of evolution is kept on the agenda of science. Some people even try to represent criticisms directed against it as an "attack on science." Why?</text:p>
      <text:p text:style-name="P67"><text:span text:style-name="T11">The reason is that this theory is an indispensable dogmatic belief for some circles. These circles are </text:span><text:span text:style-name="T12">blindly devoted</text:span><text:span text:style-name="T11"> to materialist philosophy and adopt Darwinism because it is the only materialist explanation that can be put forward to explain the workings of nature.</text:span></text:p>
      <text:p text:style-name="P62">Interestingly enough, they also confess this fact from time to time. A well-known geneticist and an outspoken evolutionist, Richard C. Lewontin from Harvard University, confesses that he is "first and foremost a materialist and then a scientist":</text:p>
      <text:p text:style-name="P75"><text:span text:style-name="T54">It is not that the methods and institutions of science somehow compel us accept </text:span><text:soft-page-break/><text:span text:style-name="T54">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48">20</text:span></text:p>
      <text:p text:style-name="P67"><text:span text:style-name="T11">These are explicit statements that </text:span><text:span text:style-name="T12">Darwinism is a dogma</text:span><text:span text:style-name="T11">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67"><text:span text:style-name="T11">Anyone who does not look at the origin of living beings with a materialist prejudice sees this evident truth: </text:span><text:span text:style-name="T12">All living beings are works of a Creator,</text:span><text:span text:style-name="T11"> Who is All-Powerful, All-Wise, and All-Knowing. </text:span><text:span text:style-name="T12">This Creator is Allah</text:span><text:span text:style-name="T11">, Who created the whole universe from non-existence, in the most perfect form, and fashioned all living beings.</text:span></text:p>
      <text:p text:style-name="P62"/>
      <text:p text:style-name="P66">The Theory of Evolution: The Most Potent Spell </text:p>
      <text:p text:style-name="P2">in the World </text:p>
      <text:p text:style-name="P6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text:soft-page-break/>worshipping idols they had made with their own hands, or some among the people of the Prophet Moses (as) worshipping the Golden Calf.</text:p>
      <text:p text:style-name="P62">In fact, Allah has pointed to this lack of reason in the Qur'an. In many verses, He reveals that some peoples' minds will be closed and that they will be powerless to see the truth. Some of these verses are as follows:</text:p>
      <text:p text:style-name="P73">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78">…<text:span text:style-name="T37"> </text:span>They have hearts with which they do not understand. They have eyes with which they do not see. They have ears with which they do not hear. Such people are like cattle. No, they are even further astray! They are the unaware. (Surat al-A'raf, 179)</text:p>
      <text:p text:style-name="P64">Even if We opened up to them a door into heaven, and they spent the day ascending through it, they would only say: "Our eyesight is befuddled! Or rather we have been put under a spell!" (Surat al-Hijr, 14-15) </text:p>
      <text:p text:style-name="P6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2">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69">He said: "You throw." And when they threw, they cast a spell on the people's eyes and caused them to feel great fear of them. They produced an extremely powerful magic. (Surat al-A'raf, 116)</text:p>
      <text:p text:style-name="P70">As we have seen, Pharaoh's magicians were able to deceive everyone, apart <text:soft-page-break/>from the Prophet Moses (as) and those who believed in him. However, his evidence broke the spell, or "swallowed up what they had forged," as revealed in the verse:</text:p>
      <text:p text:style-name="P69">We revealed to Moses: "Throw down your staff." And it immediately swallowed up what they had forged. So the Truth took place and what they did was shown to be false. (Surat al-A'raf, 117-118)</text:p>
      <text:p text:style-name="P6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67"><text:span text:style-name="T64">I myself am convinced that</text:span><text:span text:style-name="T65"> the theory of evolution</text:span><text:span text:style-name="T64">, especially the extent to which it's been applied, </text:span><text:span text:style-name="T65">will be one of the great jokes in the history books in the future. </text:span><text:span text:style-name="T64">Posterity will marvel that so very flimsy and dubious an hypothesis could be accepted with the incredible credulity that it has.</text:span><text:span text:style-name="T62">21</text:span></text:p>
      <text:p text:style-name="P71"><text:span text:style-name="T11">That future is not far off: On the contrary, people will soon see that "chance" is not a deity, and will look back on </text:span><text:span text:style-name="T12">the theory of evolution as the worst deceit and the most terrible spell in the world. </text:span><text:span text:style-name="T11">That spell is already rapidly beginning to be lifted from the shoulders of people all over the world. Many people who see its true face are wondering with amazement how they could ever have been taken in by it.</text:span></text:p>
      <text:p text:style-name="P70"/>
      <text:p text:style-name="P9">They said, "Glory be to You! We have no knowledge except what You have taught us. </text:p>
      <text:p text:style-name="P9">You are the All-Knowing, the </text:p>
      <text:p text:style-name="P9">All-Wise." </text:p>
      <text:p text:style-name="P9">(Surat al-Baqara, 32)</text:p>
      <text:p text:style-name="P9"/>
      <text:p text:style-name="P9">BACK COVER</text:p>
      <text:p text:style-name="P9"/>
      <text:p text:style-name="P9">Throughout history, Allah has sent messengers to every society to tell them of much vital information, such as the moral values that will be pleasing to Him, about what is <text:soft-page-break/>lawful and unlawful and how true peace and happiness can be attained in the Hereafter. As we see in the Qur'an, the behavior and moral quality of these special people have been the best examples to the believers. For this reason, it is important for every believer to learn what they experienced during their lives. </text:p>
      <text:p text:style-name="P9">What is revealed in the Qur'an about the struggles of the Messengers is certainly enlightening and instructive for believers. The examples given in this book serve to remind believers of the Messengers' good moral character and sincere efforts. The Qur'an contains many stories about these people, for: "There is instruction in their stories for people of intelligence. This is not a narration that has been invented, but a confirmation of all that came before, a clarification of everything, and a guidance and a mercy for people who believe" (Surah Yusuf, 111). </text:p>
      <text:p text:style-name="P9"/>
      <text:p text:style-name="P9">About the Author: </text:p>
      <text:p text:style-name="P9">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9">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9">By the will of Allah, the books of Harun Yahya will be a means through which people in the twenty-first century will attain the peace, justice, and happiness promised in the Qur'an.</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libri" svg:font-family="Calibri, Arial" style:font-family-generic="roman"/>
    <style:font-face style:name="PalatinoTurk" svg:font-family="PalatinoTurk" style:font-pitch="variable"/>
    <style:font-face style:name="SnellRoundhandBold" svg:font-family="SnellRoundhandBold" style:font-pitch="variable"/>
    <style:font-face style:name="Verdana" svg:font-family="Verdan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Helvetica" fo:font-family="Helvetica" style:font-family-generic="swiss" style:font-pitch="variable" fo:font-size="12pt" fo:language="de" fo:country="DE" style:font-name-asian="Times New Roman" style:font-family-asian="'Times New Roman'" style:font-family-generic-asian="roman" style:font-pitch-asian="variable" style:font-size-asian="12pt" style:font-name-complex="Helvetica" style:font-family-complex="Helvetica"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Arial" style:font-family-generic="roman"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fo:font-family="Calibri, Arial" style:font-family-generic="roman"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Style" style:family="paragraph">
      <style:paragraph-properties fo:line-height="0.282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NITIM" style:family="paragraph">
      <style:paragraph-properties fo:line-height="0.26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_20_alt" style:display-name="alt baslik alt" style:family="paragraph">
      <style:paragraph-properties fo:margin-left="0cm" fo:margin-right="0cm" fo:margin-top="0cm" fo:margin-bottom="0.101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199cm" fo:margin-bottom="0.101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izgilialtbaslik" style:family="paragraph">
      <style:paragraph-properties fo:margin-left="0.499cm" fo:margin-right="0cm" fo:margin-top="0cm" fo:margin-bottom="0.199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ÜNTERNET_20_ADRES_20_KUTU" style:display-name="ÜNTERNET ADRES KUTU"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EYAZ_20_TANITIM_20_YAZI" style:display-name="BEYAZ TANITIM YAZI" style:family="paragraph">
      <style:paragraph-properties fo:line-height="0.31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i" style:display-name="metin yazi" style:family="paragraph">
      <style:paragraph-properties fo:margin-left="0cm" fo:margin-right="0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2020_Y_2020_K_20_BASLIK_20__2020_ST" style:display-name="B†Y†K BASLIK †ST"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499cm" fo:margin-right="0cm" fo:margin-top="0.499cm" fo:margin-bottom="0.199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499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KÜARA" style:display-name="AYET ÜKÜARA" style:family="paragraph">
      <style:paragraph-properties fo:margin-left="0.499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499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alt_20_baslik" style:display-name="Alt alt baslik" style:family="paragraph">
      <style:paragraph-properties fo:margin-left="0.499cm" fo:margin-right="0cm" fo:margin-top="0cm" fo:margin-bottom="0.199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2020_Y_2020_K_20_BASLIK" style:display-name="B†Y†K BASLIK" style:family="paragraph">
      <style:paragraph-properties fo:margin-top="0cm" fo:margin-bottom="1.499cm" loext:contextual-spacing="false" fo:line-height="1.6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fo:font-family="Calibri, Arial" style:font-family-generic="roman" fo:font-size="16pt" fo:language="de" fo:country="DE"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weight-complex="bold"/>
    </style:style>
    <style:style style:name="Heading_20_2_20_Char" style:display-name="Heading 2 Char" style:family="text" style:parent-style-name="Default_20_Paragraph_20_Font">
      <style:text-properties fo:color="#000000" style:font-name="Calibri" fo:font-family="Calibri, Arial" style:font-family-generic="roman" fo:font-size="14pt" fo:language="de" fo:country="DE"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TRUGGLE OF THE MESSENGER </dc:title>
    <dc:subject/>
    <meta:keyword/>
    <dc:description/>
    <meta:initial-creator>Adnan Oktar - Harun Yahya</meta:initial-creator>
    <meta:creation-date>2010-10-02T00:17:00</meta:creation-date>
    <dc:date>2020-06-21T13:29:26.573294516</dc:date>
    <meta:editing-cycles>5</meta:editing-cycles>
    <meta:editing-duration>PT4M2S</meta:editing-duration>
    <meta:document-statistic meta:table-count="0" meta:image-count="0" meta:object-count="0" meta:page-count="72" meta:paragraph-count="582" meta:word-count="28729" meta:character-count="169512" meta:non-whitespace-character-count="141121"/>
    <meta:generator>LibreOffice/6.4.4.2$Linux_X86_64 LibreOffice_project/523b8e55cdb4890550c54dc0a0ee2ea29d34e811</meta:generator>
  </office:meta>
</office:document-meta>
</file>